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SDSS J130428.67+311311.2</text:p>
          </table:table-cell>
          <table:table-cell table:style-name="ce1" office:value-type="float" office:value="196.11947">
            <text:p>196.11947</text:p>
          </table:table-cell>
          <table:table-cell table:style-name="ce1" office:value-type="float" office:value="31.21979">
            <text:p>31.21979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22.0g</text:p>
          </table:table-cell>
          <table:table-cell table:style-name="ce1" office:value-type="float" office:value="0.092">
            <text:p>0.092</text:p>
          </table:table-cell>
          <table:table-cell table:style-name="ce1" table:formula="of:=ROUND([.J1])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DSS J130431.72+311430.4</text:p>
          </table:table-cell>
          <table:table-cell office:value-type="float" office:value="196.1322">
            <text:p>196.1322</text:p>
          </table:table-cell>
          <table:table-cell office:value-type="float" office:value="31.24178">
            <text:p>31.241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1.486">
            <text:p>1.486</text:p>
          </table:table-cell>
          <table:table-cell table:formula="of:=ROUND([.J2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DSS J130427.79+311157.1</text:p>
          </table:table-cell>
          <table:table-cell office:value-type="float" office:value="196.1158">
            <text:p>196.1158</text:p>
          </table:table-cell>
          <table:table-cell office:value-type="float" office:value="31.19921">
            <text:p>31.199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1.214">
            <text:p>1.214</text:p>
          </table:table-cell>
          <table:table-cell table:formula="of:=ROUND([.J3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DSS J130431.93+311233.1</text:p>
          </table:table-cell>
          <table:table-cell office:value-type="float" office:value="196.13308">
            <text:p>196.13308</text:p>
          </table:table-cell>
          <table:table-cell office:value-type="float" office:value="31.20922">
            <text:p>31.209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0.853">
            <text:p>0.853</text:p>
          </table:table-cell>
          <table:table-cell table:formula="of:=ROUND([.J4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DSS J130429.60+311422.0</text:p>
          </table:table-cell>
          <table:table-cell office:value-type="float" office:value="196.12334">
            <text:p>196.12334</text:p>
          </table:table-cell>
          <table:table-cell office:value-type="float" office:value="31.23946">
            <text:p>31.239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1.236">
            <text:p>1.236</text:p>
          </table:table-cell>
          <table:table-cell table:formula="of:=ROUND([.J5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DSS J130423.26+311343.2</text:p>
          </table:table-cell>
          <table:table-cell office:value-type="float" office:value="196.09696">
            <text:p>196.09696</text:p>
          </table:table-cell>
          <table:table-cell office:value-type="float" office:value="31.22867">
            <text:p>31.228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1.363">
            <text:p>1.363</text:p>
          </table:table-cell>
          <table:table-cell table:formula="of:=ROUND([.J6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DSS J130424.79+311312.2</text:p>
          </table:table-cell>
          <table:table-cell office:value-type="float" office:value="196.10331">
            <text:p>196.10331</text:p>
          </table:table-cell>
          <table:table-cell office:value-type="float" office:value="31.22006">
            <text:p>31.220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0.908">
            <text:p>0.908</text:p>
          </table:table-cell>
          <table:table-cell table:formula="of:=ROUND([.J7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DSS J130427.24+311207.0</text:p>
          </table:table-cell>
          <table:table-cell office:value-type="float" office:value="196.11353">
            <text:p>196.11353</text:p>
          </table:table-cell>
          <table:table-cell office:value-type="float" office:value="31.20195">
            <text:p>31.201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1.089">
            <text:p>1.089</text:p>
          </table:table-cell>
          <table:table-cell table:formula="of:=ROUND([.J8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DSS J130426.16+311407.4</text:p>
          </table:table-cell>
          <table:table-cell office:value-type="float" office:value="196.10901">
            <text:p>196.10901</text:p>
          </table:table-cell>
          <table:table-cell office:value-type="float" office:value="31.2354">
            <text:p>31.23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1.162">
            <text:p>1.162</text:p>
          </table:table-cell>
          <table:table-cell table:formula="of:=ROUND([.J9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DSS J130426.57+311259.4</text:p>
          </table:table-cell>
          <table:table-cell office:value-type="float" office:value="196.11071">
            <text:p>196.11071</text:p>
          </table:table-cell>
          <table:table-cell office:value-type="float" office:value="31.21652">
            <text:p>31.216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0.546">
            <text:p>0.546</text:p>
          </table:table-cell>
          <table:table-cell table:formula="of:=ROUND([.J10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DSS J130425.61+311351.8</text:p>
          </table:table-cell>
          <table:table-cell office:value-type="float" office:value="196.10674">
            <text:p>196.10674</text:p>
          </table:table-cell>
          <table:table-cell office:value-type="float" office:value="31.23107">
            <text:p>31.231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1.03">
            <text:p>1.03</text:p>
          </table:table-cell>
          <table:table-cell table:formula="of:=ROUND([.J11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DSS J130434.53+311238.9</text:p>
          </table:table-cell>
          <table:table-cell office:value-type="float" office:value="196.1439">
            <text:p>196.1439</text:p>
          </table:table-cell>
          <table:table-cell office:value-type="float" office:value="31.21081">
            <text:p>31.210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1.275">
            <text:p>1.275</text:p>
          </table:table-cell>
          <table:table-cell table:formula="of:=ROUND([.J12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DSS J130432.58+311349.8</text:p>
          </table:table-cell>
          <table:table-cell office:value-type="float" office:value="196.13577">
            <text:p>196.13577</text:p>
          </table:table-cell>
          <table:table-cell office:value-type="float" office:value="31.23052">
            <text:p>31.230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1.029">
            <text:p>1.029</text:p>
          </table:table-cell>
          <table:table-cell table:formula="of:=ROUND([.J13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DSS J130427.91+311147.1</text:p>
          </table:table-cell>
          <table:table-cell office:value-type="float" office:value="196.1163">
            <text:p>196.1163</text:p>
          </table:table-cell>
          <table:table-cell office:value-type="float" office:value="31.19642">
            <text:p>31.196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1.373">
            <text:p>1.373</text:p>
          </table:table-cell>
          <table:table-cell table:formula="of:=ROUND([.J14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DSS J130434.03+311240.5</text:p>
          </table:table-cell>
          <table:table-cell office:value-type="float" office:value="196.14181">
            <text:p>196.14181</text:p>
          </table:table-cell>
          <table:table-cell office:value-type="float" office:value="31.21126">
            <text:p>31.211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1.165">
            <text:p>1.165</text:p>
          </table:table-cell>
          <table:table-cell table:formula="of:=ROUND([.J15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DSS J130430.73+311111.4</text:p>
          </table:table-cell>
          <table:table-cell office:value-type="float" office:value="196.12808">
            <text:p>196.12808</text:p>
          </table:table-cell>
          <table:table-cell office:value-type="float" office:value="31.18652">
            <text:p>31.186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1.98">
            <text:p>1.98</text:p>
          </table:table-cell>
          <table:table-cell table:formula="of:=ROUND([.J1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DSS J130420.52+311423.9</text:p>
          </table:table-cell>
          <table:table-cell office:value-type="float" office:value="196.08554">
            <text:p>196.08554</text:p>
          </table:table-cell>
          <table:table-cell office:value-type="float" office:value="31.23998">
            <text:p>31.239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2.212">
            <text:p>2.212</text:p>
          </table:table-cell>
          <table:table-cell table:formula="of:=ROUND([.J1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DSS J130420.81+311146.1</text:p>
          </table:table-cell>
          <table:table-cell office:value-type="float" office:value="196.08673">
            <text:p>196.08673</text:p>
          </table:table-cell>
          <table:table-cell office:value-type="float" office:value="31.19615">
            <text:p>31.196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2.226">
            <text:p>2.226</text:p>
          </table:table-cell>
          <table:table-cell table:formula="of:=ROUND([.J1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DSS J130439.50+311316.2</text:p>
          </table:table-cell>
          <table:table-cell office:value-type="float" office:value="196.1646">
            <text:p>196.1646</text:p>
          </table:table-cell>
          <table:table-cell office:value-type="float" office:value="31.22118">
            <text:p>31.221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2.243">
            <text:p>2.243</text:p>
          </table:table-cell>
          <table:table-cell table:formula="of:=ROUND([.J1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DSS J130422.03+311124.2</text:p>
          </table:table-cell>
          <table:table-cell office:value-type="float" office:value="196.0918">
            <text:p>196.0918</text:p>
          </table:table-cell>
          <table:table-cell office:value-type="float" office:value="31.19008">
            <text:p>31.190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2.289">
            <text:p>2.289</text:p>
          </table:table-cell>
          <table:table-cell table:formula="of:=ROUND([.J2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DSS J130421.95+311219.2</text:p>
          </table:table-cell>
          <table:table-cell office:value-type="float" office:value="196.09147">
            <text:p>196.09147</text:p>
          </table:table-cell>
          <table:table-cell office:value-type="float" office:value="31.20536">
            <text:p>31.205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1.719">
            <text:p>1.719</text:p>
          </table:table-cell>
          <table:table-cell table:formula="of:=ROUND([.J2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DSS J130436.76+311327.2</text:p>
          </table:table-cell>
          <table:table-cell office:value-type="float" office:value="196.15318">
            <text:p>196.15318</text:p>
          </table:table-cell>
          <table:table-cell office:value-type="float" office:value="31.22425">
            <text:p>31.224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1.683">
            <text:p>1.683</text:p>
          </table:table-cell>
          <table:table-cell table:formula="of:=ROUND([.J2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DSS J130423.43+311436.5</text:p>
          </table:table-cell>
          <table:table-cell office:value-type="float" office:value="196.09766">
            <text:p>196.09766</text:p>
          </table:table-cell>
          <table:table-cell office:value-type="float" office:value="31.24347">
            <text:p>31.243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1.896">
            <text:p>1.896</text:p>
          </table:table-cell>
          <table:table-cell table:formula="of:=ROUND([.J2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DSS J130435.87+311218.9</text:p>
          </table:table-cell>
          <table:table-cell office:value-type="float" office:value="196.14947">
            <text:p>196.14947</text:p>
          </table:table-cell>
          <table:table-cell office:value-type="float" office:value="31.20527">
            <text:p>31.205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1.678">
            <text:p>1.678</text:p>
          </table:table-cell>
          <table:table-cell table:formula="of:=ROUND([.J24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DSS J130432.24+311504.6</text:p>
          </table:table-cell>
          <table:table-cell office:value-type="float" office:value="196.13437">
            <text:p>196.13437</text:p>
          </table:table-cell>
          <table:table-cell office:value-type="float" office:value="31.25128">
            <text:p>31.251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2.058">
            <text:p>2.058</text:p>
          </table:table-cell>
          <table:table-cell table:formula="of:=ROUND([.J2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DSS J130438.20+311211.2</text:p>
          </table:table-cell>
          <table:table-cell office:value-type="float" office:value="196.15918">
            <text:p>196.15918</text:p>
          </table:table-cell>
          <table:table-cell office:value-type="float" office:value="31.20312">
            <text:p>31.203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2.179">
            <text:p>2.179</text:p>
          </table:table-cell>
          <table:table-cell table:formula="of:=ROUND([.J2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DSS J130419.48+311409.1</text:p>
          </table:table-cell>
          <table:table-cell office:value-type="float" office:value="196.08117">
            <text:p>196.08117</text:p>
          </table:table-cell>
          <table:table-cell office:value-type="float" office:value="31.23587">
            <text:p>31.235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2.28">
            <text:p>2.28</text:p>
          </table:table-cell>
          <table:table-cell table:formula="of:=ROUND([.J2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DSS J130428.60+311529.9</text:p>
          </table:table-cell>
          <table:table-cell office:value-type="float" office:value="196.1192">
            <text:p>196.1192</text:p>
          </table:table-cell>
          <table:table-cell office:value-type="float" office:value="31.25831">
            <text:p>31.258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2.363">
            <text:p>2.363</text:p>
          </table:table-cell>
          <table:table-cell table:formula="of:=ROUND([.J2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DSS J130432.53+311138.7</text:p>
          </table:table-cell>
          <table:table-cell office:value-type="float" office:value="196.13556">
            <text:p>196.13556</text:p>
          </table:table-cell>
          <table:table-cell office:value-type="float" office:value="31.1941">
            <text:p>31.19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1.669">
            <text:p>1.669</text:p>
          </table:table-cell>
          <table:table-cell table:formula="of:=ROUND([.J2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DSS J130423.68+311126.6</text:p>
          </table:table-cell>
          <table:table-cell office:value-type="float" office:value="196.09868">
            <text:p>196.09868</text:p>
          </table:table-cell>
          <table:table-cell office:value-type="float" office:value="31.19072">
            <text:p>31.190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2.043">
            <text:p>2.043</text:p>
          </table:table-cell>
          <table:table-cell table:formula="of:=ROUND([.J3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DSS J130427.55+311058.3</text:p>
          </table:table-cell>
          <table:table-cell office:value-type="float" office:value="196.11479">
            <text:p>196.11479</text:p>
          </table:table-cell>
          <table:table-cell office:value-type="float" office:value="31.18286">
            <text:p>31.182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2.188">
            <text:p>2.188</text:p>
          </table:table-cell>
          <table:table-cell table:formula="of:=ROUND([.J3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DSS J130423.54+311140.4</text:p>
          </table:table-cell>
          <table:table-cell office:value-type="float" office:value="196.09812">
            <text:p>196.09812</text:p>
          </table:table-cell>
          <table:table-cell office:value-type="float" office:value="31.19457">
            <text:p>31.194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1.875">
            <text:p>1.875</text:p>
          </table:table-cell>
          <table:table-cell table:formula="of:=ROUND([.J3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DSS J130429.54+311109.4</text:p>
          </table:table-cell>
          <table:table-cell office:value-type="float" office:value="196.1231">
            <text:p>196.1231</text:p>
          </table:table-cell>
          <table:table-cell office:value-type="float" office:value="31.18595">
            <text:p>31.185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1.983">
            <text:p>1.983</text:p>
          </table:table-cell>
          <table:table-cell table:formula="of:=ROUND([.J3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DSS J130421.63+311424.8</text:p>
          </table:table-cell>
          <table:table-cell office:value-type="float" office:value="196.09016">
            <text:p>196.09016</text:p>
          </table:table-cell>
          <table:table-cell office:value-type="float" office:value="31.24025">
            <text:p>31.240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2.032">
            <text:p>2.032</text:p>
          </table:table-cell>
          <table:table-cell table:formula="of:=ROUND([.J34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DSS J130435.01+311357.6</text:p>
          </table:table-cell>
          <table:table-cell office:value-type="float" office:value="196.1459">
            <text:p>196.1459</text:p>
          </table:table-cell>
          <table:table-cell office:value-type="float" office:value="31.23267">
            <text:p>31.232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1.522">
            <text:p>1.522</text:p>
          </table:table-cell>
          <table:table-cell table:formula="of:=ROUND([.J3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DSS J130431.36+311124.3</text:p>
          </table:table-cell>
          <table:table-cell office:value-type="float" office:value="196.1307">
            <text:p>196.1307</text:p>
          </table:table-cell>
          <table:table-cell office:value-type="float" office:value="31.19009">
            <text:p>31.190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1.803">
            <text:p>1.803</text:p>
          </table:table-cell>
          <table:table-cell table:formula="of:=ROUND([.J3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DSS J130440.11+311308.3</text:p>
          </table:table-cell>
          <table:table-cell office:value-type="float" office:value="196.16713">
            <text:p>196.16713</text:p>
          </table:table-cell>
          <table:table-cell office:value-type="float" office:value="31.21899">
            <text:p>31.218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2.369">
            <text:p>2.369</text:p>
          </table:table-cell>
          <table:table-cell table:formula="of:=ROUND([.J3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DSS J130421.15+311129.6</text:p>
          </table:table-cell>
          <table:table-cell office:value-type="float" office:value="196.08816">
            <text:p>196.08816</text:p>
          </table:table-cell>
          <table:table-cell office:value-type="float" office:value="31.19157">
            <text:p>31.191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2.352">
            <text:p>2.352</text:p>
          </table:table-cell>
          <table:table-cell table:formula="of:=ROUND([.J3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DSS J130432.63+311446.1</text:p>
          </table:table-cell>
          <table:table-cell office:value-type="float" office:value="196.13597">
            <text:p>196.13597</text:p>
          </table:table-cell>
          <table:table-cell office:value-type="float" office:value="31.24616">
            <text:p>31.246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1.805">
            <text:p>1.805</text:p>
          </table:table-cell>
          <table:table-cell table:formula="of:=ROUND([.J3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DSS J130423.74+311203.6</text:p>
          </table:table-cell>
          <table:table-cell office:value-type="float" office:value="196.09895">
            <text:p>196.09895</text:p>
          </table:table-cell>
          <table:table-cell office:value-type="float" office:value="31.20102">
            <text:p>31.201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1.56">
            <text:p>1.56</text:p>
          </table:table-cell>
          <table:table-cell table:formula="of:=ROUND([.J4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DSS J130423.05+311201.5</text:p>
          </table:table-cell>
          <table:table-cell office:value-type="float" office:value="196.09606">
            <text:p>196.09606</text:p>
          </table:table-cell>
          <table:table-cell office:value-type="float" office:value="31.20042">
            <text:p>31.200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1.694">
            <text:p>1.694</text:p>
          </table:table-cell>
          <table:table-cell table:formula="of:=ROUND([.J4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DSS J130434.46+311138.7</text:p>
          </table:table-cell>
          <table:table-cell office:value-type="float" office:value="196.14361">
            <text:p>196.14361</text:p>
          </table:table-cell>
          <table:table-cell office:value-type="float" office:value="31.1941">
            <text:p>31.19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1.891">
            <text:p>1.891</text:p>
          </table:table-cell>
          <table:table-cell table:formula="of:=ROUND([.J4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1" office:value-type="string">
            <text:p>MAPS-NGP O_323_0147666</text:p>
          </table:table-cell>
          <table:table-cell table:style-name="ce1" office:value-type="float" office:value="196.12412">
            <text:p>196.12412</text:p>
          </table:table-cell>
          <table:table-cell table:style-name="ce1" office:value-type="float" office:value="31.27387">
            <text:p>31.27387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float" office:value="18.35">
            <text:p>18.35</text:p>
          </table:table-cell>
          <table:table-cell table:style-name="ce1" office:value-type="float" office:value="3.299">
            <text:p>3.299</text:p>
          </table:table-cell>
          <table:table-cell table:style-name="ce1" table:formula="of:=ROUND([.J43])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06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DSS J130429.69+311625.2</text:p>
          </table:table-cell>
          <table:table-cell office:value-type="float" office:value="196.12372">
            <text:p>196.12372</text:p>
          </table:table-cell>
          <table:table-cell office:value-type="float" office:value="31.27368">
            <text:p>31.27368</text:p>
          </table:table-cell>
          <table:table-cell office:value-type="string">
            <text:p>G</text:p>
          </table:table-cell>
          <table:table-cell office:value-type="float" office:value="6946">
            <text:p>6946</text:p>
          </table:table-cell>
          <table:table-cell office:value-type="float" office:value="0.023168">
            <text:p>0.023168</text:p>
          </table:table-cell>
          <table:table-cell office:value-type="string">
            <text:p><text:s text:c="4"/></text:p>
          </table:table-cell>
          <table:table-cell office:value-type="string">
            <text:p>17.8g</text:p>
          </table:table-cell>
          <table:table-cell office:value-type="float" office:value="3.286">
            <text:p>3.286</text:p>
          </table:table-cell>
          <table:table-cell table:formula="of:=ROUND([.J44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DSS J130426.46+311030.0</text:p>
          </table:table-cell>
          <table:table-cell office:value-type="float" office:value="196.11027">
            <text:p>196.11027</text:p>
          </table:table-cell>
          <table:table-cell office:value-type="float" office:value="31.17502">
            <text:p>31.175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2.693">
            <text:p>2.693</text:p>
          </table:table-cell>
          <table:table-cell table:formula="of:=ROUND([.J4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DSS J130436.38+311507.7</text:p>
          </table:table-cell>
          <table:table-cell office:value-type="float" office:value="196.15161">
            <text:p>196.15161</text:p>
          </table:table-cell>
          <table:table-cell office:value-type="float" office:value="31.25216">
            <text:p>31.252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2.538">
            <text:p>2.538</text:p>
          </table:table-cell>
          <table:table-cell table:formula="of:=ROUND([.J4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DSS J130436.43+311548.1</text:p>
          </table:table-cell>
          <table:table-cell office:value-type="float" office:value="196.15183">
            <text:p>196.15183</text:p>
          </table:table-cell>
          <table:table-cell office:value-type="float" office:value="31.26338">
            <text:p>31.263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3.1">
            <text:p>3.1</text:p>
          </table:table-cell>
          <table:table-cell table:formula="of:=ROUND([.J4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DSS J130435.33+311028.2</text:p>
          </table:table-cell>
          <table:table-cell office:value-type="float" office:value="196.14722">
            <text:p>196.14722</text:p>
          </table:table-cell>
          <table:table-cell office:value-type="float" office:value="31.17452">
            <text:p>31.174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2.988">
            <text:p>2.988</text:p>
          </table:table-cell>
          <table:table-cell table:formula="of:=ROUND([.J4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DSS J130441.01+311219.0</text:p>
          </table:table-cell>
          <table:table-cell office:value-type="float" office:value="196.1709">
            <text:p>196.1709</text:p>
          </table:table-cell>
          <table:table-cell office:value-type="float" office:value="31.20528">
            <text:p>31.205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2.691">
            <text:p>2.691</text:p>
          </table:table-cell>
          <table:table-cell table:formula="of:=ROUND([.J4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DSS J130440.94+311044.9</text:p>
          </table:table-cell>
          <table:table-cell office:value-type="float" office:value="196.1706">
            <text:p>196.1706</text:p>
          </table:table-cell>
          <table:table-cell office:value-type="float" office:value="31.17915">
            <text:p>31.179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3.492">
            <text:p>3.492</text:p>
          </table:table-cell>
          <table:table-cell table:formula="of:=ROUND([.J5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DSS J130442.11+311446.9</text:p>
          </table:table-cell>
          <table:table-cell office:value-type="float" office:value="196.17549">
            <text:p>196.17549</text:p>
          </table:table-cell>
          <table:table-cell office:value-type="float" office:value="31.24637">
            <text:p>31.246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3.246">
            <text:p>3.246</text:p>
          </table:table-cell>
          <table:table-cell table:formula="of:=ROUND([.J5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DSS J130423.61+311623.4</text:p>
          </table:table-cell>
          <table:table-cell office:value-type="float" office:value="196.0984">
            <text:p>196.0984</text:p>
          </table:table-cell>
          <table:table-cell office:value-type="float" office:value="31.27317">
            <text:p>31.273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3.453">
            <text:p>3.453</text:p>
          </table:table-cell>
          <table:table-cell table:formula="of:=ROUND([.J5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DSS J130435.68+311050.4</text:p>
          </table:table-cell>
          <table:table-cell office:value-type="float" office:value="196.14869">
            <text:p>196.14869</text:p>
          </table:table-cell>
          <table:table-cell office:value-type="float" office:value="31.18068">
            <text:p>31.180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2.701">
            <text:p>2.701</text:p>
          </table:table-cell>
          <table:table-cell table:formula="of:=ROUND([.J5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DSS J130440.54+311115.7</text:p>
          </table:table-cell>
          <table:table-cell office:value-type="float" office:value="196.16895">
            <text:p>196.16895</text:p>
          </table:table-cell>
          <table:table-cell office:value-type="float" office:value="31.18772">
            <text:p>31.187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3.095">
            <text:p>3.095</text:p>
          </table:table-cell>
          <table:table-cell table:formula="of:=ROUND([.J5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DSS J130439.52+311447.7</text:p>
          </table:table-cell>
          <table:table-cell office:value-type="float" office:value="196.1647">
            <text:p>196.1647</text:p>
          </table:table-cell>
          <table:table-cell office:value-type="float" office:value="31.24661">
            <text:p>31.246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2.791">
            <text:p>2.791</text:p>
          </table:table-cell>
          <table:table-cell table:formula="of:=ROUND([.J5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DSS J130415.92+311437.0</text:p>
          </table:table-cell>
          <table:table-cell office:value-type="float" office:value="196.06637">
            <text:p>196.06637</text:p>
          </table:table-cell>
          <table:table-cell office:value-type="float" office:value="31.24362">
            <text:p>31.243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3.168">
            <text:p>3.168</text:p>
          </table:table-cell>
          <table:table-cell table:formula="of:=ROUND([.J5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DSS J130415.55+311147.9</text:p>
          </table:table-cell>
          <table:table-cell office:value-type="float" office:value="196.0648">
            <text:p>196.0648</text:p>
          </table:table-cell>
          <table:table-cell office:value-type="float" office:value="31.19666">
            <text:p>31.196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3.177">
            <text:p>3.177</text:p>
          </table:table-cell>
          <table:table-cell table:formula="of:=ROUND([.J5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DSS J130417.40+311246.1</text:p>
          </table:table-cell>
          <table:table-cell office:value-type="float" office:value="196.07253">
            <text:p>196.07253</text:p>
          </table:table-cell>
          <table:table-cell office:value-type="float" office:value="31.21282">
            <text:p>31.212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2.512">
            <text:p>2.512</text:p>
          </table:table-cell>
          <table:table-cell table:formula="of:=ROUND([.J5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DSS J130442.98+311246.7</text:p>
          </table:table-cell>
          <table:table-cell office:value-type="float" office:value="196.17912">
            <text:p>196.17912</text:p>
          </table:table-cell>
          <table:table-cell office:value-type="float" office:value="31.213">
            <text:p>31.2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3.006">
            <text:p>3.006</text:p>
          </table:table-cell>
          <table:table-cell table:formula="of:=ROUND([.J5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DSS J130416.03+311459.5</text:p>
          </table:table-cell>
          <table:table-cell office:value-type="float" office:value="196.06683">
            <text:p>196.06683</text:p>
          </table:table-cell>
          <table:table-cell office:value-type="float" office:value="31.24988">
            <text:p>31.249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3.34">
            <text:p>3.34</text:p>
          </table:table-cell>
          <table:table-cell table:formula="of:=ROUND([.J6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DSS J130413.64+311230.2</text:p>
          </table:table-cell>
          <table:table-cell office:value-type="float" office:value="196.05687">
            <text:p>196.05687</text:p>
          </table:table-cell>
          <table:table-cell office:value-type="float" office:value="31.20841">
            <text:p>31.208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3.349">
            <text:p>3.349</text:p>
          </table:table-cell>
          <table:table-cell table:formula="of:=ROUND([.J6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DSS J130440.16+311531.2</text:p>
          </table:table-cell>
          <table:table-cell office:value-type="float" office:value="196.16737">
            <text:p>196.16737</text:p>
          </table:table-cell>
          <table:table-cell office:value-type="float" office:value="31.25869">
            <text:p>31.258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3.369">
            <text:p>3.369</text:p>
          </table:table-cell>
          <table:table-cell table:formula="of:=ROUND([.J6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DSS J130420.28+311058.7</text:p>
          </table:table-cell>
          <table:table-cell office:value-type="float" office:value="196.0845">
            <text:p>196.0845</text:p>
          </table:table-cell>
          <table:table-cell office:value-type="float" office:value="31.18299">
            <text:p>31.182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2.856">
            <text:p>2.856</text:p>
          </table:table-cell>
          <table:table-cell table:formula="of:=ROUND([.J6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DSS J130440.66+311131.2</text:p>
          </table:table-cell>
          <table:table-cell office:value-type="float" office:value="196.16945">
            <text:p>196.16945</text:p>
          </table:table-cell>
          <table:table-cell office:value-type="float" office:value="31.19202">
            <text:p>31.192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2.967">
            <text:p>2.967</text:p>
          </table:table-cell>
          <table:table-cell table:formula="of:=ROUND([.J6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DSS J130414.65+311337.8</text:p>
          </table:table-cell>
          <table:table-cell office:value-type="float" office:value="196.06106">
            <text:p>196.06106</text:p>
          </table:table-cell>
          <table:table-cell office:value-type="float" office:value="31.22719">
            <text:p>31.227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3.113">
            <text:p>3.113</text:p>
          </table:table-cell>
          <table:table-cell table:formula="of:=ROUND([.J6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DSS J130413.35+311408.6</text:p>
          </table:table-cell>
          <table:table-cell office:value-type="float" office:value="196.05565">
            <text:p>196.05565</text:p>
          </table:table-cell>
          <table:table-cell office:value-type="float" office:value="31.23573">
            <text:p>31.235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3.499">
            <text:p>3.499</text:p>
          </table:table-cell>
          <table:table-cell table:formula="of:=ROUND([.J6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DSS J130439.81+311425.1</text:p>
          </table:table-cell>
          <table:table-cell office:value-type="float" office:value="196.16588">
            <text:p>196.16588</text:p>
          </table:table-cell>
          <table:table-cell office:value-type="float" office:value="31.24031">
            <text:p>31.240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2.637">
            <text:p>2.637</text:p>
          </table:table-cell>
          <table:table-cell table:formula="of:=ROUND([.J6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DSS J130422.75+311027.7</text:p>
          </table:table-cell>
          <table:table-cell office:value-type="float" office:value="196.09483">
            <text:p>196.09483</text:p>
          </table:table-cell>
          <table:table-cell office:value-type="float" office:value="31.17438">
            <text:p>31.174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2.992">
            <text:p>2.992</text:p>
          </table:table-cell>
          <table:table-cell table:formula="of:=ROUND([.J6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DSS J130428.51+311005.5</text:p>
          </table:table-cell>
          <table:table-cell office:value-type="float" office:value="196.11881">
            <text:p>196.11881</text:p>
          </table:table-cell>
          <table:table-cell office:value-type="float" office:value="31.16821">
            <text:p>31.168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047">
            <text:p>3.047</text:p>
          </table:table-cell>
          <table:table-cell table:formula="of:=ROUND([.J6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DSS J130431.70+311545.1</text:p>
          </table:table-cell>
          <table:table-cell office:value-type="float" office:value="196.13209">
            <text:p>196.13209</text:p>
          </table:table-cell>
          <table:table-cell office:value-type="float" office:value="31.26255">
            <text:p>31.262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2.677">
            <text:p>2.677</text:p>
          </table:table-cell>
          <table:table-cell table:formula="of:=ROUND([.J7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DSS J130426.33+311618.3</text:p>
          </table:table-cell>
          <table:table-cell office:value-type="float" office:value="196.10973">
            <text:p>196.10973</text:p>
          </table:table-cell>
          <table:table-cell office:value-type="float" office:value="31.27177">
            <text:p>31.271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221">
            <text:p>3.221</text:p>
          </table:table-cell>
          <table:table-cell table:formula="of:=ROUND([.J7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DSS J130435.84+311003.6</text:p>
          </table:table-cell>
          <table:table-cell office:value-type="float" office:value="196.14935">
            <text:p>196.14935</text:p>
          </table:table-cell>
          <table:table-cell office:value-type="float" office:value="31.16767">
            <text:p>31.167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405">
            <text:p>3.405</text:p>
          </table:table-cell>
          <table:table-cell table:formula="of:=ROUND([.J7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SDSS J130431.13+310943.5</text:p>
          </table:table-cell>
          <table:table-cell office:value-type="float" office:value="196.12973">
            <text:p>196.12973</text:p>
          </table:table-cell>
          <table:table-cell office:value-type="float" office:value="31.1621">
            <text:p>31.16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441">
            <text:p>3.441</text:p>
          </table:table-cell>
          <table:table-cell table:formula="of:=ROUND([.J7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DSS J130434.48+311054.6</text:p>
          </table:table-cell>
          <table:table-cell office:value-type="float" office:value="196.1437">
            <text:p>196.1437</text:p>
          </table:table-cell>
          <table:table-cell office:value-type="float" office:value="31.18183">
            <text:p>31.181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2.514">
            <text:p>2.514</text:p>
          </table:table-cell>
          <table:table-cell table:formula="of:=ROUND([.J7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DSS J130436.32+311104.1</text:p>
          </table:table-cell>
          <table:table-cell office:value-type="float" office:value="196.15135">
            <text:p>196.15135</text:p>
          </table:table-cell>
          <table:table-cell office:value-type="float" office:value="31.18447">
            <text:p>31.184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2.591">
            <text:p>2.591</text:p>
          </table:table-cell>
          <table:table-cell table:formula="of:=ROUND([.J7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DSS J130422.23+311537.3</text:p>
          </table:table-cell>
          <table:table-cell office:value-type="float" office:value="196.09265">
            <text:p>196.09265</text:p>
          </table:table-cell>
          <table:table-cell office:value-type="float" office:value="31.26038">
            <text:p>31.260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2.879">
            <text:p>2.879</text:p>
          </table:table-cell>
          <table:table-cell table:formula="of:=ROUND([.J7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DSS J130440.74+311140.1</text:p>
          </table:table-cell>
          <table:table-cell office:value-type="float" office:value="196.16976">
            <text:p>196.16976</text:p>
          </table:table-cell>
          <table:table-cell office:value-type="float" office:value="31.19449">
            <text:p>31.194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2.903">
            <text:p>2.903</text:p>
          </table:table-cell>
          <table:table-cell table:formula="of:=ROUND([.J7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DSS J130428.74+311013.0</text:p>
          </table:table-cell>
          <table:table-cell office:value-type="float" office:value="196.11976">
            <text:p>196.11976</text:p>
          </table:table-cell>
          <table:table-cell office:value-type="float" office:value="31.1703">
            <text:p>31.17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2.92">
            <text:p>2.92</text:p>
          </table:table-cell>
          <table:table-cell table:formula="of:=ROUND([.J7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DSS J130414.48+311329.5</text:p>
          </table:table-cell>
          <table:table-cell office:value-type="float" office:value="196.06037">
            <text:p>196.06037</text:p>
          </table:table-cell>
          <table:table-cell office:value-type="float" office:value="31.22488">
            <text:p>31.224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3.129">
            <text:p>3.129</text:p>
          </table:table-cell>
          <table:table-cell table:formula="of:=ROUND([.J7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DSS J130418.90+311542.7</text:p>
          </table:table-cell>
          <table:table-cell office:value-type="float" office:value="196.07878">
            <text:p>196.07878</text:p>
          </table:table-cell>
          <table:table-cell office:value-type="float" office:value="31.26188">
            <text:p>31.261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3.364">
            <text:p>3.364</text:p>
          </table:table-cell>
          <table:table-cell table:formula="of:=ROUND([.J8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DSS J130415.68+311400.4</text:p>
          </table:table-cell>
          <table:table-cell office:value-type="float" office:value="196.06535">
            <text:p>196.06535</text:p>
          </table:table-cell>
          <table:table-cell office:value-type="float" office:value="31.23345">
            <text:p>31.233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2.983">
            <text:p>2.983</text:p>
          </table:table-cell>
          <table:table-cell table:formula="of:=ROUND([.J8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DSS J130441.48+311130.9</text:p>
          </table:table-cell>
          <table:table-cell office:value-type="float" office:value="196.17286">
            <text:p>196.17286</text:p>
          </table:table-cell>
          <table:table-cell office:value-type="float" office:value="31.19193">
            <text:p>31.191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118">
            <text:p>3.118</text:p>
          </table:table-cell>
          <table:table-cell table:formula="of:=ROUND([.J8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DSS J130441.12+311524.9</text:p>
          </table:table-cell>
          <table:table-cell office:value-type="float" office:value="196.17137">
            <text:p>196.17137</text:p>
          </table:table-cell>
          <table:table-cell office:value-type="float" office:value="31.25692">
            <text:p>31.256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446">
            <text:p>3.446</text:p>
          </table:table-cell>
          <table:table-cell table:formula="of:=ROUND([.J8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DSS J130418.59+311501.8</text:p>
          </table:table-cell>
          <table:table-cell office:value-type="float" office:value="196.07749">
            <text:p>196.07749</text:p>
          </table:table-cell>
          <table:table-cell office:value-type="float" office:value="31.2505">
            <text:p>31.25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2.925">
            <text:p>2.925</text:p>
          </table:table-cell>
          <table:table-cell table:formula="of:=ROUND([.J8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DSS J130415.79+311222.0</text:p>
          </table:table-cell>
          <table:table-cell office:value-type="float" office:value="196.0658">
            <text:p>196.0658</text:p>
          </table:table-cell>
          <table:table-cell office:value-type="float" office:value="31.20612">
            <text:p>31.206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2.933">
            <text:p>2.933</text:p>
          </table:table-cell>
          <table:table-cell table:formula="of:=ROUND([.J8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DSS J130442.01+311200.1</text:p>
          </table:table-cell>
          <table:table-cell office:value-type="float" office:value="196.17505">
            <text:p>196.17505</text:p>
          </table:table-cell>
          <table:table-cell office:value-type="float" office:value="31.20004">
            <text:p>31.200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2.999">
            <text:p>2.999</text:p>
          </table:table-cell>
          <table:table-cell table:formula="of:=ROUND([.J8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DSS J130428.02+311622.7</text:p>
          </table:table-cell>
          <table:table-cell office:value-type="float" office:value="196.11679">
            <text:p>196.11679</text:p>
          </table:table-cell>
          <table:table-cell office:value-type="float" office:value="31.27299">
            <text:p>31.272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249">
            <text:p>3.249</text:p>
          </table:table-cell>
          <table:table-cell table:formula="of:=ROUND([.J8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DSS J130431.95+311032.1</text:p>
          </table:table-cell>
          <table:table-cell office:value-type="float" office:value="196.13317">
            <text:p>196.13317</text:p>
          </table:table-cell>
          <table:table-cell office:value-type="float" office:value="31.1756">
            <text:p>31.17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2.676">
            <text:p>2.676</text:p>
          </table:table-cell>
          <table:table-cell table:formula="of:=ROUND([.J8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DSS J130417.39+311414.1</text:p>
          </table:table-cell>
          <table:table-cell office:value-type="float" office:value="196.07246">
            <text:p>196.07246</text:p>
          </table:table-cell>
          <table:table-cell office:value-type="float" office:value="31.23725">
            <text:p>31.237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2.72">
            <text:p>2.72</text:p>
          </table:table-cell>
          <table:table-cell table:formula="of:=ROUND([.J8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DSS J130419.60+311104.8</text:p>
          </table:table-cell>
          <table:table-cell office:value-type="float" office:value="196.08168">
            <text:p>196.08168</text:p>
          </table:table-cell>
          <table:table-cell office:value-type="float" office:value="31.18469">
            <text:p>31.184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2.879">
            <text:p>2.879</text:p>
          </table:table-cell>
          <table:table-cell table:formula="of:=ROUND([.J9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DSS J130417.58+311215.2</text:p>
          </table:table-cell>
          <table:table-cell office:value-type="float" office:value="196.07327">
            <text:p>196.07327</text:p>
          </table:table-cell>
          <table:table-cell office:value-type="float" office:value="31.20424">
            <text:p>31.204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2.602">
            <text:p>2.602</text:p>
          </table:table-cell>
          <table:table-cell table:formula="of:=ROUND([.J9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DSS J130419.06+311043.7</text:p>
          </table:table-cell>
          <table:table-cell office:value-type="float" office:value="196.07942">
            <text:p>196.07942</text:p>
          </table:table-cell>
          <table:table-cell office:value-type="float" office:value="31.17882">
            <text:p>31.178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3.216">
            <text:p>3.216</text:p>
          </table:table-cell>
          <table:table-cell table:formula="of:=ROUND([.J9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DSS J130423.72+311611.7</text:p>
          </table:table-cell>
          <table:table-cell office:value-type="float" office:value="196.09886">
            <text:p>196.09886</text:p>
          </table:table-cell>
          <table:table-cell office:value-type="float" office:value="31.26993">
            <text:p>31.269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3.262">
            <text:p>3.262</text:p>
          </table:table-cell>
          <table:table-cell table:formula="of:=ROUND([.J9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DSS J130434.96+311021.1</text:p>
          </table:table-cell>
          <table:table-cell office:value-type="float" office:value="196.1457">
            <text:p>196.1457</text:p>
          </table:table-cell>
          <table:table-cell office:value-type="float" office:value="31.17253">
            <text:p>31.172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3.061">
            <text:p>3.061</text:p>
          </table:table-cell>
          <table:table-cell table:formula="of:=ROUND([.J9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DSS J130441.92+311118.2</text:p>
          </table:table-cell>
          <table:table-cell office:value-type="float" office:value="196.17468">
            <text:p>196.17468</text:p>
          </table:table-cell>
          <table:table-cell office:value-type="float" office:value="31.18842">
            <text:p>31.188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3.31">
            <text:p>3.31</text:p>
          </table:table-cell>
          <table:table-cell table:formula="of:=ROUND([.J9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DSS J130427.10+311001.9</text:p>
          </table:table-cell>
          <table:table-cell office:value-type="float" office:value="196.11293">
            <text:p>196.11293</text:p>
          </table:table-cell>
          <table:table-cell office:value-type="float" office:value="31.16721">
            <text:p>31.167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3.132">
            <text:p>3.132</text:p>
          </table:table-cell>
          <table:table-cell table:formula="of:=ROUND([.J9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DSS J130443.00+311143.6</text:p>
          </table:table-cell>
          <table:table-cell office:value-type="float" office:value="196.17918">
            <text:p>196.17918</text:p>
          </table:table-cell>
          <table:table-cell office:value-type="float" office:value="31.19547">
            <text:p>31.195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3.303">
            <text:p>3.303</text:p>
          </table:table-cell>
          <table:table-cell table:formula="of:=ROUND([.J9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DSS J130443.49+311220.9</text:p>
          </table:table-cell>
          <table:table-cell office:value-type="float" office:value="196.18124">
            <text:p>196.18124</text:p>
          </table:table-cell>
          <table:table-cell office:value-type="float" office:value="31.20581">
            <text:p>31.205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3.192">
            <text:p>3.192</text:p>
          </table:table-cell>
          <table:table-cell table:formula="of:=ROUND([.J9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float" office:value="150">
            <text:p>150</text:p>
          </table:table-cell>
          <table:table-cell table:style-name="ce1" office:value-type="string">
            <text:p>SDSS J130431.67+311725.5</text:p>
          </table:table-cell>
          <table:table-cell table:style-name="ce1" office:value-type="float" office:value="196.13199">
            <text:p>196.13199</text:p>
          </table:table-cell>
          <table:table-cell table:style-name="ce1" office:value-type="float" office:value="31.29042">
            <text:p>31.29042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float" office:value="19.72">
            <text:p>19.72</text:p>
          </table:table-cell>
          <table:table-cell table:style-name="ce1" office:value-type="float" office:value="4.325">
            <text:p>4.325</text:p>
          </table:table-cell>
          <table:table-cell table:style-name="ce1" table:formula="of:=ROUND([.J99])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1" office:value-type="string">
            <text:p>SDSS J130412.89+311357.4</text:p>
          </table:table-cell>
          <table:table-cell table:style-name="ce1" office:value-type="float" office:value="196.05373">
            <text:p>196.05373</text:p>
          </table:table-cell>
          <table:table-cell table:style-name="ce1" office:value-type="float" office:value="31.23264">
            <text:p>31.23264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9.9g</text:p>
          </table:table-cell>
          <table:table-cell table:style-name="ce1" office:value-type="float" office:value="3.546">
            <text:p>3.546</text:p>
          </table:table-cell>
          <table:table-cell table:style-name="ce1" table:formula="of:=ROUND([.J100])" office:value-type="float" office:value="4">
            <text:p>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SDSS J130445.07+311457.8</text:p>
          </table:table-cell>
          <table:table-cell office:value-type="float" office:value="196.18779">
            <text:p>196.18779</text:p>
          </table:table-cell>
          <table:table-cell office:value-type="float" office:value="31.24939">
            <text:p>31.249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3.885">
            <text:p>3.885</text:p>
          </table:table-cell>
          <table:table-cell table:formula="of:=ROUND([.J10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SDSS J130449.69+311246.0</text:p>
          </table:table-cell>
          <table:table-cell office:value-type="float" office:value="196.20705">
            <text:p>196.20705</text:p>
          </table:table-cell>
          <table:table-cell office:value-type="float" office:value="31.2128">
            <text:p>31.21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4.433">
            <text:p>4.433</text:p>
          </table:table-cell>
          <table:table-cell table:formula="of:=ROUND([.J10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DSS J130429.52+310928.1</text:p>
          </table:table-cell>
          <table:table-cell office:value-type="float" office:value="196.12302">
            <text:p>196.12302</text:p>
          </table:table-cell>
          <table:table-cell office:value-type="float" office:value="31.15781">
            <text:p>31.157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3.67">
            <text:p>3.67</text:p>
          </table:table-cell>
          <table:table-cell table:formula="of:=ROUND([.J10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SDSS J130414.12+311108.5</text:p>
          </table:table-cell>
          <table:table-cell office:value-type="float" office:value="196.05886">
            <text:p>196.05886</text:p>
          </table:table-cell>
          <table:table-cell office:value-type="float" office:value="31.1857">
            <text:p>31.18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3.76">
            <text:p>3.76</text:p>
          </table:table-cell>
          <table:table-cell table:formula="of:=ROUND([.J10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SDSS J130417.40+311618.4</text:p>
          </table:table-cell>
          <table:table-cell office:value-type="float" office:value="196.07254">
            <text:p>196.07254</text:p>
          </table:table-cell>
          <table:table-cell office:value-type="float" office:value="31.27179">
            <text:p>31.271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4.027">
            <text:p>4.027</text:p>
          </table:table-cell>
          <table:table-cell table:formula="of:=ROUND([.J10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SDSS J130415.49+311622.1</text:p>
          </table:table-cell>
          <table:table-cell office:value-type="float" office:value="196.06456">
            <text:p>196.06456</text:p>
          </table:table-cell>
          <table:table-cell office:value-type="float" office:value="31.27283">
            <text:p>31.272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4.338">
            <text:p>4.338</text:p>
          </table:table-cell>
          <table:table-cell table:formula="of:=ROUND([.J10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SDSS J130447.29+311214.7</text:p>
          </table:table-cell>
          <table:table-cell office:value-type="float" office:value="196.19705">
            <text:p>196.19705</text:p>
          </table:table-cell>
          <table:table-cell office:value-type="float" office:value="31.20409">
            <text:p>31.204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4.005">
            <text:p>4.005</text:p>
          </table:table-cell>
          <table:table-cell table:formula="of:=ROUND([.J10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SDSS J130437.69+310926.0</text:p>
          </table:table-cell>
          <table:table-cell office:value-type="float" office:value="196.15708">
            <text:p>196.15708</text:p>
          </table:table-cell>
          <table:table-cell office:value-type="float" office:value="31.15723">
            <text:p>31.157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4.142">
            <text:p>4.142</text:p>
          </table:table-cell>
          <table:table-cell table:formula="of:=ROUND([.J10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SDSS J130434.79+311638.5</text:p>
          </table:table-cell>
          <table:table-cell office:value-type="float" office:value="196.14496">
            <text:p>196.14496</text:p>
          </table:table-cell>
          <table:table-cell office:value-type="float" office:value="31.27739">
            <text:p>31.277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3.716">
            <text:p>3.716</text:p>
          </table:table-cell>
          <table:table-cell table:formula="of:=ROUND([.J10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SDSS J130414.62+310955.5</text:p>
          </table:table-cell>
          <table:table-cell office:value-type="float" office:value="196.06096">
            <text:p>196.06096</text:p>
          </table:table-cell>
          <table:table-cell office:value-type="float" office:value="31.16544">
            <text:p>31.165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4.449">
            <text:p>4.449</text:p>
          </table:table-cell>
          <table:table-cell table:formula="of:=ROUND([.J11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SDSS J130436.73+311642.0</text:p>
          </table:table-cell>
          <table:table-cell office:value-type="float" office:value="196.15307">
            <text:p>196.15307</text:p>
          </table:table-cell>
          <table:table-cell office:value-type="float" office:value="31.27835">
            <text:p>31.278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3.926">
            <text:p>3.926</text:p>
          </table:table-cell>
          <table:table-cell table:formula="of:=ROUND([.J11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SDSS J130427.51+311724.1</text:p>
          </table:table-cell>
          <table:table-cell office:value-type="float" office:value="196.11466">
            <text:p>196.11466</text:p>
          </table:table-cell>
          <table:table-cell office:value-type="float" office:value="31.29004">
            <text:p>31.290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4.278">
            <text:p>4.278</text:p>
          </table:table-cell>
          <table:table-cell table:formula="of:=ROUND([.J11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SDSS J130445.22+311053.5</text:p>
          </table:table-cell>
          <table:table-cell office:value-type="float" office:value="196.18842">
            <text:p>196.18842</text:p>
          </table:table-cell>
          <table:table-cell office:value-type="float" office:value="31.18154">
            <text:p>31.181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4.126">
            <text:p>4.126</text:p>
          </table:table-cell>
          <table:table-cell table:formula="of:=ROUND([.J11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SDSS J130425.24+311720.4</text:p>
          </table:table-cell>
          <table:table-cell office:value-type="float" office:value="196.10517">
            <text:p>196.10517</text:p>
          </table:table-cell>
          <table:table-cell office:value-type="float" office:value="31.28902">
            <text:p>31.289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4.281">
            <text:p>4.281</text:p>
          </table:table-cell>
          <table:table-cell table:formula="of:=ROUND([.J11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DSS J130420.97+311623.0</text:p>
          </table:table-cell>
          <table:table-cell office:value-type="float" office:value="196.08739">
            <text:p>196.08739</text:p>
          </table:table-cell>
          <table:table-cell office:value-type="float" office:value="31.27307">
            <text:p>31.273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3.675">
            <text:p>3.675</text:p>
          </table:table-cell>
          <table:table-cell table:formula="of:=ROUND([.J11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SDSS J130448.76+311223.2</text:p>
          </table:table-cell>
          <table:table-cell office:value-type="float" office:value="196.2032">
            <text:p>196.2032</text:p>
          </table:table-cell>
          <table:table-cell office:value-type="float" office:value="31.20647">
            <text:p>31.206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4.286">
            <text:p>4.286</text:p>
          </table:table-cell>
          <table:table-cell table:formula="of:=ROUND([.J11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SDSS J130410.40+311248.6</text:p>
          </table:table-cell>
          <table:table-cell office:value-type="float" office:value="196.04335">
            <text:p>196.04335</text:p>
          </table:table-cell>
          <table:table-cell office:value-type="float" office:value="31.21351">
            <text:p>31.213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3.996">
            <text:p>3.996</text:p>
          </table:table-cell>
          <table:table-cell table:formula="of:=ROUND([.J11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SDSS J130413.06+311054.8</text:p>
          </table:table-cell>
          <table:table-cell office:value-type="float" office:value="196.05445">
            <text:p>196.05445</text:p>
          </table:table-cell>
          <table:table-cell office:value-type="float" office:value="31.18189">
            <text:p>31.181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074">
            <text:p>4.074</text:p>
          </table:table-cell>
          <table:table-cell table:formula="of:=ROUND([.J11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SDSS J130444.15+311016.0</text:p>
          </table:table-cell>
          <table:table-cell office:value-type="float" office:value="196.18396">
            <text:p>196.18396</text:p>
          </table:table-cell>
          <table:table-cell office:value-type="float" office:value="31.17112">
            <text:p>31.171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323">
            <text:p>4.323</text:p>
          </table:table-cell>
          <table:table-cell table:formula="of:=ROUND([.J11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SDSS J130421.65+310930.3</text:p>
          </table:table-cell>
          <table:table-cell office:value-type="float" office:value="196.09022">
            <text:p>196.09022</text:p>
          </table:table-cell>
          <table:table-cell office:value-type="float" office:value="31.15843">
            <text:p>31.158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3.959">
            <text:p>3.959</text:p>
          </table:table-cell>
          <table:table-cell table:formula="of:=ROUND([.J12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SDSS J130435.05+311647.8</text:p>
          </table:table-cell>
          <table:table-cell office:value-type="float" office:value="196.14607">
            <text:p>196.14607</text:p>
          </table:table-cell>
          <table:table-cell office:value-type="float" office:value="31.27995">
            <text:p>31.279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3.88">
            <text:p>3.88</text:p>
          </table:table-cell>
          <table:table-cell table:formula="of:=ROUND([.J12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DSS J130430.39+311706.9</text:p>
          </table:table-cell>
          <table:table-cell office:value-type="float" office:value="196.12664">
            <text:p>196.12664</text:p>
          </table:table-cell>
          <table:table-cell office:value-type="float" office:value="31.28528">
            <text:p>31.285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3.99">
            <text:p>3.99</text:p>
          </table:table-cell>
          <table:table-cell table:formula="of:=ROUND([.J12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DSS J130434.90+310950.2</text:p>
          </table:table-cell>
          <table:table-cell office:value-type="float" office:value="196.14545">
            <text:p>196.14545</text:p>
          </table:table-cell>
          <table:table-cell office:value-type="float" office:value="31.16397">
            <text:p>31.163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53">
            <text:p>3.53</text:p>
          </table:table-cell>
          <table:table-cell table:formula="of:=ROUND([.J12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SDSS J130428.04+310919.2</text:p>
          </table:table-cell>
          <table:table-cell office:value-type="float" office:value="196.11687">
            <text:p>196.11687</text:p>
          </table:table-cell>
          <table:table-cell office:value-type="float" office:value="31.15535">
            <text:p>31.155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822">
            <text:p>3.822</text:p>
          </table:table-cell>
          <table:table-cell table:formula="of:=ROUND([.J12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DSS J130432.28+310938.3</text:p>
          </table:table-cell>
          <table:table-cell office:value-type="float" office:value="196.13452">
            <text:p>196.13452</text:p>
          </table:table-cell>
          <table:table-cell office:value-type="float" office:value="31.16065">
            <text:p>31.160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567">
            <text:p>3.567</text:p>
          </table:table-cell>
          <table:table-cell table:formula="of:=ROUND([.J12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SDSS J130438.39+310917.5</text:p>
          </table:table-cell>
          <table:table-cell office:value-type="float" office:value="196.15997">
            <text:p>196.15997</text:p>
          </table:table-cell>
          <table:table-cell office:value-type="float" office:value="31.15488">
            <text:p>31.154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335">
            <text:p>4.335</text:p>
          </table:table-cell>
          <table:table-cell table:formula="of:=ROUND([.J12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SDSS J130429.88+310913.3</text:p>
          </table:table-cell>
          <table:table-cell office:value-type="float" office:value="196.12452">
            <text:p>196.12452</text:p>
          </table:table-cell>
          <table:table-cell office:value-type="float" office:value="31.15371">
            <text:p>31.153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3.919">
            <text:p>3.919</text:p>
          </table:table-cell>
          <table:table-cell table:formula="of:=ROUND([.J12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SDSS J130447.26+311517.1</text:p>
          </table:table-cell>
          <table:table-cell office:value-type="float" office:value="196.19696">
            <text:p>196.19696</text:p>
          </table:table-cell>
          <table:table-cell office:value-type="float" office:value="31.25475">
            <text:p>31.254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451">
            <text:p>4.451</text:p>
          </table:table-cell>
          <table:table-cell table:formula="of:=ROUND([.J12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SDSS J130410.18+311336.7</text:p>
          </table:table-cell>
          <table:table-cell office:value-type="float" office:value="196.04245">
            <text:p>196.04245</text:p>
          </table:table-cell>
          <table:table-cell office:value-type="float" office:value="31.22687">
            <text:p>31.226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056">
            <text:p>4.056</text:p>
          </table:table-cell>
          <table:table-cell table:formula="of:=ROUND([.J12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SDSS J130422.59+310857.8</text:p>
          </table:table-cell>
          <table:table-cell office:value-type="float" office:value="196.09414">
            <text:p>196.09414</text:p>
          </table:table-cell>
          <table:table-cell office:value-type="float" office:value="31.14941">
            <text:p>31.149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394">
            <text:p>4.394</text:p>
          </table:table-cell>
          <table:table-cell table:formula="of:=ROUND([.J13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SDSS J130430.05+311736.9</text:p>
          </table:table-cell>
          <table:table-cell office:value-type="float" office:value="196.12522">
            <text:p>196.12522</text:p>
          </table:table-cell>
          <table:table-cell office:value-type="float" office:value="31.29359">
            <text:p>31.293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484">
            <text:p>4.484</text:p>
          </table:table-cell>
          <table:table-cell table:formula="of:=ROUND([.J13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DSS J130434.86+311625.5</text:p>
          </table:table-cell>
          <table:table-cell office:value-type="float" office:value="196.14527">
            <text:p>196.14527</text:p>
          </table:table-cell>
          <table:table-cell office:value-type="float" office:value="31.27378">
            <text:p>31.273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518">
            <text:p>3.518</text:p>
          </table:table-cell>
          <table:table-cell table:formula="of:=ROUND([.J13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SDSS J130437.94+311641.7</text:p>
          </table:table-cell>
          <table:table-cell office:value-type="float" office:value="196.15812">
            <text:p>196.15812</text:p>
          </table:table-cell>
          <table:table-cell office:value-type="float" office:value="31.27828">
            <text:p>31.278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038">
            <text:p>4.038</text:p>
          </table:table-cell>
          <table:table-cell table:formula="of:=ROUND([.J13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SDSS J130439.40+310914.0</text:p>
          </table:table-cell>
          <table:table-cell office:value-type="float" office:value="196.1642">
            <text:p>196.1642</text:p>
          </table:table-cell>
          <table:table-cell office:value-type="float" office:value="31.15392">
            <text:p>31.153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489">
            <text:p>4.489</text:p>
          </table:table-cell>
          <table:table-cell table:formula="of:=ROUND([.J13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SDSS J130442.35+311530.4</text:p>
          </table:table-cell>
          <table:table-cell office:value-type="float" office:value="196.17647">
            <text:p>196.17647</text:p>
          </table:table-cell>
          <table:table-cell office:value-type="float" office:value="31.25847">
            <text:p>31.258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706">
            <text:p>3.706</text:p>
          </table:table-cell>
          <table:table-cell table:formula="of:=ROUND([.J13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DSS J130432.79+310930.9</text:p>
          </table:table-cell>
          <table:table-cell office:value-type="float" office:value="196.13664">
            <text:p>196.13664</text:p>
          </table:table-cell>
          <table:table-cell office:value-type="float" office:value="31.15861">
            <text:p>31.158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709">
            <text:p>3.709</text:p>
          </table:table-cell>
          <table:table-cell table:formula="of:=ROUND([.J13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SDSS J130411.62+311416.4</text:p>
          </table:table-cell>
          <table:table-cell office:value-type="float" office:value="196.04845">
            <text:p>196.04845</text:p>
          </table:table-cell>
          <table:table-cell office:value-type="float" office:value="31.23791">
            <text:p>31.237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89">
            <text:p>3.89</text:p>
          </table:table-cell>
          <table:table-cell table:formula="of:=ROUND([.J13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SDSS J130443.75+311040.0</text:p>
          </table:table-cell>
          <table:table-cell office:value-type="float" office:value="196.18231">
            <text:p>196.18231</text:p>
          </table:table-cell>
          <table:table-cell office:value-type="float" office:value="31.17779">
            <text:p>31.177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002">
            <text:p>4.002</text:p>
          </table:table-cell>
          <table:table-cell table:formula="of:=ROUND([.J13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SDSS J130444.68+311131.7</text:p>
          </table:table-cell>
          <table:table-cell office:value-type="float" office:value="196.18617">
            <text:p>196.18617</text:p>
          </table:table-cell>
          <table:table-cell office:value-type="float" office:value="31.19216">
            <text:p>31.192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713">
            <text:p>3.713</text:p>
          </table:table-cell>
          <table:table-cell table:formula="of:=ROUND([.J13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SDSS J130409.04+311404.4</text:p>
          </table:table-cell>
          <table:table-cell office:value-type="float" office:value="196.03771">
            <text:p>196.03771</text:p>
          </table:table-cell>
          <table:table-cell office:value-type="float" office:value="31.23456">
            <text:p>31.234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373">
            <text:p>4.373</text:p>
          </table:table-cell>
          <table:table-cell table:formula="of:=ROUND([.J14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DSS J130423.78+311647.6</text:p>
          </table:table-cell>
          <table:table-cell office:value-type="float" office:value="196.09912">
            <text:p>196.09912</text:p>
          </table:table-cell>
          <table:table-cell office:value-type="float" office:value="31.2799">
            <text:p>31.27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825">
            <text:p>3.825</text:p>
          </table:table-cell>
          <table:table-cell table:formula="of:=ROUND([.J14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DSS J130411.58+311110.8</text:p>
          </table:table-cell>
          <table:table-cell office:value-type="float" office:value="196.04827">
            <text:p>196.04827</text:p>
          </table:table-cell>
          <table:table-cell office:value-type="float" office:value="31.18635">
            <text:p>31.186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212">
            <text:p>4.212</text:p>
          </table:table-cell>
          <table:table-cell table:formula="of:=ROUND([.J14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SDSS J130427.79+311732.9</text:p>
          </table:table-cell>
          <table:table-cell office:value-type="float" office:value="196.11582">
            <text:p>196.11582</text:p>
          </table:table-cell>
          <table:table-cell office:value-type="float" office:value="31.29248">
            <text:p>31.292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42">
            <text:p>4.42</text:p>
          </table:table-cell>
          <table:table-cell table:formula="of:=ROUND([.J14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SDSS J130430.79+311737.1</text:p>
          </table:table-cell>
          <table:table-cell office:value-type="float" office:value="196.12832">
            <text:p>196.12832</text:p>
          </table:table-cell>
          <table:table-cell office:value-type="float" office:value="31.29366">
            <text:p>31.293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498">
            <text:p>4.498</text:p>
          </table:table-cell>
          <table:table-cell table:formula="of:=ROUND([.J14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DSS J130443.17+311112.4</text:p>
          </table:table-cell>
          <table:table-cell office:value-type="float" office:value="196.1799">
            <text:p>196.1799</text:p>
          </table:table-cell>
          <table:table-cell office:value-type="float" office:value="31.18678">
            <text:p>31.186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3.588">
            <text:p>3.588</text:p>
          </table:table-cell>
          <table:table-cell table:formula="of:=ROUND([.J14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DSS J130411.99+311309.7</text:p>
          </table:table-cell>
          <table:table-cell office:value-type="float" office:value="196.04997">
            <text:p>196.04997</text:p>
          </table:table-cell>
          <table:table-cell office:value-type="float" office:value="31.21936">
            <text:p>31.219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3.643">
            <text:p>3.643</text:p>
          </table:table-cell>
          <table:table-cell table:formula="of:=ROUND([.J14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SDSS J130438.17+310959.6</text:p>
          </table:table-cell>
          <table:table-cell office:value-type="float" office:value="196.15904">
            <text:p>196.15904</text:p>
          </table:table-cell>
          <table:table-cell office:value-type="float" office:value="31.16658">
            <text:p>31.166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3.701">
            <text:p>3.701</text:p>
          </table:table-cell>
          <table:table-cell table:formula="of:=ROUND([.J14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SDSS J130428.54+310903.3</text:p>
          </table:table-cell>
          <table:table-cell office:value-type="float" office:value="196.11895">
            <text:p>196.11895</text:p>
          </table:table-cell>
          <table:table-cell office:value-type="float" office:value="31.15092">
            <text:p>31.150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083">
            <text:p>4.083</text:p>
          </table:table-cell>
          <table:table-cell table:formula="of:=ROUND([.J14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DSS J130413.49+311144.9</text:p>
          </table:table-cell>
          <table:table-cell office:value-type="float" office:value="196.05622">
            <text:p>196.05622</text:p>
          </table:table-cell>
          <table:table-cell office:value-type="float" office:value="31.19581">
            <text:p>31.195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601">
            <text:p>3.601</text:p>
          </table:table-cell>
          <table:table-cell table:formula="of:=ROUND([.J14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DSS J130421.88+311627.9</text:p>
          </table:table-cell>
          <table:table-cell office:value-type="float" office:value="196.09117">
            <text:p>196.09117</text:p>
          </table:table-cell>
          <table:table-cell office:value-type="float" office:value="31.27444">
            <text:p>31.274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3.663">
            <text:p>3.663</text:p>
          </table:table-cell>
          <table:table-cell table:formula="of:=ROUND([.J15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SDSS J130434.31+310918.6</text:p>
          </table:table-cell>
          <table:table-cell office:value-type="float" office:value="196.14298">
            <text:p>196.14298</text:p>
          </table:table-cell>
          <table:table-cell office:value-type="float" office:value="31.15518">
            <text:p>31.155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3.99">
            <text:p>3.99</text:p>
          </table:table-cell>
          <table:table-cell table:formula="of:=ROUND([.J15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DSS J130423.86+311636.7</text:p>
          </table:table-cell>
          <table:table-cell office:value-type="float" office:value="196.09942">
            <text:p>196.09942</text:p>
          </table:table-cell>
          <table:table-cell office:value-type="float" office:value="31.27688">
            <text:p>31.276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3.647">
            <text:p>3.647</text:p>
          </table:table-cell>
          <table:table-cell table:formula="of:=ROUND([.J15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SDSS J130435.25+311639.8</text:p>
          </table:table-cell>
          <table:table-cell office:value-type="float" office:value="196.14688">
            <text:p>196.14688</text:p>
          </table:table-cell>
          <table:table-cell office:value-type="float" office:value="31.27775">
            <text:p>31.277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3.77">
            <text:p>3.77</text:p>
          </table:table-cell>
          <table:table-cell table:formula="of:=ROUND([.J15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SDSS J130435.57+310922.3</text:p>
          </table:table-cell>
          <table:table-cell office:value-type="float" office:value="196.14823">
            <text:p>196.14823</text:p>
          </table:table-cell>
          <table:table-cell office:value-type="float" office:value="31.15622">
            <text:p>31.156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4.016">
            <text:p>4.016</text:p>
          </table:table-cell>
          <table:table-cell table:formula="of:=ROUND([.J15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SDSS J130433.40+311711.3</text:p>
          </table:table-cell>
          <table:table-cell office:value-type="float" office:value="196.13918">
            <text:p>196.13918</text:p>
          </table:table-cell>
          <table:table-cell office:value-type="float" office:value="31.28649">
            <text:p>31.286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4.159">
            <text:p>4.159</text:p>
          </table:table-cell>
          <table:table-cell table:formula="of:=ROUND([.J15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SDSS J130421.89+311715.8</text:p>
          </table:table-cell>
          <table:table-cell office:value-type="float" office:value="196.09123">
            <text:p>196.09123</text:p>
          </table:table-cell>
          <table:table-cell office:value-type="float" office:value="31.28773">
            <text:p>31.287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4.399">
            <text:p>4.399</text:p>
          </table:table-cell>
          <table:table-cell table:formula="of:=ROUND([.J15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SDSS J130441.08+311555.2</text:p>
          </table:table-cell>
          <table:table-cell office:value-type="float" office:value="196.17117">
            <text:p>196.17117</text:p>
          </table:table-cell>
          <table:table-cell office:value-type="float" office:value="31.26535">
            <text:p>31.265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3.793">
            <text:p>3.793</text:p>
          </table:table-cell>
          <table:table-cell table:formula="of:=ROUND([.J15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DSS J130414.09+311459.6</text:p>
          </table:table-cell>
          <table:table-cell office:value-type="float" office:value="196.05872">
            <text:p>196.05872</text:p>
          </table:table-cell>
          <table:table-cell office:value-type="float" office:value="31.24989">
            <text:p>31.249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3.693">
            <text:p>3.693</text:p>
          </table:table-cell>
          <table:table-cell table:formula="of:=ROUND([.J15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SDSS J130434.68+311702.2</text:p>
          </table:table-cell>
          <table:table-cell office:value-type="float" office:value="196.14454">
            <text:p>196.14454</text:p>
          </table:table-cell>
          <table:table-cell office:value-type="float" office:value="31.28395">
            <text:p>31.283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4.083">
            <text:p>4.083</text:p>
          </table:table-cell>
          <table:table-cell table:formula="of:=ROUND([.J15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DSS J130430.95+311726.4</text:p>
          </table:table-cell>
          <table:table-cell office:value-type="float" office:value="196.12898">
            <text:p>196.12898</text:p>
          </table:table-cell>
          <table:table-cell office:value-type="float" office:value="31.29069">
            <text:p>31.290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4.324">
            <text:p>4.324</text:p>
          </table:table-cell>
          <table:table-cell table:formula="of:=ROUND([.J16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DSS J130432.38+310921.5</text:p>
          </table:table-cell>
          <table:table-cell office:value-type="float" office:value="196.13495">
            <text:p>196.13495</text:p>
          </table:table-cell>
          <table:table-cell office:value-type="float" office:value="31.15598">
            <text:p>31.155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3.846">
            <text:p>3.846</text:p>
          </table:table-cell>
          <table:table-cell table:formula="of:=ROUND([.J16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SDSS J130422.58+311656.3</text:p>
          </table:table-cell>
          <table:table-cell office:value-type="float" office:value="196.0941">
            <text:p>196.0941</text:p>
          </table:table-cell>
          <table:table-cell office:value-type="float" office:value="31.28232">
            <text:p>31.282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4.044">
            <text:p>4.044</text:p>
          </table:table-cell>
          <table:table-cell table:formula="of:=ROUND([.J16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float" office:value="201">
            <text:p>201</text:p>
          </table:table-cell>
          <table:table-cell table:style-name="ce1" office:value-type="string">
            <text:p>GALEXASC J130415.22+311713.9 <text:s/></text:p>
          </table:table-cell>
          <table:table-cell table:style-name="ce1" office:value-type="float" office:value="196.06322">
            <text:p>196.06322</text:p>
          </table:table-cell>
          <table:table-cell table:style-name="ce1" office:value-type="float" office:value="31.28699">
            <text:p>31.28699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float" office:value="18.5">
            <text:p>18.5</text:p>
          </table:table-cell>
          <table:table-cell table:style-name="ce1" office:value-type="float" office:value="5.043">
            <text:p>5.043</text:p>
          </table:table-cell>
          <table:table-cell table:style-name="ce1" table:formula="of:=ROUND([.J163])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SDSS J130442.55+310852.2</text:p>
          </table:table-cell>
          <table:table-cell office:value-type="float" office:value="196.1773">
            <text:p>196.1773</text:p>
          </table:table-cell>
          <table:table-cell office:value-type="float" office:value="31.14784">
            <text:p>31.147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g</text:p>
          </table:table-cell>
          <table:table-cell office:value-type="float" office:value="5.154">
            <text:p>5.154</text:p>
          </table:table-cell>
          <table:table-cell table:formula="of:=ROUND([.J16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SDSS J130418.40+311758.7</text:p>
          </table:table-cell>
          <table:table-cell office:value-type="float" office:value="196.07667">
            <text:p>196.07667</text:p>
          </table:table-cell>
          <table:table-cell office:value-type="float" office:value="31.29964">
            <text:p>31.299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g</text:p>
          </table:table-cell>
          <table:table-cell office:value-type="float" office:value="5.348">
            <text:p>5.348</text:p>
          </table:table-cell>
          <table:table-cell table:formula="of:=ROUND([.J16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SDSS J130433.00+310748.3</text:p>
          </table:table-cell>
          <table:table-cell office:value-type="float" office:value="196.13752">
            <text:p>196.13752</text:p>
          </table:table-cell>
          <table:table-cell office:value-type="float" office:value="31.1301">
            <text:p>31.13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5.398">
            <text:p>5.398</text:p>
          </table:table-cell>
          <table:table-cell table:formula="of:=ROUND([.J16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SDSS J130441.07+311758.1</text:p>
          </table:table-cell>
          <table:table-cell office:value-type="float" office:value="196.17115">
            <text:p>196.17115</text:p>
          </table:table-cell>
          <table:table-cell office:value-type="float" office:value="31.29948">
            <text:p>31.299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5.474">
            <text:p>5.474</text:p>
          </table:table-cell>
          <table:table-cell table:formula="of:=ROUND([.J16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SDSS J130424.96+311745.0</text:p>
          </table:table-cell>
          <table:table-cell office:value-type="float" office:value="196.10402">
            <text:p>196.10402</text:p>
          </table:table-cell>
          <table:table-cell office:value-type="float" office:value="31.29584">
            <text:p>31.295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4.694">
            <text:p>4.694</text:p>
          </table:table-cell>
          <table:table-cell table:formula="of:=ROUND([.J16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SDSS J130406.59+311452.1</text:p>
          </table:table-cell>
          <table:table-cell office:value-type="float" office:value="196.02747">
            <text:p>196.02747</text:p>
          </table:table-cell>
          <table:table-cell office:value-type="float" office:value="31.24783">
            <text:p>31.247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5.1">
            <text:p>5.1</text:p>
          </table:table-cell>
          <table:table-cell table:formula="of:=ROUND([.J16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SDSS J130442.15+310903.9</text:p>
          </table:table-cell>
          <table:table-cell office:value-type="float" office:value="196.17564">
            <text:p>196.17564</text:p>
          </table:table-cell>
          <table:table-cell office:value-type="float" office:value="31.1511">
            <text:p>31.15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4.945">
            <text:p>4.945</text:p>
          </table:table-cell>
          <table:table-cell table:formula="of:=ROUND([.J17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SDSS J130450.99+311132.8</text:p>
          </table:table-cell>
          <table:table-cell office:value-type="float" office:value="196.21249">
            <text:p>196.21249</text:p>
          </table:table-cell>
          <table:table-cell office:value-type="float" office:value="31.19247">
            <text:p>31.192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4.959">
            <text:p>4.959</text:p>
          </table:table-cell>
          <table:table-cell table:formula="of:=ROUND([.J17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SDSS J130409.26+311541.0</text:p>
          </table:table-cell>
          <table:table-cell office:value-type="float" office:value="196.03859">
            <text:p>196.03859</text:p>
          </table:table-cell>
          <table:table-cell office:value-type="float" office:value="31.26139">
            <text:p>31.261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4.933">
            <text:p>4.933</text:p>
          </table:table-cell>
          <table:table-cell table:formula="of:=ROUND([.J17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SDSS J130448.01+310944.2</text:p>
          </table:table-cell>
          <table:table-cell office:value-type="float" office:value="196.20008">
            <text:p>196.20008</text:p>
          </table:table-cell>
          <table:table-cell office:value-type="float" office:value="31.16229">
            <text:p>31.162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5.296">
            <text:p>5.296</text:p>
          </table:table-cell>
          <table:table-cell table:formula="of:=ROUND([.J17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SDSS J130440.51+310901.9</text:p>
          </table:table-cell>
          <table:table-cell office:value-type="float" office:value="196.1688">
            <text:p>196.1688</text:p>
          </table:table-cell>
          <table:table-cell office:value-type="float" office:value="31.15053">
            <text:p>31.150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4.784">
            <text:p>4.784</text:p>
          </table:table-cell>
          <table:table-cell table:formula="of:=ROUND([.J17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SDSS J130412.39+311605.4</text:p>
          </table:table-cell>
          <table:table-cell office:value-type="float" office:value="196.05164">
            <text:p>196.05164</text:p>
          </table:table-cell>
          <table:table-cell office:value-type="float" office:value="31.26817">
            <text:p>31.268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4.622">
            <text:p>4.622</text:p>
          </table:table-cell>
          <table:table-cell table:formula="of:=ROUND([.J17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SDSS J130439.39+311801.1</text:p>
          </table:table-cell>
          <table:table-cell office:value-type="float" office:value="196.16416">
            <text:p>196.16416</text:p>
          </table:table-cell>
          <table:table-cell office:value-type="float" office:value="31.30033">
            <text:p>31.300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5.362">
            <text:p>5.362</text:p>
          </table:table-cell>
          <table:table-cell table:formula="of:=ROUND([.J17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SDSS J130450.31+311146.5</text:p>
          </table:table-cell>
          <table:table-cell office:value-type="float" office:value="196.20965">
            <text:p>196.20965</text:p>
          </table:table-cell>
          <table:table-cell office:value-type="float" office:value="31.19625">
            <text:p>31.196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751">
            <text:p>4.751</text:p>
          </table:table-cell>
          <table:table-cell table:formula="of:=ROUND([.J17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SDSS J130406.16+311333.7</text:p>
          </table:table-cell>
          <table:table-cell office:value-type="float" office:value="196.02569">
            <text:p>196.02569</text:p>
          </table:table-cell>
          <table:table-cell office:value-type="float" office:value="31.22603">
            <text:p>31.226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907">
            <text:p>4.907</text:p>
          </table:table-cell>
          <table:table-cell table:formula="of:=ROUND([.J17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SDSS J130451.75+311359.0</text:p>
          </table:table-cell>
          <table:table-cell office:value-type="float" office:value="196.21565">
            <text:p>196.21565</text:p>
          </table:table-cell>
          <table:table-cell office:value-type="float" office:value="31.23308">
            <text:p>31.233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932">
            <text:p>4.932</text:p>
          </table:table-cell>
          <table:table-cell table:formula="of:=ROUND([.J17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SDSS J130432.05+311830.6</text:p>
          </table:table-cell>
          <table:table-cell office:value-type="float" office:value="196.13357">
            <text:p>196.13357</text:p>
          </table:table-cell>
          <table:table-cell office:value-type="float" office:value="31.3085">
            <text:p>31.30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412">
            <text:p>5.412</text:p>
          </table:table-cell>
          <table:table-cell table:formula="of:=ROUND([.J18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SDSS J130424.17+310812.2</text:p>
          </table:table-cell>
          <table:table-cell office:value-type="float" office:value="196.10072">
            <text:p>196.10072</text:p>
          </table:table-cell>
          <table:table-cell office:value-type="float" office:value="31.13673">
            <text:p>31.136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042">
            <text:p>5.042</text:p>
          </table:table-cell>
          <table:table-cell table:formula="of:=ROUND([.J18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SDSS J130452.39+311405.0</text:p>
          </table:table-cell>
          <table:table-cell office:value-type="float" office:value="196.21833">
            <text:p>196.21833</text:p>
          </table:table-cell>
          <table:table-cell office:value-type="float" office:value="31.23475">
            <text:p>31.234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085">
            <text:p>5.085</text:p>
          </table:table-cell>
          <table:table-cell table:formula="of:=ROUND([.J18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SDSS J130406.18+311140.8</text:p>
          </table:table-cell>
          <table:table-cell office:value-type="float" office:value="196.02578">
            <text:p>196.02578</text:p>
          </table:table-cell>
          <table:table-cell office:value-type="float" office:value="31.19468">
            <text:p>31.194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097">
            <text:p>5.097</text:p>
          </table:table-cell>
          <table:table-cell table:formula="of:=ROUND([.J18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SDSS J130442.13+311742.0</text:p>
          </table:table-cell>
          <table:table-cell office:value-type="float" office:value="196.17558">
            <text:p>196.17558</text:p>
          </table:table-cell>
          <table:table-cell office:value-type="float" office:value="31.29501">
            <text:p>31.295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354">
            <text:p>5.354</text:p>
          </table:table-cell>
          <table:table-cell table:formula="of:=ROUND([.J18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SDSS J130454.13+311353.4</text:p>
          </table:table-cell>
          <table:table-cell office:value-type="float" office:value="196.22555">
            <text:p>196.22555</text:p>
          </table:table-cell>
          <table:table-cell office:value-type="float" office:value="31.23151">
            <text:p>31.231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419">
            <text:p>5.419</text:p>
          </table:table-cell>
          <table:table-cell table:formula="of:=ROUND([.J18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SDSS J130407.84+311237.6</text:p>
          </table:table-cell>
          <table:table-cell office:value-type="float" office:value="196.03269">
            <text:p>196.03269</text:p>
          </table:table-cell>
          <table:table-cell office:value-type="float" office:value="31.21045">
            <text:p>31.210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558">
            <text:p>4.558</text:p>
          </table:table-cell>
          <table:table-cell table:formula="of:=ROUND([.J18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SDSS J130451.76+311257.1</text:p>
          </table:table-cell>
          <table:table-cell office:value-type="float" office:value="196.2157">
            <text:p>196.2157</text:p>
          </table:table-cell>
          <table:table-cell office:value-type="float" office:value="31.21586">
            <text:p>31.215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865">
            <text:p>4.865</text:p>
          </table:table-cell>
          <table:table-cell table:formula="of:=ROUND([.J18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SDSS J130450.87+311452.5</text:p>
          </table:table-cell>
          <table:table-cell office:value-type="float" office:value="196.21199">
            <text:p>196.21199</text:p>
          </table:table-cell>
          <table:table-cell office:value-type="float" office:value="31.24792">
            <text:p>31.247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983">
            <text:p>4.983</text:p>
          </table:table-cell>
          <table:table-cell table:formula="of:=ROUND([.J18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SDSS J130430.33+310807.6</text:p>
          </table:table-cell>
          <table:table-cell office:value-type="float" office:value="196.12641">
            <text:p>196.12641</text:p>
          </table:table-cell>
          <table:table-cell office:value-type="float" office:value="31.13545">
            <text:p>31.135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018">
            <text:p>5.018</text:p>
          </table:table-cell>
          <table:table-cell table:formula="of:=ROUND([.J18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SDSS J130447.61+311627.9</text:p>
          </table:table-cell>
          <table:table-cell office:value-type="float" office:value="196.19841">
            <text:p>196.19841</text:p>
          </table:table-cell>
          <table:table-cell office:value-type="float" office:value="31.27443">
            <text:p>31.274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183">
            <text:p>5.183</text:p>
          </table:table-cell>
          <table:table-cell table:formula="of:=ROUND([.J19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SDSS J130407.03+311048.5</text:p>
          </table:table-cell>
          <table:table-cell office:value-type="float" office:value="196.02933">
            <text:p>196.02933</text:p>
          </table:table-cell>
          <table:table-cell office:value-type="float" office:value="31.18016">
            <text:p>31.180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247">
            <text:p>5.247</text:p>
          </table:table-cell>
          <table:table-cell table:formula="of:=ROUND([.J19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SDSS J130435.42+310801.2</text:p>
          </table:table-cell>
          <table:table-cell office:value-type="float" office:value="196.14759">
            <text:p>196.14759</text:p>
          </table:table-cell>
          <table:table-cell office:value-type="float" office:value="31.13367">
            <text:p>31.133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296">
            <text:p>5.296</text:p>
          </table:table-cell>
          <table:table-cell table:formula="of:=ROUND([.J19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SDSS J130453.10+311352.1</text:p>
          </table:table-cell>
          <table:table-cell office:value-type="float" office:value="196.22128">
            <text:p>196.22128</text:p>
          </table:table-cell>
          <table:table-cell office:value-type="float" office:value="31.23115">
            <text:p>31.231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199">
            <text:p>5.199</text:p>
          </table:table-cell>
          <table:table-cell table:formula="of:=ROUND([.J19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SDSS J130408.18+311021.9</text:p>
          </table:table-cell>
          <table:table-cell office:value-type="float" office:value="196.0341">
            <text:p>196.0341</text:p>
          </table:table-cell>
          <table:table-cell office:value-type="float" office:value="31.17276">
            <text:p>31.172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249">
            <text:p>5.249</text:p>
          </table:table-cell>
          <table:table-cell table:formula="of:=ROUND([.J19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SDSS J130449.43+311609.5</text:p>
          </table:table-cell>
          <table:table-cell office:value-type="float" office:value="196.206">
            <text:p>196.206</text:p>
          </table:table-cell>
          <table:table-cell office:value-type="float" office:value="31.26931">
            <text:p>31.269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306">
            <text:p>5.306</text:p>
          </table:table-cell>
          <table:table-cell table:formula="of:=ROUND([.J19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SDSS J130441.87+310830.3</text:p>
          </table:table-cell>
          <table:table-cell office:value-type="float" office:value="196.17447">
            <text:p>196.17447</text:p>
          </table:table-cell>
          <table:table-cell office:value-type="float" office:value="31.14177">
            <text:p>31.141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5.385">
            <text:p>5.385</text:p>
          </table:table-cell>
          <table:table-cell table:formula="of:=ROUND([.J19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SDSS J130437.40+310840.3</text:p>
          </table:table-cell>
          <table:table-cell office:value-type="float" office:value="196.15583">
            <text:p>196.15583</text:p>
          </table:table-cell>
          <table:table-cell office:value-type="float" office:value="31.14455">
            <text:p>31.144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81">
            <text:p>4.81</text:p>
          </table:table-cell>
          <table:table-cell table:formula="of:=ROUND([.J19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SDSS J130453.04+311303.3</text:p>
          </table:table-cell>
          <table:table-cell office:value-type="float" office:value="196.22103">
            <text:p>196.22103</text:p>
          </table:table-cell>
          <table:table-cell office:value-type="float" office:value="31.2176">
            <text:p>31.21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136">
            <text:p>5.136</text:p>
          </table:table-cell>
          <table:table-cell table:formula="of:=ROUND([.J19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SDSS J130418.59+311751.8</text:p>
          </table:table-cell>
          <table:table-cell office:value-type="float" office:value="196.07749">
            <text:p>196.07749</text:p>
          </table:table-cell>
          <table:table-cell office:value-type="float" office:value="31.29773">
            <text:p>31.297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226">
            <text:p>5.226</text:p>
          </table:table-cell>
          <table:table-cell table:formula="of:=ROUND([.J19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SDSS J130407.08+311315.2</text:p>
          </table:table-cell>
          <table:table-cell office:value-type="float" office:value="196.02951">
            <text:p>196.02951</text:p>
          </table:table-cell>
          <table:table-cell office:value-type="float" office:value="31.2209">
            <text:p>31.22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694">
            <text:p>4.694</text:p>
          </table:table-cell>
          <table:table-cell table:formula="of:=ROUND([.J20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SDSS J130450.99+311324.8</text:p>
          </table:table-cell>
          <table:table-cell office:value-type="float" office:value="196.21248">
            <text:p>196.21248</text:p>
          </table:table-cell>
          <table:table-cell office:value-type="float" office:value="31.22357">
            <text:p>31.223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704">
            <text:p>4.704</text:p>
          </table:table-cell>
          <table:table-cell table:formula="of:=ROUND([.J20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SDSS J130407.09+311347.1</text:p>
          </table:table-cell>
          <table:table-cell office:value-type="float" office:value="196.02956">
            <text:p>196.02956</text:p>
          </table:table-cell>
          <table:table-cell office:value-type="float" office:value="31.22976">
            <text:p>31.229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734">
            <text:p>4.734</text:p>
          </table:table-cell>
          <table:table-cell table:formula="of:=ROUND([.J20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SDSS J130428.30+311755.0</text:p>
          </table:table-cell>
          <table:table-cell office:value-type="float" office:value="196.11793">
            <text:p>196.11793</text:p>
          </table:table-cell>
          <table:table-cell office:value-type="float" office:value="31.29862">
            <text:p>31.298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782">
            <text:p>4.782</text:p>
          </table:table-cell>
          <table:table-cell table:formula="of:=ROUND([.J20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SDSS J130451.97+311321.3</text:p>
          </table:table-cell>
          <table:table-cell office:value-type="float" office:value="196.21658">
            <text:p>196.21658</text:p>
          </table:table-cell>
          <table:table-cell office:value-type="float" office:value="31.2226">
            <text:p>31.22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911">
            <text:p>4.911</text:p>
          </table:table-cell>
          <table:table-cell table:formula="of:=ROUND([.J20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SDSS J130423.65+310803.8</text:p>
          </table:table-cell>
          <table:table-cell office:value-type="float" office:value="196.09858">
            <text:p>196.09858</text:p>
          </table:table-cell>
          <table:table-cell office:value-type="float" office:value="31.13442">
            <text:p>31.134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201">
            <text:p>5.201</text:p>
          </table:table-cell>
          <table:table-cell table:formula="of:=ROUND([.J20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SDSS J130404.43+311204.6</text:p>
          </table:table-cell>
          <table:table-cell office:value-type="float" office:value="196.01847">
            <text:p>196.01847</text:p>
          </table:table-cell>
          <table:table-cell office:value-type="float" office:value="31.2013">
            <text:p>31.20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365">
            <text:p>5.365</text:p>
          </table:table-cell>
          <table:table-cell table:formula="of:=ROUND([.J20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SDSS J130446.00+310906.1</text:p>
          </table:table-cell>
          <table:table-cell office:value-type="float" office:value="196.19167">
            <text:p>196.19167</text:p>
          </table:table-cell>
          <table:table-cell office:value-type="float" office:value="31.1517">
            <text:p>31.15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427">
            <text:p>5.427</text:p>
          </table:table-cell>
          <table:table-cell table:formula="of:=ROUND([.J20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SDSS J130405.59+311304.5</text:p>
          </table:table-cell>
          <table:table-cell office:value-type="float" office:value="196.0233">
            <text:p>196.0233</text:p>
          </table:table-cell>
          <table:table-cell office:value-type="float" office:value="31.21794">
            <text:p>31.217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011">
            <text:p>5.011</text:p>
          </table:table-cell>
          <table:table-cell table:formula="of:=ROUND([.J20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SDSS J130404.89+311412.8</text:p>
          </table:table-cell>
          <table:table-cell office:value-type="float" office:value="196.02039">
            <text:p>196.02039</text:p>
          </table:table-cell>
          <table:table-cell office:value-type="float" office:value="31.23691">
            <text:p>31.236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271">
            <text:p>5.271</text:p>
          </table:table-cell>
          <table:table-cell table:formula="of:=ROUND([.J20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SDSS J130404.48+311236.6</text:p>
          </table:table-cell>
          <table:table-cell office:value-type="float" office:value="196.01871">
            <text:p>196.01871</text:p>
          </table:table-cell>
          <table:table-cell office:value-type="float" office:value="31.21018">
            <text:p>31.210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273">
            <text:p>5.273</text:p>
          </table:table-cell>
          <table:table-cell table:formula="of:=ROUND([.J21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SDSS J130417.57+311749.7</text:p>
          </table:table-cell>
          <table:table-cell office:value-type="float" office:value="196.07323">
            <text:p>196.07323</text:p>
          </table:table-cell>
          <table:table-cell office:value-type="float" office:value="31.29715">
            <text:p>31.297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292">
            <text:p>5.292</text:p>
          </table:table-cell>
          <table:table-cell table:formula="of:=ROUND([.J21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SDSS J130453.43+311409.7</text:p>
          </table:table-cell>
          <table:table-cell office:value-type="float" office:value="196.22263">
            <text:p>196.22263</text:p>
          </table:table-cell>
          <table:table-cell office:value-type="float" office:value="31.23605">
            <text:p>31.236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316">
            <text:p>5.316</text:p>
          </table:table-cell>
          <table:table-cell table:formula="of:=ROUND([.J21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SDSS J130407.73+311219.0</text:p>
          </table:table-cell>
          <table:table-cell office:value-type="float" office:value="196.03221">
            <text:p>196.03221</text:p>
          </table:table-cell>
          <table:table-cell office:value-type="float" office:value="31.20529">
            <text:p>31.205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627">
            <text:p>4.627</text:p>
          </table:table-cell>
          <table:table-cell table:formula="of:=ROUND([.J21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SDSS J130414.05+311638.2</text:p>
          </table:table-cell>
          <table:table-cell office:value-type="float" office:value="196.05856">
            <text:p>196.05856</text:p>
          </table:table-cell>
          <table:table-cell office:value-type="float" office:value="31.27729">
            <text:p>31.277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743">
            <text:p>4.743</text:p>
          </table:table-cell>
          <table:table-cell table:formula="of:=ROUND([.J21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SDSS J130415.15+311700.4</text:p>
          </table:table-cell>
          <table:table-cell office:value-type="float" office:value="196.06314">
            <text:p>196.06314</text:p>
          </table:table-cell>
          <table:table-cell office:value-type="float" office:value="31.28347">
            <text:p>31.283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877">
            <text:p>4.877</text:p>
          </table:table-cell>
          <table:table-cell table:formula="of:=ROUND([.J21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SDSS J130450.54+311522.1</text:p>
          </table:table-cell>
          <table:table-cell office:value-type="float" office:value="196.21059">
            <text:p>196.21059</text:p>
          </table:table-cell>
          <table:table-cell office:value-type="float" office:value="31.25616">
            <text:p>31.256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111">
            <text:p>5.111</text:p>
          </table:table-cell>
          <table:table-cell table:formula="of:=ROUND([.J21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SDSS J130441.08+311746.3</text:p>
          </table:table-cell>
          <table:table-cell office:value-type="float" office:value="196.17119">
            <text:p>196.17119</text:p>
          </table:table-cell>
          <table:table-cell office:value-type="float" office:value="31.2962">
            <text:p>31.29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303">
            <text:p>5.303</text:p>
          </table:table-cell>
          <table:table-cell table:formula="of:=ROUND([.J21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SDSS J130415.35+311746.8</text:p>
          </table:table-cell>
          <table:table-cell office:value-type="float" office:value="196.06397">
            <text:p>196.06397</text:p>
          </table:table-cell>
          <table:table-cell office:value-type="float" office:value="31.29634">
            <text:p>31.296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487">
            <text:p>5.487</text:p>
          </table:table-cell>
          <table:table-cell table:formula="of:=ROUND([.J21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SDSS J130431.77+311743.4</text:p>
          </table:table-cell>
          <table:table-cell office:value-type="float" office:value="196.13239">
            <text:p>196.13239</text:p>
          </table:table-cell>
          <table:table-cell office:value-type="float" office:value="31.29541">
            <text:p>31.295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625">
            <text:p>4.625</text:p>
          </table:table-cell>
          <table:table-cell table:formula="of:=ROUND([.J21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SDSS J130422.35+311746.4</text:p>
          </table:table-cell>
          <table:table-cell office:value-type="float" office:value="196.09314">
            <text:p>196.09314</text:p>
          </table:table-cell>
          <table:table-cell office:value-type="float" office:value="31.29625">
            <text:p>31.296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852">
            <text:p>4.852</text:p>
          </table:table-cell>
          <table:table-cell table:formula="of:=ROUND([.J22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SDSS J130441.14+310904.0</text:p>
          </table:table-cell>
          <table:table-cell office:value-type="float" office:value="196.17143">
            <text:p>196.17143</text:p>
          </table:table-cell>
          <table:table-cell office:value-type="float" office:value="31.15112">
            <text:p>31.151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825">
            <text:p>4.825</text:p>
          </table:table-cell>
          <table:table-cell table:formula="of:=ROUND([.J22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DSS J130419.83+311739.6</text:p>
          </table:table-cell>
          <table:table-cell office:value-type="float" office:value="196.08266">
            <text:p>196.08266</text:p>
          </table:table-cell>
          <table:table-cell office:value-type="float" office:value="31.29436">
            <text:p>31.294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932">
            <text:p>4.932</text:p>
          </table:table-cell>
          <table:table-cell table:formula="of:=ROUND([.J22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SDSS J130423.93+311804.7</text:p>
          </table:table-cell>
          <table:table-cell office:value-type="float" office:value="196.09971">
            <text:p>196.09971</text:p>
          </table:table-cell>
          <table:table-cell office:value-type="float" office:value="31.30131">
            <text:p>31.301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06">
            <text:p>5.06</text:p>
          </table:table-cell>
          <table:table-cell table:formula="of:=ROUND([.J22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SDSS J130423.97+311822.4</text:p>
          </table:table-cell>
          <table:table-cell office:value-type="float" office:value="196.0999">
            <text:p>196.0999</text:p>
          </table:table-cell>
          <table:table-cell office:value-type="float" office:value="31.30624">
            <text:p>31.306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348">
            <text:p>5.348</text:p>
          </table:table-cell>
          <table:table-cell table:formula="of:=ROUND([.J22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SDSS J130418.12+311720.2</text:p>
          </table:table-cell>
          <table:table-cell office:value-type="float" office:value="196.07554">
            <text:p>196.07554</text:p>
          </table:table-cell>
          <table:table-cell office:value-type="float" office:value="31.28896">
            <text:p>31.288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4.803">
            <text:p>4.803</text:p>
          </table:table-cell>
          <table:table-cell table:formula="of:=ROUND([.J22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SDSS J130427.55+311811.5</text:p>
          </table:table-cell>
          <table:table-cell office:value-type="float" office:value="196.1148">
            <text:p>196.1148</text:p>
          </table:table-cell>
          <table:table-cell office:value-type="float" office:value="31.30321">
            <text:p>31.303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065">
            <text:p>5.065</text:p>
          </table:table-cell>
          <table:table-cell table:formula="of:=ROUND([.J22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SDSS J130410.20+310935.2</text:p>
          </table:table-cell>
          <table:table-cell office:value-type="float" office:value="196.0425">
            <text:p>196.0425</text:p>
          </table:table-cell>
          <table:table-cell office:value-type="float" office:value="31.15979">
            <text:p>31.159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368">
            <text:p>5.368</text:p>
          </table:table-cell>
          <table:table-cell table:formula="of:=ROUND([.J22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SDSS J130428.66+311820.5</text:p>
          </table:table-cell>
          <table:table-cell office:value-type="float" office:value="196.11943">
            <text:p>196.11943</text:p>
          </table:table-cell>
          <table:table-cell office:value-type="float" office:value="31.30572">
            <text:p>31.305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5.207">
            <text:p>5.207</text:p>
          </table:table-cell>
          <table:table-cell table:formula="of:=ROUND([.J22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SDSS J130431.99+311823.9</text:p>
          </table:table-cell>
          <table:table-cell office:value-type="float" office:value="196.13332">
            <text:p>196.13332</text:p>
          </table:table-cell>
          <table:table-cell office:value-type="float" office:value="31.30664">
            <text:p>31.306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299">
            <text:p>5.299</text:p>
          </table:table-cell>
          <table:table-cell table:formula="of:=ROUND([.J22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SDSS J130404.17+311208.0</text:p>
          </table:table-cell>
          <table:table-cell office:value-type="float" office:value="196.01738">
            <text:p>196.01738</text:p>
          </table:table-cell>
          <table:table-cell office:value-type="float" office:value="31.20223">
            <text:p>31.202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409">
            <text:p>5.409</text:p>
          </table:table-cell>
          <table:table-cell table:formula="of:=ROUND([.J23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SDSS J130427.77+310826.4</text:p>
          </table:table-cell>
          <table:table-cell office:value-type="float" office:value="196.11571">
            <text:p>196.11571</text:p>
          </table:table-cell>
          <table:table-cell office:value-type="float" office:value="31.14068">
            <text:p>31.140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4.704">
            <text:p>4.704</text:p>
          </table:table-cell>
          <table:table-cell table:formula="of:=ROUND([.J23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SDSS J130447.71+311010.2</text:p>
          </table:table-cell>
          <table:table-cell office:value-type="float" office:value="196.1988">
            <text:p>196.1988</text:p>
          </table:table-cell>
          <table:table-cell office:value-type="float" office:value="31.1695">
            <text:p>31.16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4.976">
            <text:p>4.976</text:p>
          </table:table-cell>
          <table:table-cell table:formula="of:=ROUND([.J23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SDSS J130442.58+311725.9</text:p>
          </table:table-cell>
          <table:table-cell office:value-type="float" office:value="196.17743">
            <text:p>196.17743</text:p>
          </table:table-cell>
          <table:table-cell office:value-type="float" office:value="31.29055">
            <text:p>31.290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5.181">
            <text:p>5.181</text:p>
          </table:table-cell>
          <table:table-cell table:formula="of:=ROUND([.J23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SDSS J130407.47+311348.6</text:p>
          </table:table-cell>
          <table:table-cell office:value-type="float" office:value="196.03114">
            <text:p>196.03114</text:p>
          </table:table-cell>
          <table:table-cell office:value-type="float" office:value="31.23017">
            <text:p>31.230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4.658">
            <text:p>4.658</text:p>
          </table:table-cell>
          <table:table-cell table:formula="of:=ROUND([.J23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SDSS J130406.93+311331.0</text:p>
          </table:table-cell>
          <table:table-cell office:value-type="float" office:value="196.0289">
            <text:p>196.0289</text:p>
          </table:table-cell>
          <table:table-cell office:value-type="float" office:value="31.22528">
            <text:p>31.225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4.739">
            <text:p>4.739</text:p>
          </table:table-cell>
          <table:table-cell table:formula="of:=ROUND([.J23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SDSS J130408.39+311145.5</text:p>
          </table:table-cell>
          <table:table-cell office:value-type="float" office:value="196.03496">
            <text:p>196.03496</text:p>
          </table:table-cell>
          <table:table-cell office:value-type="float" office:value="31.196">
            <text:p>31.1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4.623">
            <text:p>4.623</text:p>
          </table:table-cell>
          <table:table-cell table:formula="of:=ROUND([.J23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SDSS J130407.16+311402.3</text:p>
          </table:table-cell>
          <table:table-cell office:value-type="float" office:value="196.02984">
            <text:p>196.02984</text:p>
          </table:table-cell>
          <table:table-cell office:value-type="float" office:value="31.23398">
            <text:p>31.233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4.761">
            <text:p>4.761</text:p>
          </table:table-cell>
          <table:table-cell table:formula="of:=ROUND([.J23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SDSS J130408.89+311433.0</text:p>
          </table:table-cell>
          <table:table-cell office:value-type="float" office:value="196.03705">
            <text:p>196.03705</text:p>
          </table:table-cell>
          <table:table-cell office:value-type="float" office:value="31.2425">
            <text:p>31.24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4.531">
            <text:p>4.531</text:p>
          </table:table-cell>
          <table:table-cell table:formula="of:=ROUND([.J23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SDSS J130446.87+311044.7</text:p>
          </table:table-cell>
          <table:table-cell office:value-type="float" office:value="196.19532">
            <text:p>196.19532</text:p>
          </table:table-cell>
          <table:table-cell office:value-type="float" office:value="31.17911">
            <text:p>31.179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4.503">
            <text:p>4.503</text:p>
          </table:table-cell>
          <table:table-cell table:formula="of:=ROUND([.J23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SDSS J130407.13+311335.2</text:p>
          </table:table-cell>
          <table:table-cell office:value-type="float" office:value="196.02972">
            <text:p>196.02972</text:p>
          </table:table-cell>
          <table:table-cell office:value-type="float" office:value="31.22646">
            <text:p>31.226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4.703">
            <text:p>4.703</text:p>
          </table:table-cell>
          <table:table-cell table:formula="of:=ROUND([.J24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MAPS-NGP O_323_0147550</text:p>
          </table:table-cell>
          <table:table-cell office:value-type="float" office:value="196.10574">
            <text:p>196.10574</text:p>
          </table:table-cell>
          <table:table-cell office:value-type="float" office:value="31.32427">
            <text:p>31.32427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58">
            <text:p>19.58</text:p>
          </table:table-cell>
          <table:table-cell office:value-type="float" office:value="6.367">
            <text:p>6.367</text:p>
          </table:table-cell>
          <table:table-cell table:formula="of:=ROUND([.J241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SDSS J130428.96+311844.3</text:p>
          </table:table-cell>
          <table:table-cell office:value-type="float" office:value="196.12069">
            <text:p>196.12069</text:p>
          </table:table-cell>
          <table:table-cell office:value-type="float" office:value="31.31231">
            <text:p>31.312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2g</text:p>
          </table:table-cell>
          <table:table-cell office:value-type="float" office:value="5.602">
            <text:p>5.602</text:p>
          </table:table-cell>
          <table:table-cell table:formula="of:=ROUND([.J24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SDSS J130457.17+311516.5</text:p>
          </table:table-cell>
          <table:table-cell office:value-type="float" office:value="196.23824">
            <text:p>196.23824</text:p>
          </table:table-cell>
          <table:table-cell office:value-type="float" office:value="31.2546">
            <text:p>31.25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g</text:p>
          </table:table-cell>
          <table:table-cell office:value-type="float" office:value="6.386">
            <text:p>6.386</text:p>
          </table:table-cell>
          <table:table-cell table:formula="of:=ROUND([.J24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SDSS J130451.66+311704.1</text:p>
          </table:table-cell>
          <table:table-cell office:value-type="float" office:value="196.21529">
            <text:p>196.21529</text:p>
          </table:table-cell>
          <table:table-cell office:value-type="float" office:value="31.28448">
            <text:p>31.284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g</text:p>
          </table:table-cell>
          <table:table-cell office:value-type="float" office:value="6.235">
            <text:p>6.235</text:p>
          </table:table-cell>
          <table:table-cell table:formula="of:=ROUND([.J24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SDSS J130453.27+311615.8</text:p>
          </table:table-cell>
          <table:table-cell office:value-type="float" office:value="196.22196">
            <text:p>196.22196</text:p>
          </table:table-cell>
          <table:table-cell office:value-type="float" office:value="31.27106">
            <text:p>31.271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g</text:p>
          </table:table-cell>
          <table:table-cell office:value-type="float" office:value="6.051">
            <text:p>6.051</text:p>
          </table:table-cell>
          <table:table-cell table:formula="of:=ROUND([.J24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SDSS J130411.97+311717.6</text:p>
          </table:table-cell>
          <table:table-cell office:value-type="float" office:value="196.0499">
            <text:p>196.0499</text:p>
          </table:table-cell>
          <table:table-cell office:value-type="float" office:value="31.28824">
            <text:p>31.288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5.529">
            <text:p>5.529</text:p>
          </table:table-cell>
          <table:table-cell table:formula="of:=ROUND([.J24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SDSS J130420.91+311907.1</text:p>
          </table:table-cell>
          <table:table-cell office:value-type="float" office:value="196.08714">
            <text:p>196.08714</text:p>
          </table:table-cell>
          <table:table-cell office:value-type="float" office:value="31.31866">
            <text:p>31.318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0g</text:p>
          </table:table-cell>
          <table:table-cell office:value-type="float" office:value="6.229">
            <text:p>6.229</text:p>
          </table:table-cell>
          <table:table-cell table:formula="of:=ROUND([.J24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SDSS J130415.91+311810.0</text:p>
          </table:table-cell>
          <table:table-cell office:value-type="float" office:value="196.06632">
            <text:p>196.06632</text:p>
          </table:table-cell>
          <table:table-cell office:value-type="float" office:value="31.30278">
            <text:p>31.302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5.758">
            <text:p>5.758</text:p>
          </table:table-cell>
          <table:table-cell table:formula="of:=ROUND([.J24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SDSS J130455.26+311034.9</text:p>
          </table:table-cell>
          <table:table-cell office:value-type="float" office:value="196.23026">
            <text:p>196.23026</text:p>
          </table:table-cell>
          <table:table-cell office:value-type="float" office:value="31.17638">
            <text:p>31.176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6.164">
            <text:p>6.164</text:p>
          </table:table-cell>
          <table:table-cell table:formula="of:=ROUND([.J24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SDSS J130442.37+311814.9</text:p>
          </table:table-cell>
          <table:table-cell office:value-type="float" office:value="196.17655">
            <text:p>196.17655</text:p>
          </table:table-cell>
          <table:table-cell office:value-type="float" office:value="31.30415">
            <text:p>31.304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5.853">
            <text:p>5.853</text:p>
          </table:table-cell>
          <table:table-cell table:formula="of:=ROUND([.J25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SDSS J130455.90+311128.5</text:p>
          </table:table-cell>
          <table:table-cell office:value-type="float" office:value="196.23293">
            <text:p>196.23293</text:p>
          </table:table-cell>
          <table:table-cell office:value-type="float" office:value="31.19127">
            <text:p>31.191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5.982">
            <text:p>5.982</text:p>
          </table:table-cell>
          <table:table-cell table:formula="of:=ROUND([.J25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SDSS J130412.13+311738.7</text:p>
          </table:table-cell>
          <table:table-cell office:value-type="float" office:value="196.05057">
            <text:p>196.05057</text:p>
          </table:table-cell>
          <table:table-cell office:value-type="float" office:value="31.29409">
            <text:p>31.294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5.776">
            <text:p>5.776</text:p>
          </table:table-cell>
          <table:table-cell table:formula="of:=ROUND([.J25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SDSS J130426.37+310716.0</text:p>
          </table:table-cell>
          <table:table-cell office:value-type="float" office:value="196.10991">
            <text:p>196.10991</text:p>
          </table:table-cell>
          <table:table-cell office:value-type="float" office:value="31.12114">
            <text:p>31.121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5.896">
            <text:p>5.896</text:p>
          </table:table-cell>
          <table:table-cell table:formula="of:=ROUND([.J25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SDSS J130425.45+311847.9</text:p>
          </table:table-cell>
          <table:table-cell office:value-type="float" office:value="196.10605">
            <text:p>196.10605</text:p>
          </table:table-cell>
          <table:table-cell office:value-type="float" office:value="31.31333">
            <text:p>31.313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5.714">
            <text:p>5.714</text:p>
          </table:table-cell>
          <table:table-cell table:formula="of:=ROUND([.J25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SDSS J130442.72+310742.6</text:p>
          </table:table-cell>
          <table:table-cell office:value-type="float" office:value="196.17804">
            <text:p>196.17804</text:p>
          </table:table-cell>
          <table:table-cell office:value-type="float" office:value="31.12851">
            <text:p>31.128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6.167">
            <text:p>6.167</text:p>
          </table:table-cell>
          <table:table-cell table:formula="of:=ROUND([.J25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SDSS J130400.18+311332.7</text:p>
          </table:table-cell>
          <table:table-cell office:value-type="float" office:value="196.00075">
            <text:p>196.00075</text:p>
          </table:table-cell>
          <table:table-cell office:value-type="float" office:value="31.22577">
            <text:p>31.225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6.181">
            <text:p>6.181</text:p>
          </table:table-cell>
          <table:table-cell table:formula="of:=ROUND([.J25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DSS J130443.60+311828.8</text:p>
          </table:table-cell>
          <table:table-cell office:value-type="float" office:value="196.1817">
            <text:p>196.1817</text:p>
          </table:table-cell>
          <table:table-cell office:value-type="float" office:value="31.30801">
            <text:p>31.308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6.185">
            <text:p>6.185</text:p>
          </table:table-cell>
          <table:table-cell table:formula="of:=ROUND([.J25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SDSS J130458.91+311312.9</text:p>
          </table:table-cell>
          <table:table-cell office:value-type="float" office:value="196.24549">
            <text:p>196.24549</text:p>
          </table:table-cell>
          <table:table-cell office:value-type="float" office:value="31.22027">
            <text:p>31.220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6.39">
            <text:p>6.39</text:p>
          </table:table-cell>
          <table:table-cell table:formula="of:=ROUND([.J25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SDSS J130435.82+310730.2</text:p>
          </table:table-cell>
          <table:table-cell office:value-type="float" office:value="196.14925">
            <text:p>196.14925</text:p>
          </table:table-cell>
          <table:table-cell office:value-type="float" office:value="31.12506">
            <text:p>31.125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5.818">
            <text:p>5.818</text:p>
          </table:table-cell>
          <table:table-cell table:formula="of:=ROUND([.J25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SDSS J130447.57+311817.3</text:p>
          </table:table-cell>
          <table:table-cell office:value-type="float" office:value="196.19821">
            <text:p>196.19821</text:p>
          </table:table-cell>
          <table:table-cell office:value-type="float" office:value="31.30481">
            <text:p>31.304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6.499">
            <text:p>6.499</text:p>
          </table:table-cell>
          <table:table-cell table:formula="of:=ROUND([.J26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SDSS J130441.41+311804.1</text:p>
          </table:table-cell>
          <table:table-cell office:value-type="float" office:value="196.17256">
            <text:p>196.17256</text:p>
          </table:table-cell>
          <table:table-cell office:value-type="float" office:value="31.30116">
            <text:p>31.301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5.598">
            <text:p>5.598</text:p>
          </table:table-cell>
          <table:table-cell table:formula="of:=ROUND([.J26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SDSS J130402.24+311458.5</text:p>
          </table:table-cell>
          <table:table-cell office:value-type="float" office:value="196.00934">
            <text:p>196.00934</text:p>
          </table:table-cell>
          <table:table-cell office:value-type="float" office:value="31.24959">
            <text:p>31.249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6.014">
            <text:p>6.014</text:p>
          </table:table-cell>
          <table:table-cell table:formula="of:=ROUND([.J26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SDSS J130442.93+311822.5</text:p>
          </table:table-cell>
          <table:table-cell office:value-type="float" office:value="196.1789">
            <text:p>196.1789</text:p>
          </table:table-cell>
          <table:table-cell office:value-type="float" office:value="31.30625">
            <text:p>31.306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6.022">
            <text:p>6.022</text:p>
          </table:table-cell>
          <table:table-cell table:formula="of:=ROUND([.J26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SDSS J130400.44+311245.4</text:p>
          </table:table-cell>
          <table:table-cell office:value-type="float" office:value="196.00186">
            <text:p>196.00186</text:p>
          </table:table-cell>
          <table:table-cell office:value-type="float" office:value="31.21262">
            <text:p>31.212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6.123">
            <text:p>6.123</text:p>
          </table:table-cell>
          <table:table-cell table:formula="of:=ROUND([.J26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SDSS J130432.56+311913.5</text:p>
          </table:table-cell>
          <table:table-cell office:value-type="float" office:value="196.1357">
            <text:p>196.1357</text:p>
          </table:table-cell>
          <table:table-cell office:value-type="float" office:value="31.32044">
            <text:p>31.320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6.136">
            <text:p>6.136</text:p>
          </table:table-cell>
          <table:table-cell table:formula="of:=ROUND([.J26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SDSS J130403.57+311208.0</text:p>
          </table:table-cell>
          <table:table-cell office:value-type="float" office:value="196.01488">
            <text:p>196.01488</text:p>
          </table:table-cell>
          <table:table-cell office:value-type="float" office:value="31.20225">
            <text:p>31.202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5.535">
            <text:p>5.535</text:p>
          </table:table-cell>
          <table:table-cell table:formula="of:=ROUND([.J26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SDSS J130406.50+310923.1</text:p>
          </table:table-cell>
          <table:table-cell office:value-type="float" office:value="196.02712">
            <text:p>196.02712</text:p>
          </table:table-cell>
          <table:table-cell office:value-type="float" office:value="31.15642">
            <text:p>31.156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6.105">
            <text:p>6.105</text:p>
          </table:table-cell>
          <table:table-cell table:formula="of:=ROUND([.J26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SDSS J130441.44+311828.4</text:p>
          </table:table-cell>
          <table:table-cell office:value-type="float" office:value="196.17269">
            <text:p>196.17269</text:p>
          </table:table-cell>
          <table:table-cell office:value-type="float" office:value="31.30791">
            <text:p>31.307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5.961">
            <text:p>5.961</text:p>
          </table:table-cell>
          <table:table-cell table:formula="of:=ROUND([.J26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SDSS J130403.58+311423.5</text:p>
          </table:table-cell>
          <table:table-cell office:value-type="float" office:value="196.01492">
            <text:p>196.01492</text:p>
          </table:table-cell>
          <table:table-cell office:value-type="float" office:value="31.23988">
            <text:p>31.239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5.583">
            <text:p>5.583</text:p>
          </table:table-cell>
          <table:table-cell table:formula="of:=ROUND([.J26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SDSS J130359.30+311410.0</text:p>
          </table:table-cell>
          <table:table-cell office:value-type="float" office:value="195.99712">
            <text:p>195.99712</text:p>
          </table:table-cell>
          <table:table-cell office:value-type="float" office:value="31.23613">
            <text:p>31.236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6.437">
            <text:p>6.437</text:p>
          </table:table-cell>
          <table:table-cell table:formula="of:=ROUND([.J27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SDSS J130452.00+311651.3</text:p>
          </table:table-cell>
          <table:table-cell office:value-type="float" office:value="196.21669">
            <text:p>196.21669</text:p>
          </table:table-cell>
          <table:table-cell office:value-type="float" office:value="31.28093">
            <text:p>31.280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6.159">
            <text:p>6.159</text:p>
          </table:table-cell>
          <table:table-cell table:formula="of:=ROUND([.J27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SDSS J130408.47+311742.2</text:p>
          </table:table-cell>
          <table:table-cell office:value-type="float" office:value="196.03531">
            <text:p>196.03531</text:p>
          </table:table-cell>
          <table:table-cell office:value-type="float" office:value="31.29506">
            <text:p>31.295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6.337">
            <text:p>6.337</text:p>
          </table:table-cell>
          <table:table-cell table:formula="of:=ROUND([.J27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DSS J130407.03+311638.1</text:p>
          </table:table-cell>
          <table:table-cell office:value-type="float" office:value="196.02931">
            <text:p>196.02931</text:p>
          </table:table-cell>
          <table:table-cell office:value-type="float" office:value="31.27727">
            <text:p>31.277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5.861">
            <text:p>5.861</text:p>
          </table:table-cell>
          <table:table-cell table:formula="of:=ROUND([.J27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SDSS J130457.99+311424.3</text:p>
          </table:table-cell>
          <table:table-cell office:value-type="float" office:value="196.24165">
            <text:p>196.24165</text:p>
          </table:table-cell>
          <table:table-cell office:value-type="float" office:value="31.2401">
            <text:p>31.24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321">
            <text:p>6.321</text:p>
          </table:table-cell>
          <table:table-cell table:formula="of:=ROUND([.J27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SDSS J130433.33+310726.6</text:p>
          </table:table-cell>
          <table:table-cell office:value-type="float" office:value="196.13891">
            <text:p>196.13891</text:p>
          </table:table-cell>
          <table:table-cell office:value-type="float" office:value="31.12407">
            <text:p>31.124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5.767">
            <text:p>5.767</text:p>
          </table:table-cell>
          <table:table-cell table:formula="of:=ROUND([.J27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SDSS J130424.79+311902.5</text:p>
          </table:table-cell>
          <table:table-cell office:value-type="float" office:value="196.1033">
            <text:p>196.1033</text:p>
          </table:table-cell>
          <table:table-cell office:value-type="float" office:value="31.31737">
            <text:p>31.317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5.974">
            <text:p>5.974</text:p>
          </table:table-cell>
          <table:table-cell table:formula="of:=ROUND([.J27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SDSS J130423.95+311845.4</text:p>
          </table:table-cell>
          <table:table-cell office:value-type="float" office:value="196.09981">
            <text:p>196.09981</text:p>
          </table:table-cell>
          <table:table-cell office:value-type="float" office:value="31.31263">
            <text:p>31.312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5.724">
            <text:p>5.724</text:p>
          </table:table-cell>
          <table:table-cell table:formula="of:=ROUND([.J27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SDSS J130424.49+311904.5</text:p>
          </table:table-cell>
          <table:table-cell office:value-type="float" office:value="196.10207">
            <text:p>196.10207</text:p>
          </table:table-cell>
          <table:table-cell office:value-type="float" office:value="31.31794">
            <text:p>31.317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018">
            <text:p>6.018</text:p>
          </table:table-cell>
          <table:table-cell table:formula="of:=ROUND([.J27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SDSS J130457.89+311234.4</text:p>
          </table:table-cell>
          <table:table-cell office:value-type="float" office:value="196.24122">
            <text:p>196.24122</text:p>
          </table:table-cell>
          <table:table-cell office:value-type="float" office:value="31.20958">
            <text:p>31.209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196">
            <text:p>6.196</text:p>
          </table:table-cell>
          <table:table-cell table:formula="of:=ROUND([.J27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SDSS J130458.64+311347.7</text:p>
          </table:table-cell>
          <table:table-cell office:value-type="float" office:value="196.24435">
            <text:p>196.24435</text:p>
          </table:table-cell>
          <table:table-cell office:value-type="float" office:value="31.22994">
            <text:p>31.229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365">
            <text:p>6.365</text:p>
          </table:table-cell>
          <table:table-cell table:formula="of:=ROUND([.J28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SDSS J130440.75+310757.1</text:p>
          </table:table-cell>
          <table:table-cell office:value-type="float" office:value="196.16983">
            <text:p>196.16983</text:p>
          </table:table-cell>
          <table:table-cell office:value-type="float" office:value="31.13253">
            <text:p>31.132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5.76">
            <text:p>5.76</text:p>
          </table:table-cell>
          <table:table-cell table:formula="of:=ROUND([.J28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SDSS J130450.90+311656.2</text:p>
          </table:table-cell>
          <table:table-cell office:value-type="float" office:value="196.2121">
            <text:p>196.2121</text:p>
          </table:table-cell>
          <table:table-cell office:value-type="float" office:value="31.28229">
            <text:p>31.282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025">
            <text:p>6.025</text:p>
          </table:table-cell>
          <table:table-cell table:formula="of:=ROUND([.J28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SDSS J130449.11+311652.3</text:p>
          </table:table-cell>
          <table:table-cell office:value-type="float" office:value="196.20464">
            <text:p>196.20464</text:p>
          </table:table-cell>
          <table:table-cell office:value-type="float" office:value="31.2812">
            <text:p>31.28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69">
            <text:p>5.69</text:p>
          </table:table-cell>
          <table:table-cell table:formula="of:=ROUND([.J28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SDSS J130456.80+311316.1</text:p>
          </table:table-cell>
          <table:table-cell office:value-type="float" office:value="196.23667">
            <text:p>196.23667</text:p>
          </table:table-cell>
          <table:table-cell office:value-type="float" office:value="31.22116">
            <text:p>31.221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5.939">
            <text:p>5.939</text:p>
          </table:table-cell>
          <table:table-cell table:formula="of:=ROUND([.J28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SDSS J130450.84+311728.2</text:p>
          </table:table-cell>
          <table:table-cell office:value-type="float" office:value="196.21184">
            <text:p>196.21184</text:p>
          </table:table-cell>
          <table:table-cell office:value-type="float" office:value="31.29118">
            <text:p>31.291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365">
            <text:p>6.365</text:p>
          </table:table-cell>
          <table:table-cell table:formula="of:=ROUND([.J28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SDSS J130424.11+311852.7</text:p>
          </table:table-cell>
          <table:table-cell office:value-type="float" office:value="196.10048">
            <text:p>196.10048</text:p>
          </table:table-cell>
          <table:table-cell office:value-type="float" office:value="31.31466">
            <text:p>31.314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838">
            <text:p>5.838</text:p>
          </table:table-cell>
          <table:table-cell table:formula="of:=ROUND([.J28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DSS J130414.06+311802.2</text:p>
          </table:table-cell>
          <table:table-cell office:value-type="float" office:value="196.0586">
            <text:p>196.0586</text:p>
          </table:table-cell>
          <table:table-cell office:value-type="float" office:value="31.30061">
            <text:p>31.300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851">
            <text:p>5.851</text:p>
          </table:table-cell>
          <table:table-cell table:formula="of:=ROUND([.J28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SDSS J130455.56+311117.6</text:p>
          </table:table-cell>
          <table:table-cell office:value-type="float" office:value="196.23153">
            <text:p>196.23153</text:p>
          </table:table-cell>
          <table:table-cell office:value-type="float" office:value="31.18825">
            <text:p>31.188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5.966">
            <text:p>5.966</text:p>
          </table:table-cell>
          <table:table-cell table:formula="of:=ROUND([.J28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SDSS J130408.13+311710.1</text:p>
          </table:table-cell>
          <table:table-cell office:value-type="float" office:value="196.03388">
            <text:p>196.03388</text:p>
          </table:table-cell>
          <table:table-cell office:value-type="float" office:value="31.28615">
            <text:p>31.286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017">
            <text:p>6.017</text:p>
          </table:table-cell>
          <table:table-cell table:formula="of:=ROUND([.J28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DSS J130400.36+311409.8</text:p>
          </table:table-cell>
          <table:table-cell office:value-type="float" office:value="196.00151">
            <text:p>196.00151</text:p>
          </table:table-cell>
          <table:table-cell office:value-type="float" office:value="31.23607">
            <text:p>31.236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214">
            <text:p>6.214</text:p>
          </table:table-cell>
          <table:table-cell table:formula="of:=ROUND([.J29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SDSS J130432.39+311922.4</text:p>
          </table:table-cell>
          <table:table-cell office:value-type="float" office:value="196.13499">
            <text:p>196.13499</text:p>
          </table:table-cell>
          <table:table-cell office:value-type="float" office:value="31.32289">
            <text:p>31.322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278">
            <text:p>6.278</text:p>
          </table:table-cell>
          <table:table-cell table:formula="of:=ROUND([.J29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SDSS J130443.86+311837.7</text:p>
          </table:table-cell>
          <table:table-cell office:value-type="float" office:value="196.18277">
            <text:p>196.18277</text:p>
          </table:table-cell>
          <table:table-cell office:value-type="float" office:value="31.31049">
            <text:p>31.310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341">
            <text:p>6.341</text:p>
          </table:table-cell>
          <table:table-cell table:formula="of:=ROUND([.J29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SDSS J130413.84+310730.7</text:p>
          </table:table-cell>
          <table:table-cell office:value-type="float" office:value="196.05769">
            <text:p>196.05769</text:p>
          </table:table-cell>
          <table:table-cell office:value-type="float" office:value="31.12519">
            <text:p>31.125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496">
            <text:p>6.496</text:p>
          </table:table-cell>
          <table:table-cell table:formula="of:=ROUND([.J29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SDSS J130447.13+311743.5</text:p>
          </table:table-cell>
          <table:table-cell office:value-type="float" office:value="196.19641">
            <text:p>196.19641</text:p>
          </table:table-cell>
          <table:table-cell office:value-type="float" office:value="31.29542">
            <text:p>31.295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002">
            <text:p>6.002</text:p>
          </table:table-cell>
          <table:table-cell table:formula="of:=ROUND([.J29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SDSS J130453.61+311625.9</text:p>
          </table:table-cell>
          <table:table-cell office:value-type="float" office:value="196.22339">
            <text:p>196.22339</text:p>
          </table:table-cell>
          <table:table-cell office:value-type="float" office:value="31.27386">
            <text:p>31.273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202">
            <text:p>6.202</text:p>
          </table:table-cell>
          <table:table-cell table:formula="of:=ROUND([.J29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SDSS J130458.76+311324.9</text:p>
          </table:table-cell>
          <table:table-cell office:value-type="float" office:value="196.24485">
            <text:p>196.24485</text:p>
          </table:table-cell>
          <table:table-cell office:value-type="float" office:value="31.2236">
            <text:p>31.22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363">
            <text:p>6.363</text:p>
          </table:table-cell>
          <table:table-cell table:formula="of:=ROUND([.J29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SDSS J130433.65+310647.0</text:p>
          </table:table-cell>
          <table:table-cell office:value-type="float" office:value="196.14021">
            <text:p>196.14021</text:p>
          </table:table-cell>
          <table:table-cell office:value-type="float" office:value="31.11307">
            <text:p>31.113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43">
            <text:p>6.43</text:p>
          </table:table-cell>
          <table:table-cell table:formula="of:=ROUND([.J29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SDSS J130427.17+311934.7</text:p>
          </table:table-cell>
          <table:table-cell office:value-type="float" office:value="196.11325">
            <text:p>196.11325</text:p>
          </table:table-cell>
          <table:table-cell office:value-type="float" office:value="31.32631">
            <text:p>31.326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454">
            <text:p>6.454</text:p>
          </table:table-cell>
          <table:table-cell table:formula="of:=ROUND([.J29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SDSS J130409.65+310903.8</text:p>
          </table:table-cell>
          <table:table-cell office:value-type="float" office:value="196.04022">
            <text:p>196.04022</text:p>
          </table:table-cell>
          <table:table-cell office:value-type="float" office:value="31.15107">
            <text:p>31.151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811">
            <text:p>5.811</text:p>
          </table:table-cell>
          <table:table-cell table:formula="of:=ROUND([.J29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SDSS J130401.68+311413.7</text:p>
          </table:table-cell>
          <table:table-cell office:value-type="float" office:value="196.00701">
            <text:p>196.00701</text:p>
          </table:table-cell>
          <table:table-cell office:value-type="float" office:value="31.23715">
            <text:p>31.237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5.947">
            <text:p>5.947</text:p>
          </table:table-cell>
          <table:table-cell table:formula="of:=ROUND([.J30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SDSS J130359.70+311249.8</text:p>
          </table:table-cell>
          <table:table-cell office:value-type="float" office:value="195.99879">
            <text:p>195.99879</text:p>
          </table:table-cell>
          <table:table-cell office:value-type="float" office:value="31.21383">
            <text:p>31.213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276">
            <text:p>6.276</text:p>
          </table:table-cell>
          <table:table-cell table:formula="of:=ROUND([.J30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SDSS J130453.38+311646.1</text:p>
          </table:table-cell>
          <table:table-cell office:value-type="float" office:value="196.22245">
            <text:p>196.22245</text:p>
          </table:table-cell>
          <table:table-cell office:value-type="float" office:value="31.27949">
            <text:p>31.279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348">
            <text:p>6.348</text:p>
          </table:table-cell>
          <table:table-cell table:formula="of:=ROUND([.J30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SDSS J130454.21+311128.3</text:p>
          </table:table-cell>
          <table:table-cell office:value-type="float" office:value="196.22592">
            <text:p>196.22592</text:p>
          </table:table-cell>
          <table:table-cell office:value-type="float" office:value="31.19121">
            <text:p>31.191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638">
            <text:p>5.638</text:p>
          </table:table-cell>
          <table:table-cell table:formula="of:=ROUND([.J30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SDSS J130437.44+311836.0</text:p>
          </table:table-cell>
          <table:table-cell office:value-type="float" office:value="196.15601">
            <text:p>196.15601</text:p>
          </table:table-cell>
          <table:table-cell office:value-type="float" office:value="31.31001">
            <text:p>31.310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752">
            <text:p>5.752</text:p>
          </table:table-cell>
          <table:table-cell table:formula="of:=ROUND([.J30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SDSS J130452.58+311559.3</text:p>
          </table:table-cell>
          <table:table-cell office:value-type="float" office:value="196.21909">
            <text:p>196.21909</text:p>
          </table:table-cell>
          <table:table-cell office:value-type="float" office:value="31.26649">
            <text:p>31.266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786">
            <text:p>5.786</text:p>
          </table:table-cell>
          <table:table-cell table:formula="of:=ROUND([.J30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SDSS J130426.01+311900.6</text:p>
          </table:table-cell>
          <table:table-cell office:value-type="float" office:value="196.1084">
            <text:p>196.1084</text:p>
          </table:table-cell>
          <table:table-cell office:value-type="float" office:value="31.31684">
            <text:p>31.316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908">
            <text:p>5.908</text:p>
          </table:table-cell>
          <table:table-cell table:formula="of:=ROUND([.J30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SDSS J130452.94+311611.5</text:p>
          </table:table-cell>
          <table:table-cell office:value-type="float" office:value="196.22061">
            <text:p>196.22061</text:p>
          </table:table-cell>
          <table:table-cell office:value-type="float" office:value="31.26989">
            <text:p>31.269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5.956">
            <text:p>5.956</text:p>
          </table:table-cell>
          <table:table-cell table:formula="of:=ROUND([.J30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SDSS J130402.46+311103.2</text:p>
          </table:table-cell>
          <table:table-cell office:value-type="float" office:value="196.01025">
            <text:p>196.01025</text:p>
          </table:table-cell>
          <table:table-cell office:value-type="float" office:value="31.18423">
            <text:p>31.184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052">
            <text:p>6.052</text:p>
          </table:table-cell>
          <table:table-cell table:formula="of:=ROUND([.J30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SDSS J130435.88+311913.1</text:p>
          </table:table-cell>
          <table:table-cell office:value-type="float" office:value="196.14953">
            <text:p>196.14953</text:p>
          </table:table-cell>
          <table:table-cell office:value-type="float" office:value="31.32032">
            <text:p>31.320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256">
            <text:p>6.256</text:p>
          </table:table-cell>
          <table:table-cell table:formula="of:=ROUND([.J30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SDSS J130456.43+311034.9</text:p>
          </table:table-cell>
          <table:table-cell office:value-type="float" office:value="196.23514">
            <text:p>196.23514</text:p>
          </table:table-cell>
          <table:table-cell office:value-type="float" office:value="31.17639">
            <text:p>31.176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393">
            <text:p>6.393</text:p>
          </table:table-cell>
          <table:table-cell table:formula="of:=ROUND([.J31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SDSS J130402.15+311340.1</text:p>
          </table:table-cell>
          <table:table-cell office:value-type="float" office:value="196.009">
            <text:p>196.009</text:p>
          </table:table-cell>
          <table:table-cell office:value-type="float" office:value="31.22781">
            <text:p>31.227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769">
            <text:p>5.769</text:p>
          </table:table-cell>
          <table:table-cell table:formula="of:=ROUND([.J31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SDSS J130454.40+311105.4</text:p>
          </table:table-cell>
          <table:table-cell office:value-type="float" office:value="196.2267">
            <text:p>196.2267</text:p>
          </table:table-cell>
          <table:table-cell office:value-type="float" office:value="31.18486">
            <text:p>31.184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8">
            <text:p>5.8</text:p>
          </table:table-cell>
          <table:table-cell table:formula="of:=ROUND([.J31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SDSS J130408.88+311707.2</text:p>
          </table:table-cell>
          <table:table-cell office:value-type="float" office:value="196.03701">
            <text:p>196.03701</text:p>
          </table:table-cell>
          <table:table-cell office:value-type="float" office:value="31.28536">
            <text:p>31.285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5.867">
            <text:p>5.867</text:p>
          </table:table-cell>
          <table:table-cell table:formula="of:=ROUND([.J31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DSS J130430.55+310654.8</text:p>
          </table:table-cell>
          <table:table-cell office:value-type="float" office:value="196.12733">
            <text:p>196.12733</text:p>
          </table:table-cell>
          <table:table-cell office:value-type="float" office:value="31.11523">
            <text:p>31.115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232">
            <text:p>6.232</text:p>
          </table:table-cell>
          <table:table-cell table:formula="of:=ROUND([.J31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SDSS J130431.85+311926.3</text:p>
          </table:table-cell>
          <table:table-cell office:value-type="float" office:value="196.13273">
            <text:p>196.13273</text:p>
          </table:table-cell>
          <table:table-cell office:value-type="float" office:value="31.324">
            <text:p>31.3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332">
            <text:p>6.332</text:p>
          </table:table-cell>
          <table:table-cell table:formula="of:=ROUND([.J31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SDSS J130420.72+311915.7</text:p>
          </table:table-cell>
          <table:table-cell office:value-type="float" office:value="196.08634">
            <text:p>196.08634</text:p>
          </table:table-cell>
          <table:table-cell office:value-type="float" office:value="31.32103">
            <text:p>31.321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6.377">
            <text:p>6.377</text:p>
          </table:table-cell>
          <table:table-cell table:formula="of:=ROUND([.J31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SDSS J130402.00+311325.1</text:p>
          </table:table-cell>
          <table:table-cell office:value-type="float" office:value="196.00837">
            <text:p>196.00837</text:p>
          </table:table-cell>
          <table:table-cell office:value-type="float" office:value="31.22366">
            <text:p>31.223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784">
            <text:p>5.784</text:p>
          </table:table-cell>
          <table:table-cell table:formula="of:=ROUND([.J31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SDSS J130443.44+311805.4</text:p>
          </table:table-cell>
          <table:table-cell office:value-type="float" office:value="196.18103">
            <text:p>196.18103</text:p>
          </table:table-cell>
          <table:table-cell office:value-type="float" office:value="31.30151">
            <text:p>31.301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834">
            <text:p>5.834</text:p>
          </table:table-cell>
          <table:table-cell table:formula="of:=ROUND([.J31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SDSS J130436.58+310730.6</text:p>
          </table:table-cell>
          <table:table-cell office:value-type="float" office:value="196.15245">
            <text:p>196.15245</text:p>
          </table:table-cell>
          <table:table-cell office:value-type="float" office:value="31.12518">
            <text:p>31.125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854">
            <text:p>5.854</text:p>
          </table:table-cell>
          <table:table-cell table:formula="of:=ROUND([.J31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DSS J130445.37+310824.3</text:p>
          </table:table-cell>
          <table:table-cell office:value-type="float" office:value="196.18907">
            <text:p>196.18907</text:p>
          </table:table-cell>
          <table:table-cell office:value-type="float" office:value="31.14009">
            <text:p>31.140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883">
            <text:p>5.883</text:p>
          </table:table-cell>
          <table:table-cell table:formula="of:=ROUND([.J32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SDSS J130442.42+311820.7</text:p>
          </table:table-cell>
          <table:table-cell office:value-type="float" office:value="196.17679">
            <text:p>196.17679</text:p>
          </table:table-cell>
          <table:table-cell office:value-type="float" office:value="31.30577">
            <text:p>31.305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5.944">
            <text:p>5.944</text:p>
          </table:table-cell>
          <table:table-cell table:formula="of:=ROUND([.J32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SDSS J130434.50+310715.0</text:p>
          </table:table-cell>
          <table:table-cell office:value-type="float" office:value="196.14378">
            <text:p>196.14378</text:p>
          </table:table-cell>
          <table:table-cell office:value-type="float" office:value="31.12085">
            <text:p>31.120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002">
            <text:p>6.002</text:p>
          </table:table-cell>
          <table:table-cell table:formula="of:=ROUND([.J32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SDSS J130401.13+311142.2</text:p>
          </table:table-cell>
          <table:table-cell office:value-type="float" office:value="196.00473">
            <text:p>196.00473</text:p>
          </table:table-cell>
          <table:table-cell office:value-type="float" office:value="31.19507">
            <text:p>31.195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134">
            <text:p>6.134</text:p>
          </table:table-cell>
          <table:table-cell table:formula="of:=ROUND([.J32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SDSS J130415.43+310732.8</text:p>
          </table:table-cell>
          <table:table-cell office:value-type="float" office:value="196.0643">
            <text:p>196.0643</text:p>
          </table:table-cell>
          <table:table-cell office:value-type="float" office:value="31.12578">
            <text:p>31.125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302">
            <text:p>6.302</text:p>
          </table:table-cell>
          <table:table-cell table:formula="of:=ROUND([.J32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SDSS J130454.84+311251.4</text:p>
          </table:table-cell>
          <table:table-cell office:value-type="float" office:value="196.22851">
            <text:p>196.22851</text:p>
          </table:table-cell>
          <table:table-cell office:value-type="float" office:value="31.21428">
            <text:p>31.214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5.526">
            <text:p>5.526</text:p>
          </table:table-cell>
          <table:table-cell table:formula="of:=ROUND([.J32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SDSS J130431.85+310657.6</text:p>
          </table:table-cell>
          <table:table-cell office:value-type="float" office:value="196.13271">
            <text:p>196.13271</text:p>
          </table:table-cell>
          <table:table-cell office:value-type="float" office:value="31.11601">
            <text:p>31.116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206">
            <text:p>6.206</text:p>
          </table:table-cell>
          <table:table-cell table:formula="of:=ROUND([.J32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SDSS J130407.87+311727.4</text:p>
          </table:table-cell>
          <table:table-cell office:value-type="float" office:value="196.03282">
            <text:p>196.03282</text:p>
          </table:table-cell>
          <table:table-cell office:value-type="float" office:value="31.29095">
            <text:p>31.290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253">
            <text:p>6.253</text:p>
          </table:table-cell>
          <table:table-cell table:formula="of:=ROUND([.J32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SDSS J130435.77+310739.0</text:p>
          </table:table-cell>
          <table:table-cell office:value-type="float" office:value="196.14908">
            <text:p>196.14908</text:p>
          </table:table-cell>
          <table:table-cell office:value-type="float" office:value="31.12753">
            <text:p>31.127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672">
            <text:p>5.672</text:p>
          </table:table-cell>
          <table:table-cell table:formula="of:=ROUND([.J32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SDSS J130408.29+311642.9</text:p>
          </table:table-cell>
          <table:table-cell office:value-type="float" office:value="196.03458">
            <text:p>196.03458</text:p>
          </table:table-cell>
          <table:table-cell office:value-type="float" office:value="31.27859">
            <text:p>31.278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695">
            <text:p>5.695</text:p>
          </table:table-cell>
          <table:table-cell table:formula="of:=ROUND([.J32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DSS J130405.44+311600.0</text:p>
          </table:table-cell>
          <table:table-cell office:value-type="float" office:value="196.02271">
            <text:p>196.02271</text:p>
          </table:table-cell>
          <table:table-cell office:value-type="float" office:value="31.26669">
            <text:p>31.266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797">
            <text:p>5.797</text:p>
          </table:table-cell>
          <table:table-cell table:formula="of:=ROUND([.J33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SDSS J130403.87+311542.9</text:p>
          </table:table-cell>
          <table:table-cell office:value-type="float" office:value="196.01615">
            <text:p>196.01615</text:p>
          </table:table-cell>
          <table:table-cell office:value-type="float" office:value="31.26193">
            <text:p>31.261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5.963">
            <text:p>5.963</text:p>
          </table:table-cell>
          <table:table-cell table:formula="of:=ROUND([.J33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SDSS J130445.23+311818.7</text:p>
          </table:table-cell>
          <table:table-cell office:value-type="float" office:value="196.18849">
            <text:p>196.18849</text:p>
          </table:table-cell>
          <table:table-cell office:value-type="float" office:value="31.30521">
            <text:p>31.305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227">
            <text:p>6.227</text:p>
          </table:table-cell>
          <table:table-cell table:formula="of:=ROUND([.J33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SDSS J130428.71+311923.7</text:p>
          </table:table-cell>
          <table:table-cell office:value-type="float" office:value="196.11963">
            <text:p>196.11963</text:p>
          </table:table-cell>
          <table:table-cell office:value-type="float" office:value="31.32326">
            <text:p>31.323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259">
            <text:p>6.259</text:p>
          </table:table-cell>
          <table:table-cell table:formula="of:=ROUND([.J33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SDSS J130412.65+311735.5</text:p>
          </table:table-cell>
          <table:table-cell office:value-type="float" office:value="196.05273">
            <text:p>196.05273</text:p>
          </table:table-cell>
          <table:table-cell office:value-type="float" office:value="31.2932">
            <text:p>31.29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665">
            <text:p>5.665</text:p>
          </table:table-cell>
          <table:table-cell table:formula="of:=ROUND([.J33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SDSS J130454.84+311119.3</text:p>
          </table:table-cell>
          <table:table-cell office:value-type="float" office:value="196.22854">
            <text:p>196.22854</text:p>
          </table:table-cell>
          <table:table-cell office:value-type="float" office:value="31.18871">
            <text:p>31.188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811">
            <text:p>5.811</text:p>
          </table:table-cell>
          <table:table-cell table:formula="of:=ROUND([.J33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SDSS J130453.83+311036.5</text:p>
          </table:table-cell>
          <table:table-cell office:value-type="float" office:value="196.22429">
            <text:p>196.22429</text:p>
          </table:table-cell>
          <table:table-cell office:value-type="float" office:value="31.17682">
            <text:p>31.176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5.875">
            <text:p>5.875</text:p>
          </table:table-cell>
          <table:table-cell table:formula="of:=ROUND([.J33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SDSS J130454.77+310958.2</text:p>
          </table:table-cell>
          <table:table-cell office:value-type="float" office:value="196.22823">
            <text:p>196.22823</text:p>
          </table:table-cell>
          <table:table-cell office:value-type="float" office:value="31.16617">
            <text:p>31.166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352">
            <text:p>6.352</text:p>
          </table:table-cell>
          <table:table-cell table:formula="of:=ROUND([.J33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SDSS J130442.83+311747.1</text:p>
          </table:table-cell>
          <table:table-cell office:value-type="float" office:value="196.17846">
            <text:p>196.17846</text:p>
          </table:table-cell>
          <table:table-cell office:value-type="float" office:value="31.29644">
            <text:p>31.296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506">
            <text:p>5.506</text:p>
          </table:table-cell>
          <table:table-cell table:formula="of:=ROUND([.J33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SDSS J130444.25+311750.7</text:p>
          </table:table-cell>
          <table:table-cell office:value-type="float" office:value="196.18439">
            <text:p>196.18439</text:p>
          </table:table-cell>
          <table:table-cell office:value-type="float" office:value="31.29743">
            <text:p>31.297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723">
            <text:p>5.723</text:p>
          </table:table-cell>
          <table:table-cell table:formula="of:=ROUND([.J33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SDSS J130445.12+310831.1</text:p>
          </table:table-cell>
          <table:table-cell office:value-type="float" office:value="196.18802">
            <text:p>196.18802</text:p>
          </table:table-cell>
          <table:table-cell office:value-type="float" office:value="31.14198">
            <text:p>31.141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76">
            <text:p>5.76</text:p>
          </table:table-cell>
          <table:table-cell table:formula="of:=ROUND([.J34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SDSS J130424.56+311850.7</text:p>
          </table:table-cell>
          <table:table-cell office:value-type="float" office:value="196.10236">
            <text:p>196.10236</text:p>
          </table:table-cell>
          <table:table-cell office:value-type="float" office:value="31.31409">
            <text:p>31.314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787">
            <text:p>5.787</text:p>
          </table:table-cell>
          <table:table-cell table:formula="of:=ROUND([.J34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SDSS J130447.87+310847.4</text:p>
          </table:table-cell>
          <table:table-cell office:value-type="float" office:value="196.19947">
            <text:p>196.19947</text:p>
          </table:table-cell>
          <table:table-cell office:value-type="float" office:value="31.14651">
            <text:p>31.146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927">
            <text:p>5.927</text:p>
          </table:table-cell>
          <table:table-cell table:formula="of:=ROUND([.J34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SDSS J130445.64+311754.4</text:p>
          </table:table-cell>
          <table:table-cell office:value-type="float" office:value="196.1902">
            <text:p>196.1902</text:p>
          </table:table-cell>
          <table:table-cell office:value-type="float" office:value="31.29846">
            <text:p>31.298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5.948">
            <text:p>5.948</text:p>
          </table:table-cell>
          <table:table-cell table:formula="of:=ROUND([.J34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SDSS J130449.18+311734.2</text:p>
          </table:table-cell>
          <table:table-cell office:value-type="float" office:value="196.20493">
            <text:p>196.20493</text:p>
          </table:table-cell>
          <table:table-cell office:value-type="float" office:value="31.29286">
            <text:p>31.292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182">
            <text:p>6.182</text:p>
          </table:table-cell>
          <table:table-cell table:formula="of:=ROUND([.J34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SDSS J130450.73+310842.3</text:p>
          </table:table-cell>
          <table:table-cell office:value-type="float" office:value="196.21141">
            <text:p>196.21141</text:p>
          </table:table-cell>
          <table:table-cell office:value-type="float" office:value="31.1451">
            <text:p>31.14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418">
            <text:p>6.418</text:p>
          </table:table-cell>
          <table:table-cell table:formula="of:=ROUND([.J34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SDSS J130401.36+311421.6</text:p>
          </table:table-cell>
          <table:table-cell office:value-type="float" office:value="196.00569">
            <text:p>196.00569</text:p>
          </table:table-cell>
          <table:table-cell office:value-type="float" office:value="31.23935">
            <text:p>31.239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039">
            <text:p>6.039</text:p>
          </table:table-cell>
          <table:table-cell table:formula="of:=ROUND([.J34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SDSS J130406.21+310902.3</text:p>
          </table:table-cell>
          <table:table-cell office:value-type="float" office:value="196.0259">
            <text:p>196.0259</text:p>
          </table:table-cell>
          <table:table-cell office:value-type="float" office:value="31.15064">
            <text:p>31.150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372">
            <text:p>6.372</text:p>
          </table:table-cell>
          <table:table-cell table:formula="of:=ROUND([.J34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SDSS J130451.59+311607.0</text:p>
          </table:table-cell>
          <table:table-cell office:value-type="float" office:value="196.21498">
            <text:p>196.21498</text:p>
          </table:table-cell>
          <table:table-cell office:value-type="float" office:value="31.26863">
            <text:p>31.268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5.67">
            <text:p>5.67</text:p>
          </table:table-cell>
          <table:table-cell table:formula="of:=ROUND([.J34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SDSS J130424.79+310655.2</text:p>
          </table:table-cell>
          <table:table-cell office:value-type="float" office:value="196.10332">
            <text:p>196.10332</text:p>
          </table:table-cell>
          <table:table-cell office:value-type="float" office:value="31.11534">
            <text:p>31.115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282">
            <text:p>6.282</text:p>
          </table:table-cell>
          <table:table-cell table:formula="of:=ROUND([.J34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SDSS J130429.91+310645.8</text:p>
          </table:table-cell>
          <table:table-cell office:value-type="float" office:value="196.12467">
            <text:p>196.12467</text:p>
          </table:table-cell>
          <table:table-cell office:value-type="float" office:value="31.11273">
            <text:p>31.112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6.376">
            <text:p>6.376</text:p>
          </table:table-cell>
          <table:table-cell table:formula="of:=ROUND([.J35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SDSS J130453.50+311511.6</text:p>
          </table:table-cell>
          <table:table-cell office:value-type="float" office:value="196.22292">
            <text:p>196.22292</text:p>
          </table:table-cell>
          <table:table-cell office:value-type="float" office:value="31.25323">
            <text:p>31.253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5.621">
            <text:p>5.621</text:p>
          </table:table-cell>
          <table:table-cell table:formula="of:=ROUND([.J351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SDSS J130434.83+310735.5</text:p>
          </table:table-cell>
          <table:table-cell office:value-type="float" office:value="196.14515">
            <text:p>196.14515</text:p>
          </table:table-cell>
          <table:table-cell office:value-type="float" office:value="31.12655">
            <text:p>31.126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5.682">
            <text:p>5.682</text:p>
          </table:table-cell>
          <table:table-cell table:formula="of:=ROUND([.J352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SDSS J130403.80+311037.3</text:p>
          </table:table-cell>
          <table:table-cell office:value-type="float" office:value="196.01584">
            <text:p>196.01584</text:p>
          </table:table-cell>
          <table:table-cell office:value-type="float" office:value="31.17704">
            <text:p>31.177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5.952">
            <text:p>5.952</text:p>
          </table:table-cell>
          <table:table-cell table:formula="of:=ROUND([.J353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SDSS J130451.96+311550.8</text:p>
          </table:table-cell>
          <table:table-cell office:value-type="float" office:value="196.21652">
            <text:p>196.21652</text:p>
          </table:table-cell>
          <table:table-cell office:value-type="float" office:value="31.26414">
            <text:p>31.264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5.602">
            <text:p>5.602</text:p>
          </table:table-cell>
          <table:table-cell table:formula="of:=ROUND([.J354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SDSS J130405.08+311536.9</text:p>
          </table:table-cell>
          <table:table-cell office:value-type="float" office:value="196.02117">
            <text:p>196.02117</text:p>
          </table:table-cell>
          <table:table-cell office:value-type="float" office:value="31.26026">
            <text:p>31.260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5.687">
            <text:p>5.687</text:p>
          </table:table-cell>
          <table:table-cell table:formula="of:=ROUND([.J355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SDSS J130424.11+311855.1</text:p>
          </table:table-cell>
          <table:table-cell office:value-type="float" office:value="196.10047">
            <text:p>196.10047</text:p>
          </table:table-cell>
          <table:table-cell office:value-type="float" office:value="31.31533">
            <text:p>31.315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5.877">
            <text:p>5.877</text:p>
          </table:table-cell>
          <table:table-cell table:formula="of:=ROUND([.J356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SDSS J130439.85+311830.7</text:p>
          </table:table-cell>
          <table:table-cell office:value-type="float" office:value="196.16607">
            <text:p>196.16607</text:p>
          </table:table-cell>
          <table:table-cell office:value-type="float" office:value="31.30853">
            <text:p>31.308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5.851">
            <text:p>5.851</text:p>
          </table:table-cell>
          <table:table-cell table:formula="of:=ROUND([.J357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SDSS J130410.60+311726.2</text:p>
          </table:table-cell>
          <table:table-cell office:value-type="float" office:value="196.0442">
            <text:p>196.0442</text:p>
          </table:table-cell>
          <table:table-cell office:value-type="float" office:value="31.29061">
            <text:p>31.290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5.83">
            <text:p>5.83</text:p>
          </table:table-cell>
          <table:table-cell table:formula="of:=ROUND([.J358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SDSS J130420.65+311854.5</text:p>
          </table:table-cell>
          <table:table-cell office:value-type="float" office:value="196.08608">
            <text:p>196.08608</text:p>
          </table:table-cell>
          <table:table-cell office:value-type="float" office:value="31.31517">
            <text:p>31.315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6.044">
            <text:p>6.044</text:p>
          </table:table-cell>
          <table:table-cell table:formula="of:=ROUND([.J359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SDSS J130443.97+310808.3</text:p>
          </table:table-cell>
          <table:table-cell office:value-type="float" office:value="196.18322">
            <text:p>196.18322</text:p>
          </table:table-cell>
          <table:table-cell office:value-type="float" office:value="31.13565">
            <text:p>31.135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6.0g</text:p>
          </table:table-cell>
          <table:table-cell office:value-type="float" office:value="5.933">
            <text:p>5.933</text:p>
          </table:table-cell>
          <table:table-cell table:formula="of:=ROUND([.J360])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GALEXASC J130431.71+310613.9 <text:s/></text:p>
          </table:table-cell>
          <table:table-cell office:value-type="float" office:value="196.13219">
            <text:p>196.13219</text:p>
          </table:table-cell>
          <table:table-cell office:value-type="float" office:value="31.1041">
            <text:p>31.1041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8.86">
            <text:p>18.86</text:p>
          </table:table-cell>
          <table:table-cell office:value-type="float" office:value="6.915">
            <text:p>6.915</text:p>
          </table:table-cell>
          <table:table-cell table:formula="of:=ROUND([.J36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SDSS J130410.98+311910.5</text:p>
          </table:table-cell>
          <table:table-cell office:value-type="float" office:value="196.04577">
            <text:p>196.04577</text:p>
          </table:table-cell>
          <table:table-cell office:value-type="float" office:value="31.31958">
            <text:p>31.319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7.8g</text:p>
          </table:table-cell>
          <table:table-cell office:value-type="float" office:value="7.164">
            <text:p>7.164</text:p>
          </table:table-cell>
          <table:table-cell table:formula="of:=ROUND([.J36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SDSS J130432.02+310616.1</text:p>
          </table:table-cell>
          <table:table-cell office:value-type="float" office:value="196.13345">
            <text:p>196.13345</text:p>
          </table:table-cell>
          <table:table-cell office:value-type="float" office:value="31.10449">
            <text:p>31.104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9g</text:p>
          </table:table-cell>
          <table:table-cell office:value-type="float" office:value="6.898">
            <text:p>6.898</text:p>
          </table:table-cell>
          <table:table-cell table:formula="of:=ROUND([.J36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SDSS J130357.30+311532.3</text:p>
          </table:table-cell>
          <table:table-cell office:value-type="float" office:value="195.98876">
            <text:p>195.98876</text:p>
          </table:table-cell>
          <table:table-cell office:value-type="float" office:value="31.25898">
            <text:p>31.258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8.9g</text:p>
          </table:table-cell>
          <table:table-cell office:value-type="float" office:value="7.195">
            <text:p>7.195</text:p>
          </table:table-cell>
          <table:table-cell table:formula="of:=ROUND([.J36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SDSS J130431.50+310613.2</text:p>
          </table:table-cell>
          <table:table-cell office:value-type="float" office:value="196.13125">
            <text:p>196.13125</text:p>
          </table:table-cell>
          <table:table-cell office:value-type="float" office:value="31.10369">
            <text:p>31.103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1g</text:p>
          </table:table-cell>
          <table:table-cell office:value-type="float" office:value="6.936">
            <text:p>6.936</text:p>
          </table:table-cell>
          <table:table-cell table:formula="of:=ROUND([.J36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SDSS J130446.93+310710.4</text:p>
          </table:table-cell>
          <table:table-cell office:value-type="float" office:value="196.19555">
            <text:p>196.19555</text:p>
          </table:table-cell>
          <table:table-cell office:value-type="float" office:value="31.11958">
            <text:p>31.119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3g</text:p>
          </table:table-cell>
          <table:table-cell office:value-type="float" office:value="7.086">
            <text:p>7.086</text:p>
          </table:table-cell>
          <table:table-cell table:formula="of:=ROUND([.J36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SDSS J130354.05+311245.7</text:p>
          </table:table-cell>
          <table:table-cell office:value-type="float" office:value="195.97523">
            <text:p>195.97523</text:p>
          </table:table-cell>
          <table:table-cell office:value-type="float" office:value="31.21271">
            <text:p>31.212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5g</text:p>
          </table:table-cell>
          <table:table-cell office:value-type="float" office:value="7.487">
            <text:p>7.487</text:p>
          </table:table-cell>
          <table:table-cell table:formula="of:=ROUND([.J36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SDSS J130459.80+311635.2</text:p>
          </table:table-cell>
          <table:table-cell office:value-type="float" office:value="196.24919">
            <text:p>196.24919</text:p>
          </table:table-cell>
          <table:table-cell office:value-type="float" office:value="31.27646">
            <text:p>31.276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8g</text:p>
          </table:table-cell>
          <table:table-cell office:value-type="float" office:value="7.428">
            <text:p>7.428</text:p>
          </table:table-cell>
          <table:table-cell table:formula="of:=ROUND([.J36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SDSS J130429.21+310637.6</text:p>
          </table:table-cell>
          <table:table-cell office:value-type="float" office:value="196.12173">
            <text:p>196.12173</text:p>
          </table:table-cell>
          <table:table-cell office:value-type="float" office:value="31.11047">
            <text:p>31.110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6.509">
            <text:p>6.509</text:p>
          </table:table-cell>
          <table:table-cell table:formula="of:=ROUND([.J36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SDSS J130459.62+311400.6</text:p>
          </table:table-cell>
          <table:table-cell office:value-type="float" office:value="196.24842">
            <text:p>196.24842</text:p>
          </table:table-cell>
          <table:table-cell office:value-type="float" office:value="31.23352">
            <text:p>31.233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6.598">
            <text:p>6.598</text:p>
          </table:table-cell>
          <table:table-cell table:formula="of:=ROUND([.J37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SDSS J130447.48+311909.2</text:p>
          </table:table-cell>
          <table:table-cell office:value-type="float" office:value="196.19783">
            <text:p>196.19783</text:p>
          </table:table-cell>
          <table:table-cell office:value-type="float" office:value="31.31923">
            <text:p>31.319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7.193">
            <text:p>7.193</text:p>
          </table:table-cell>
          <table:table-cell table:formula="of:=ROUND([.J37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SDSS J130458.74+311643.1</text:p>
          </table:table-cell>
          <table:table-cell office:value-type="float" office:value="196.24478">
            <text:p>196.24478</text:p>
          </table:table-cell>
          <table:table-cell office:value-type="float" office:value="31.27866">
            <text:p>31.278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7.292">
            <text:p>7.292</text:p>
          </table:table-cell>
          <table:table-cell table:formula="of:=ROUND([.J37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SDSS J130354.89+311242.7</text:p>
          </table:table-cell>
          <table:table-cell office:value-type="float" office:value="195.97874">
            <text:p>195.97874</text:p>
          </table:table-cell>
          <table:table-cell office:value-type="float" office:value="31.21187">
            <text:p>31.211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7.31">
            <text:p>7.31</text:p>
          </table:table-cell>
          <table:table-cell table:formula="of:=ROUND([.J37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SDSS J130431.41+310627.3</text:p>
          </table:table-cell>
          <table:table-cell office:value-type="float" office:value="196.1309">
            <text:p>196.1309</text:p>
          </table:table-cell>
          <table:table-cell office:value-type="float" office:value="31.10761">
            <text:p>31.107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6.7">
            <text:p>6.7</text:p>
          </table:table-cell>
          <table:table-cell table:formula="of:=ROUND([.J37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SDSS J130415.78+312002.3</text:p>
          </table:table-cell>
          <table:table-cell office:value-type="float" office:value="196.06577">
            <text:p>196.06577</text:p>
          </table:table-cell>
          <table:table-cell office:value-type="float" office:value="31.33399">
            <text:p>31.333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7.46">
            <text:p>7.46</text:p>
          </table:table-cell>
          <table:table-cell table:formula="of:=ROUND([.J37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SDSS J130359.99+311038.9</text:p>
          </table:table-cell>
          <table:table-cell office:value-type="float" office:value="195.99998">
            <text:p>195.99998</text:p>
          </table:table-cell>
          <table:table-cell office:value-type="float" office:value="31.17748">
            <text:p>31.177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6.689">
            <text:p>6.689</text:p>
          </table:table-cell>
          <table:table-cell table:formula="of:=ROUND([.J37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SDSS J130450.08+310747.5</text:p>
          </table:table-cell>
          <table:table-cell office:value-type="float" office:value="196.20871">
            <text:p>196.20871</text:p>
          </table:table-cell>
          <table:table-cell office:value-type="float" office:value="31.12986">
            <text:p>31.129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6.99">
            <text:p>6.99</text:p>
          </table:table-cell>
          <table:table-cell table:formula="of:=ROUND([.J37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SDSS J130404.68+311754.7</text:p>
          </table:table-cell>
          <table:table-cell office:value-type="float" office:value="196.01951">
            <text:p>196.01951</text:p>
          </table:table-cell>
          <table:table-cell office:value-type="float" office:value="31.29854">
            <text:p>31.298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7.062">
            <text:p>7.062</text:p>
          </table:table-cell>
          <table:table-cell table:formula="of:=ROUND([.J37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SDSS J130443.45+311939.9</text:p>
          </table:table-cell>
          <table:table-cell office:value-type="float" office:value="196.18104">
            <text:p>196.18104</text:p>
          </table:table-cell>
          <table:table-cell office:value-type="float" office:value="31.32776">
            <text:p>31.327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7.219">
            <text:p>7.219</text:p>
          </table:table-cell>
          <table:table-cell table:formula="of:=ROUND([.J37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SDSS J130445.63+311916.9</text:p>
          </table:table-cell>
          <table:table-cell office:value-type="float" office:value="196.19015">
            <text:p>196.19015</text:p>
          </table:table-cell>
          <table:table-cell office:value-type="float" office:value="31.32139">
            <text:p>31.321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7.097">
            <text:p>7.097</text:p>
          </table:table-cell>
          <table:table-cell table:formula="of:=ROUND([.J38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SDSS J130432.43+310550.6</text:p>
          </table:table-cell>
          <table:table-cell office:value-type="float" office:value="196.13516">
            <text:p>196.13516</text:p>
          </table:table-cell>
          <table:table-cell office:value-type="float" office:value="31.09739">
            <text:p>31.097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7.33">
            <text:p>7.33</text:p>
          </table:table-cell>
          <table:table-cell table:formula="of:=ROUND([.J38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SDSS J130422.57+310555.0</text:p>
          </table:table-cell>
          <table:table-cell office:value-type="float" office:value="196.09405">
            <text:p>196.09405</text:p>
          </table:table-cell>
          <table:table-cell office:value-type="float" office:value="31.09863">
            <text:p>31.098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7.351">
            <text:p>7.351</text:p>
          </table:table-cell>
          <table:table-cell table:formula="of:=ROUND([.J38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SDSS J130459.94+311510.3</text:p>
          </table:table-cell>
          <table:table-cell office:value-type="float" office:value="196.24978">
            <text:p>196.24978</text:p>
          </table:table-cell>
          <table:table-cell office:value-type="float" office:value="31.25287">
            <text:p>31.252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6.915">
            <text:p>6.915</text:p>
          </table:table-cell>
          <table:table-cell table:formula="of:=ROUND([.J38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SDSS J130459.50+311220.7</text:p>
          </table:table-cell>
          <table:table-cell office:value-type="float" office:value="196.24793">
            <text:p>196.24793</text:p>
          </table:table-cell>
          <table:table-cell office:value-type="float" office:value="31.20577">
            <text:p>31.205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6.563">
            <text:p>6.563</text:p>
          </table:table-cell>
          <table:table-cell table:formula="of:=ROUND([.J38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SDSS J130451.36+310833.8</text:p>
          </table:table-cell>
          <table:table-cell office:value-type="float" office:value="196.21402">
            <text:p>196.21402</text:p>
          </table:table-cell>
          <table:table-cell office:value-type="float" office:value="31.14273">
            <text:p>31.142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6.613">
            <text:p>6.613</text:p>
          </table:table-cell>
          <table:table-cell table:formula="of:=ROUND([.J38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SDSS J130428.53+310613.7</text:p>
          </table:table-cell>
          <table:table-cell office:value-type="float" office:value="196.11889">
            <text:p>196.11889</text:p>
          </table:table-cell>
          <table:table-cell office:value-type="float" office:value="31.10382">
            <text:p>31.103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6.909">
            <text:p>6.909</text:p>
          </table:table-cell>
          <table:table-cell table:formula="of:=ROUND([.J38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SDSS J130359.29+311621.6</text:p>
          </table:table-cell>
          <table:table-cell office:value-type="float" office:value="195.99708">
            <text:p>195.99708</text:p>
          </table:table-cell>
          <table:table-cell office:value-type="float" office:value="31.27269">
            <text:p>31.272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7.126">
            <text:p>7.126</text:p>
          </table:table-cell>
          <table:table-cell table:formula="of:=ROUND([.J38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SDSS J130403.30+311644.9</text:p>
          </table:table-cell>
          <table:table-cell office:value-type="float" office:value="196.01378">
            <text:p>196.01378</text:p>
          </table:table-cell>
          <table:table-cell office:value-type="float" office:value="31.27915">
            <text:p>31.279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6.578">
            <text:p>6.578</text:p>
          </table:table-cell>
          <table:table-cell table:formula="of:=ROUND([.J38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SDSS J130405.67+311729.1</text:p>
          </table:table-cell>
          <table:table-cell office:value-type="float" office:value="196.02366">
            <text:p>196.02366</text:p>
          </table:table-cell>
          <table:table-cell office:value-type="float" office:value="31.29142">
            <text:p>31.291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6.619">
            <text:p>6.619</text:p>
          </table:table-cell>
          <table:table-cell table:formula="of:=ROUND([.J38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SDSS J130358.54+311526.5</text:p>
          </table:table-cell>
          <table:table-cell office:value-type="float" office:value="195.99392">
            <text:p>195.99392</text:p>
          </table:table-cell>
          <table:table-cell office:value-type="float" office:value="31.25737">
            <text:p>31.257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6.913">
            <text:p>6.913</text:p>
          </table:table-cell>
          <table:table-cell table:formula="of:=ROUND([.J39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SDSS J130355.11+311413.1</text:p>
          </table:table-cell>
          <table:table-cell office:value-type="float" office:value="195.97964">
            <text:p>195.97964</text:p>
          </table:table-cell>
          <table:table-cell office:value-type="float" office:value="31.23699">
            <text:p>31.236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331">
            <text:p>7.331</text:p>
          </table:table-cell>
          <table:table-cell table:formula="of:=ROUND([.J39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SDSS J130451.71+311729.1</text:p>
          </table:table-cell>
          <table:table-cell office:value-type="float" office:value="196.21549">
            <text:p>196.21549</text:p>
          </table:table-cell>
          <table:table-cell office:value-type="float" office:value="31.29144">
            <text:p>31.291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513">
            <text:p>6.513</text:p>
          </table:table-cell>
          <table:table-cell table:formula="of:=ROUND([.J39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SDSS J130357.23+311335.8</text:p>
          </table:table-cell>
          <table:table-cell office:value-type="float" office:value="195.98848">
            <text:p>195.98848</text:p>
          </table:table-cell>
          <table:table-cell office:value-type="float" office:value="31.22663">
            <text:p>31.226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813">
            <text:p>6.813</text:p>
          </table:table-cell>
          <table:table-cell table:formula="of:=ROUND([.J39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SDSS J130452.58+310816.8</text:p>
          </table:table-cell>
          <table:table-cell office:value-type="float" office:value="196.21912">
            <text:p>196.21912</text:p>
          </table:table-cell>
          <table:table-cell office:value-type="float" office:value="31.13802">
            <text:p>31.138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6.998">
            <text:p>6.998</text:p>
          </table:table-cell>
          <table:table-cell table:formula="of:=ROUND([.J39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SDSS J130408.82+311848.2</text:p>
          </table:table-cell>
          <table:table-cell office:value-type="float" office:value="196.03676">
            <text:p>196.03676</text:p>
          </table:table-cell>
          <table:table-cell office:value-type="float" office:value="31.31341">
            <text:p>31.313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125">
            <text:p>7.125</text:p>
          </table:table-cell>
          <table:table-cell table:formula="of:=ROUND([.J39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SDSS J130456.60+310932.1</text:p>
          </table:table-cell>
          <table:table-cell office:value-type="float" office:value="196.23584">
            <text:p>196.23584</text:p>
          </table:table-cell>
          <table:table-cell office:value-type="float" office:value="31.15893">
            <text:p>31.158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6.91">
            <text:p>6.91</text:p>
          </table:table-cell>
          <table:table-cell table:formula="of:=ROUND([.J39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SDSS J130450.12+310733.0</text:p>
          </table:table-cell>
          <table:table-cell office:value-type="float" office:value="196.20884">
            <text:p>196.20884</text:p>
          </table:table-cell>
          <table:table-cell office:value-type="float" office:value="31.12586">
            <text:p>31.125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18">
            <text:p>7.18</text:p>
          </table:table-cell>
          <table:table-cell table:formula="of:=ROUND([.J39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SDSS J130501.58+311306.0</text:p>
          </table:table-cell>
          <table:table-cell office:value-type="float" office:value="196.2566">
            <text:p>196.2566</text:p>
          </table:table-cell>
          <table:table-cell office:value-type="float" office:value="31.21834">
            <text:p>31.218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6.96">
            <text:p>6.96</text:p>
          </table:table-cell>
          <table:table-cell table:formula="of:=ROUND([.J39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SDSS J130454.47+311741.5</text:p>
          </table:table-cell>
          <table:table-cell office:value-type="float" office:value="196.22696">
            <text:p>196.22696</text:p>
          </table:table-cell>
          <table:table-cell office:value-type="float" office:value="31.29489">
            <text:p>31.294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094">
            <text:p>7.094</text:p>
          </table:table-cell>
          <table:table-cell table:formula="of:=ROUND([.J39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SDSS J130452.03+310732.0</text:p>
          </table:table-cell>
          <table:table-cell office:value-type="float" office:value="196.21683">
            <text:p>196.21683</text:p>
          </table:table-cell>
          <table:table-cell office:value-type="float" office:value="31.12556">
            <text:p>31.125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458">
            <text:p>7.458</text:p>
          </table:table-cell>
          <table:table-cell table:formula="of:=ROUND([.J40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SDSS J130435.75+310638.6</text:p>
          </table:table-cell>
          <table:table-cell office:value-type="float" office:value="196.14897">
            <text:p>196.14897</text:p>
          </table:table-cell>
          <table:table-cell office:value-type="float" office:value="31.11074">
            <text:p>31.110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65">
            <text:p>6.65</text:p>
          </table:table-cell>
          <table:table-cell table:formula="of:=ROUND([.J40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SDSS J130435.58+311946.9</text:p>
          </table:table-cell>
          <table:table-cell office:value-type="float" office:value="196.14828">
            <text:p>196.14828</text:p>
          </table:table-cell>
          <table:table-cell office:value-type="float" office:value="31.3297">
            <text:p>31.32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791">
            <text:p>6.791</text:p>
          </table:table-cell>
          <table:table-cell table:formula="of:=ROUND([.J40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SDSS J130434.38+310624.4</text:p>
          </table:table-cell>
          <table:table-cell office:value-type="float" office:value="196.14328">
            <text:p>196.14328</text:p>
          </table:table-cell>
          <table:table-cell office:value-type="float" office:value="31.10679">
            <text:p>31.106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827">
            <text:p>6.827</text:p>
          </table:table-cell>
          <table:table-cell table:formula="of:=ROUND([.J40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SDSS J130403.87+311725.5</text:p>
          </table:table-cell>
          <table:table-cell office:value-type="float" office:value="196.01617">
            <text:p>196.01617</text:p>
          </table:table-cell>
          <table:table-cell office:value-type="float" office:value="31.29043">
            <text:p>31.290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876">
            <text:p>6.876</text:p>
          </table:table-cell>
          <table:table-cell table:formula="of:=ROUND([.J40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SDSS J130415.33+310647.7</text:p>
          </table:table-cell>
          <table:table-cell office:value-type="float" office:value="196.06389">
            <text:p>196.06389</text:p>
          </table:table-cell>
          <table:table-cell office:value-type="float" office:value="31.11326">
            <text:p>31.113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6.986">
            <text:p>6.986</text:p>
          </table:table-cell>
          <table:table-cell table:formula="of:=ROUND([.J40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SDSS J130457.07+310907.8</text:p>
          </table:table-cell>
          <table:table-cell office:value-type="float" office:value="196.2378">
            <text:p>196.2378</text:p>
          </table:table-cell>
          <table:table-cell office:value-type="float" office:value="31.15217">
            <text:p>31.152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213">
            <text:p>7.213</text:p>
          </table:table-cell>
          <table:table-cell table:formula="of:=ROUND([.J40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SDSS J130418.01+310612.9</text:p>
          </table:table-cell>
          <table:table-cell office:value-type="float" office:value="196.07508">
            <text:p>196.07508</text:p>
          </table:table-cell>
          <table:table-cell office:value-type="float" office:value="31.10359">
            <text:p>31.103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312">
            <text:p>7.312</text:p>
          </table:table-cell>
          <table:table-cell table:formula="of:=ROUND([.J40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SDSS J130443.12+310627.4</text:p>
          </table:table-cell>
          <table:table-cell office:value-type="float" office:value="196.17968">
            <text:p>196.17968</text:p>
          </table:table-cell>
          <table:table-cell office:value-type="float" office:value="31.10763">
            <text:p>31.107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328">
            <text:p>7.328</text:p>
          </table:table-cell>
          <table:table-cell table:formula="of:=ROUND([.J40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SDSS J130447.40+310751.9</text:p>
          </table:table-cell>
          <table:table-cell office:value-type="float" office:value="196.1975">
            <text:p>196.1975</text:p>
          </table:table-cell>
          <table:table-cell office:value-type="float" office:value="31.13109">
            <text:p>31.131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575">
            <text:p>6.575</text:p>
          </table:table-cell>
          <table:table-cell table:formula="of:=ROUND([.J40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SDSS J130423.95+311954.7</text:p>
          </table:table-cell>
          <table:table-cell office:value-type="float" office:value="196.0998">
            <text:p>196.0998</text:p>
          </table:table-cell>
          <table:table-cell office:value-type="float" office:value="31.33188">
            <text:p>31.331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6.862">
            <text:p>6.862</text:p>
          </table:table-cell>
          <table:table-cell table:formula="of:=ROUND([.J41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SDSS J130400.09+311707.6</text:p>
          </table:table-cell>
          <table:table-cell office:value-type="float" office:value="196.0004">
            <text:p>196.0004</text:p>
          </table:table-cell>
          <table:table-cell office:value-type="float" office:value="31.28546">
            <text:p>31.285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36">
            <text:p>7.36</text:p>
          </table:table-cell>
          <table:table-cell table:formula="of:=ROUND([.J41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SDSS J130443.87+311947.3</text:p>
          </table:table-cell>
          <table:table-cell office:value-type="float" office:value="196.18282">
            <text:p>196.18282</text:p>
          </table:table-cell>
          <table:table-cell office:value-type="float" office:value="31.32981">
            <text:p>31.329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369">
            <text:p>7.369</text:p>
          </table:table-cell>
          <table:table-cell table:formula="of:=ROUND([.J41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SDSS J130448.62+310659.7</text:p>
          </table:table-cell>
          <table:table-cell office:value-type="float" office:value="196.2026">
            <text:p>196.2026</text:p>
          </table:table-cell>
          <table:table-cell office:value-type="float" office:value="31.11661">
            <text:p>31.116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435">
            <text:p>7.435</text:p>
          </table:table-cell>
          <table:table-cell table:formula="of:=ROUND([.J41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SDSS J130359.22+311050.7</text:p>
          </table:table-cell>
          <table:table-cell office:value-type="float" office:value="195.99676">
            <text:p>195.99676</text:p>
          </table:table-cell>
          <table:table-cell office:value-type="float" office:value="31.18078">
            <text:p>31.180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773">
            <text:p>6.773</text:p>
          </table:table-cell>
          <table:table-cell table:formula="of:=ROUND([.J41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SDSS J130443.31+310703.3</text:p>
          </table:table-cell>
          <table:table-cell office:value-type="float" office:value="196.18048">
            <text:p>196.18048</text:p>
          </table:table-cell>
          <table:table-cell office:value-type="float" office:value="31.11759">
            <text:p>31.117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806">
            <text:p>6.806</text:p>
          </table:table-cell>
          <table:table-cell table:formula="of:=ROUND([.J41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SDSS J130358.81+311040.2</text:p>
          </table:table-cell>
          <table:table-cell office:value-type="float" office:value="195.99507">
            <text:p>195.99507</text:p>
          </table:table-cell>
          <table:table-cell office:value-type="float" office:value="31.17785">
            <text:p>31.177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6.916">
            <text:p>6.916</text:p>
          </table:table-cell>
          <table:table-cell table:formula="of:=ROUND([.J41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SDSS J130419.29+311953.0</text:p>
          </table:table-cell>
          <table:table-cell office:value-type="float" office:value="196.08038">
            <text:p>196.08038</text:p>
          </table:table-cell>
          <table:table-cell office:value-type="float" office:value="31.3314">
            <text:p>31.33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061">
            <text:p>7.061</text:p>
          </table:table-cell>
          <table:table-cell table:formula="of:=ROUND([.J41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SDSS J130405.42+310809.1</text:p>
          </table:table-cell>
          <table:table-cell office:value-type="float" office:value="196.02259">
            <text:p>196.02259</text:p>
          </table:table-cell>
          <table:table-cell office:value-type="float" office:value="31.13588">
            <text:p>31.135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095">
            <text:p>7.095</text:p>
          </table:table-cell>
          <table:table-cell table:formula="of:=ROUND([.J41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SDSS J130457.53+311729.8</text:p>
          </table:table-cell>
          <table:table-cell office:value-type="float" office:value="196.23974">
            <text:p>196.23974</text:p>
          </table:table-cell>
          <table:table-cell office:value-type="float" office:value="31.29163">
            <text:p>31.291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492">
            <text:p>7.492</text:p>
          </table:table-cell>
          <table:table-cell table:formula="of:=ROUND([.J41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SDSS J130357.30+311201.9</text:p>
          </table:table-cell>
          <table:table-cell office:value-type="float" office:value="195.98879">
            <text:p>195.98879</text:p>
          </table:table-cell>
          <table:table-cell office:value-type="float" office:value="31.20053">
            <text:p>31.200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6.872">
            <text:p>6.872</text:p>
          </table:table-cell>
          <table:table-cell table:formula="of:=ROUND([.J42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SDSS J130423.83+310604.0</text:p>
          </table:table-cell>
          <table:table-cell office:value-type="float" office:value="196.09932">
            <text:p>196.09932</text:p>
          </table:table-cell>
          <table:table-cell office:value-type="float" office:value="31.10114">
            <text:p>31.101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156">
            <text:p>7.156</text:p>
          </table:table-cell>
          <table:table-cell table:formula="of:=ROUND([.J42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SDSS J130358.04+311001.3</text:p>
          </table:table-cell>
          <table:table-cell office:value-type="float" office:value="195.99185">
            <text:p>195.99185</text:p>
          </table:table-cell>
          <table:table-cell office:value-type="float" office:value="31.16705">
            <text:p>31.167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322">
            <text:p>7.322</text:p>
          </table:table-cell>
          <table:table-cell table:formula="of:=ROUND([.J42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SDSS J130502.47+311132.5</text:p>
          </table:table-cell>
          <table:table-cell office:value-type="float" office:value="196.2603">
            <text:p>196.2603</text:p>
          </table:table-cell>
          <table:table-cell office:value-type="float" office:value="31.19236">
            <text:p>31.192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326">
            <text:p>7.326</text:p>
          </table:table-cell>
          <table:table-cell table:formula="of:=ROUND([.J42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SDSS J130434.69+310546.7</text:p>
          </table:table-cell>
          <table:table-cell office:value-type="float" office:value="196.14458">
            <text:p>196.14458</text:p>
          </table:table-cell>
          <table:table-cell office:value-type="float" office:value="31.09632">
            <text:p>31.096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457">
            <text:p>7.457</text:p>
          </table:table-cell>
          <table:table-cell table:formula="of:=ROUND([.J42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SDSS J130441.36+311923.9</text:p>
          </table:table-cell>
          <table:table-cell office:value-type="float" office:value="196.17234">
            <text:p>196.17234</text:p>
          </table:table-cell>
          <table:table-cell office:value-type="float" office:value="31.32333">
            <text:p>31.323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794">
            <text:p>6.794</text:p>
          </table:table-cell>
          <table:table-cell table:formula="of:=ROUND([.J42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SDSS J130356.54+311350.1</text:p>
          </table:table-cell>
          <table:table-cell office:value-type="float" office:value="195.98562">
            <text:p>195.98562</text:p>
          </table:table-cell>
          <table:table-cell office:value-type="float" office:value="31.23059">
            <text:p>31.230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6.979">
            <text:p>6.979</text:p>
          </table:table-cell>
          <table:table-cell table:formula="of:=ROUND([.J42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SDSS J130435.47+312012.6</text:p>
          </table:table-cell>
          <table:table-cell office:value-type="float" office:value="196.14782">
            <text:p>196.14782</text:p>
          </table:table-cell>
          <table:table-cell office:value-type="float" office:value="31.33685">
            <text:p>31.336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207">
            <text:p>7.207</text:p>
          </table:table-cell>
          <table:table-cell table:formula="of:=ROUND([.J42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SDSS J130401.60+311720.0</text:p>
          </table:table-cell>
          <table:table-cell office:value-type="float" office:value="196.00669">
            <text:p>196.00669</text:p>
          </table:table-cell>
          <table:table-cell office:value-type="float" office:value="31.28891">
            <text:p>31.288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209">
            <text:p>7.209</text:p>
          </table:table-cell>
          <table:table-cell table:formula="of:=ROUND([.J42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SDSS J130454.13+310817.5</text:p>
          </table:table-cell>
          <table:table-cell office:value-type="float" office:value="196.22557">
            <text:p>196.22557</text:p>
          </table:table-cell>
          <table:table-cell office:value-type="float" office:value="31.13821">
            <text:p>31.138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232">
            <text:p>7.232</text:p>
          </table:table-cell>
          <table:table-cell table:formula="of:=ROUND([.J42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SDSS J130448.16+311910.0</text:p>
          </table:table-cell>
          <table:table-cell office:value-type="float" office:value="196.20068">
            <text:p>196.20068</text:p>
          </table:table-cell>
          <table:table-cell office:value-type="float" office:value="31.31947">
            <text:p>31.319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286">
            <text:p>7.286</text:p>
          </table:table-cell>
          <table:table-cell table:formula="of:=ROUND([.J43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SDSS J130458.91+311150.5</text:p>
          </table:table-cell>
          <table:table-cell office:value-type="float" office:value="196.2455">
            <text:p>196.2455</text:p>
          </table:table-cell>
          <table:table-cell office:value-type="float" office:value="31.19738">
            <text:p>31.197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521">
            <text:p>6.521</text:p>
          </table:table-cell>
          <table:table-cell table:formula="of:=ROUND([.J43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SDSS J130405.06+311724.6</text:p>
          </table:table-cell>
          <table:table-cell office:value-type="float" office:value="196.02109">
            <text:p>196.02109</text:p>
          </table:table-cell>
          <table:table-cell office:value-type="float" office:value="31.29017">
            <text:p>31.290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671">
            <text:p>6.671</text:p>
          </table:table-cell>
          <table:table-cell table:formula="of:=ROUND([.J43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SDSS J130405.99+311744.8</text:p>
          </table:table-cell>
          <table:table-cell office:value-type="float" office:value="196.02499">
            <text:p>196.02499</text:p>
          </table:table-cell>
          <table:table-cell office:value-type="float" office:value="31.2958">
            <text:p>31.29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6.745">
            <text:p>6.745</text:p>
          </table:table-cell>
          <table:table-cell table:formula="of:=ROUND([.J43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SDSS J130406.28+310735.8</text:p>
          </table:table-cell>
          <table:table-cell office:value-type="float" office:value="196.02619">
            <text:p>196.02619</text:p>
          </table:table-cell>
          <table:table-cell office:value-type="float" office:value="31.12664">
            <text:p>31.126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7.372">
            <text:p>7.372</text:p>
          </table:table-cell>
          <table:table-cell table:formula="of:=ROUND([.J43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SDSS J130459.54+311033.5</text:p>
          </table:table-cell>
          <table:table-cell office:value-type="float" office:value="196.24812">
            <text:p>196.24812</text:p>
          </table:table-cell>
          <table:table-cell office:value-type="float" office:value="31.17598">
            <text:p>31.175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017">
            <text:p>7.017</text:p>
          </table:table-cell>
          <table:table-cell table:formula="of:=ROUND([.J43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SDSS J130356.23+311122.4</text:p>
          </table:table-cell>
          <table:table-cell office:value-type="float" office:value="195.98432">
            <text:p>195.98432</text:p>
          </table:table-cell>
          <table:table-cell office:value-type="float" office:value="31.18958">
            <text:p>31.189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23">
            <text:p>7.23</text:p>
          </table:table-cell>
          <table:table-cell table:formula="of:=ROUND([.J43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SDSS J130454.32+311758.3</text:p>
          </table:table-cell>
          <table:table-cell office:value-type="float" office:value="196.22636">
            <text:p>196.22636</text:p>
          </table:table-cell>
          <table:table-cell office:value-type="float" office:value="31.29955">
            <text:p>31.299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254">
            <text:p>7.254</text:p>
          </table:table-cell>
          <table:table-cell table:formula="of:=ROUND([.J43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SDSS J130431.70+310552.0</text:p>
          </table:table-cell>
          <table:table-cell office:value-type="float" office:value="196.13209">
            <text:p>196.13209</text:p>
          </table:table-cell>
          <table:table-cell office:value-type="float" office:value="31.09779">
            <text:p>31.097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292">
            <text:p>7.292</text:p>
          </table:table-cell>
          <table:table-cell table:formula="of:=ROUND([.J43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SDSS J130355.56+311501.8</text:p>
          </table:table-cell>
          <table:table-cell office:value-type="float" office:value="195.98151">
            <text:p>195.98151</text:p>
          </table:table-cell>
          <table:table-cell office:value-type="float" office:value="31.25051">
            <text:p>31.250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4">
            <text:p>7.4</text:p>
          </table:table-cell>
          <table:table-cell table:formula="of:=ROUND([.J43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SDSS J130355.20+311452.6</text:p>
          </table:table-cell>
          <table:table-cell office:value-type="float" office:value="195.98003">
            <text:p>195.98003</text:p>
          </table:table-cell>
          <table:table-cell office:value-type="float" office:value="31.24796">
            <text:p>31.247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437">
            <text:p>7.437</text:p>
          </table:table-cell>
          <table:table-cell table:formula="of:=ROUND([.J44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SDSS J130409.28+311805.6</text:p>
          </table:table-cell>
          <table:table-cell office:value-type="float" office:value="196.0387">
            <text:p>196.0387</text:p>
          </table:table-cell>
          <table:table-cell office:value-type="float" office:value="31.30157">
            <text:p>31.301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509">
            <text:p>6.509</text:p>
          </table:table-cell>
          <table:table-cell table:formula="of:=ROUND([.J44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SDSS J130459.58+311224.9</text:p>
          </table:table-cell>
          <table:table-cell office:value-type="float" office:value="196.24825">
            <text:p>196.24825</text:p>
          </table:table-cell>
          <table:table-cell office:value-type="float" office:value="31.20694">
            <text:p>31.206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572">
            <text:p>6.572</text:p>
          </table:table-cell>
          <table:table-cell table:formula="of:=ROUND([.J44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SDSS J130359.17+311058.1</text:p>
          </table:table-cell>
          <table:table-cell office:value-type="float" office:value="195.99656">
            <text:p>195.99656</text:p>
          </table:table-cell>
          <table:table-cell office:value-type="float" office:value="31.18282">
            <text:p>31.182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742">
            <text:p>6.742</text:p>
          </table:table-cell>
          <table:table-cell table:formula="of:=ROUND([.J44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SDSS J130442.52+311920.3</text:p>
          </table:table-cell>
          <table:table-cell office:value-type="float" office:value="196.1772">
            <text:p>196.1772</text:p>
          </table:table-cell>
          <table:table-cell office:value-type="float" office:value="31.32232">
            <text:p>31.322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6.84">
            <text:p>6.84</text:p>
          </table:table-cell>
          <table:table-cell table:formula="of:=ROUND([.J44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SDSS J130501.58+311218.5</text:p>
          </table:table-cell>
          <table:table-cell office:value-type="float" office:value="196.2566">
            <text:p>196.2566</text:p>
          </table:table-cell>
          <table:table-cell office:value-type="float" office:value="31.20515">
            <text:p>31.205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009">
            <text:p>7.009</text:p>
          </table:table-cell>
          <table:table-cell table:formula="of:=ROUND([.J44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SDSS J130435.19+312005.0</text:p>
          </table:table-cell>
          <table:table-cell office:value-type="float" office:value="196.14664">
            <text:p>196.14664</text:p>
          </table:table-cell>
          <table:table-cell office:value-type="float" office:value="31.33475">
            <text:p>31.334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071">
            <text:p>7.071</text:p>
          </table:table-cell>
          <table:table-cell table:formula="of:=ROUND([.J44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SDSS J130435.88+312007.9</text:p>
          </table:table-cell>
          <table:table-cell office:value-type="float" office:value="196.14954">
            <text:p>196.14954</text:p>
          </table:table-cell>
          <table:table-cell office:value-type="float" office:value="31.33554">
            <text:p>31.335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147">
            <text:p>7.147</text:p>
          </table:table-cell>
          <table:table-cell table:formula="of:=ROUND([.J44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SDSS J130450.58+311847.1</text:p>
          </table:table-cell>
          <table:table-cell office:value-type="float" office:value="196.21076">
            <text:p>196.21076</text:p>
          </table:table-cell>
          <table:table-cell office:value-type="float" office:value="31.31309">
            <text:p>31.313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288">
            <text:p>7.288</text:p>
          </table:table-cell>
          <table:table-cell table:formula="of:=ROUND([.J44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SDSS J130503.33+311142.2</text:p>
          </table:table-cell>
          <table:table-cell office:value-type="float" office:value="196.26388">
            <text:p>196.26388</text:p>
          </table:table-cell>
          <table:table-cell office:value-type="float" office:value="31.19508">
            <text:p>31.195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473">
            <text:p>7.473</text:p>
          </table:table-cell>
          <table:table-cell table:formula="of:=ROUND([.J44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SDSS J130403.43+311706.5</text:p>
          </table:table-cell>
          <table:table-cell office:value-type="float" office:value="196.01431">
            <text:p>196.01431</text:p>
          </table:table-cell>
          <table:table-cell office:value-type="float" office:value="31.28515">
            <text:p>31.285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761">
            <text:p>6.761</text:p>
          </table:table-cell>
          <table:table-cell table:formula="of:=ROUND([.J45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DSS J130419.37+311937.4</text:p>
          </table:table-cell>
          <table:table-cell office:value-type="float" office:value="196.08072">
            <text:p>196.08072</text:p>
          </table:table-cell>
          <table:table-cell office:value-type="float" office:value="31.32708">
            <text:p>31.327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808">
            <text:p>6.808</text:p>
          </table:table-cell>
          <table:table-cell table:formula="of:=ROUND([.J45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SDSS J130430.30+311957.4</text:p>
          </table:table-cell>
          <table:table-cell office:value-type="float" office:value="196.12627">
            <text:p>196.12627</text:p>
          </table:table-cell>
          <table:table-cell office:value-type="float" office:value="31.33264">
            <text:p>31.332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826">
            <text:p>6.826</text:p>
          </table:table-cell>
          <table:table-cell table:formula="of:=ROUND([.J45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SDSS J130454.17+310851.9</text:p>
          </table:table-cell>
          <table:table-cell office:value-type="float" office:value="196.22572">
            <text:p>196.22572</text:p>
          </table:table-cell>
          <table:table-cell office:value-type="float" office:value="31.14778">
            <text:p>31.147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867">
            <text:p>6.867</text:p>
          </table:table-cell>
          <table:table-cell table:formula="of:=ROUND([.J45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SDSS J130437.35+310623.4</text:p>
          </table:table-cell>
          <table:table-cell office:value-type="float" office:value="196.15564">
            <text:p>196.15564</text:p>
          </table:table-cell>
          <table:table-cell office:value-type="float" office:value="31.1065">
            <text:p>31.10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6.978">
            <text:p>6.978</text:p>
          </table:table-cell>
          <table:table-cell table:formula="of:=ROUND([.J45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SDSS J130414.35+310645.7</text:p>
          </table:table-cell>
          <table:table-cell office:value-type="float" office:value="196.05982">
            <text:p>196.05982</text:p>
          </table:table-cell>
          <table:table-cell office:value-type="float" office:value="31.1127">
            <text:p>31.11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106">
            <text:p>7.106</text:p>
          </table:table-cell>
          <table:table-cell table:formula="of:=ROUND([.J45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SDSS J130456.42+310900.4</text:p>
          </table:table-cell>
          <table:table-cell office:value-type="float" office:value="196.2351">
            <text:p>196.2351</text:p>
          </table:table-cell>
          <table:table-cell office:value-type="float" office:value="31.15011">
            <text:p>31.150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169">
            <text:p>7.169</text:p>
          </table:table-cell>
          <table:table-cell table:formula="of:=ROUND([.J45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SDSS J130500.45+311035.4</text:p>
          </table:table-cell>
          <table:table-cell office:value-type="float" office:value="196.25188">
            <text:p>196.25188</text:p>
          </table:table-cell>
          <table:table-cell office:value-type="float" office:value="31.17652">
            <text:p>31.176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185">
            <text:p>7.185</text:p>
          </table:table-cell>
          <table:table-cell table:formula="of:=ROUND([.J45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SDSS J130436.69+311935.1</text:p>
          </table:table-cell>
          <table:table-cell office:value-type="float" office:value="196.15288">
            <text:p>196.15288</text:p>
          </table:table-cell>
          <table:table-cell office:value-type="float" office:value="31.32643">
            <text:p>31.326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653">
            <text:p>6.653</text:p>
          </table:table-cell>
          <table:table-cell table:formula="of:=ROUND([.J45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SDSS J130453.33+311732.9</text:p>
          </table:table-cell>
          <table:table-cell office:value-type="float" office:value="196.22223">
            <text:p>196.22223</text:p>
          </table:table-cell>
          <table:table-cell office:value-type="float" office:value="31.2925">
            <text:p>31.29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6.816">
            <text:p>6.816</text:p>
          </table:table-cell>
          <table:table-cell table:formula="of:=ROUND([.J45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SDSS J130433.54+310611.5</text:p>
          </table:table-cell>
          <table:table-cell office:value-type="float" office:value="196.13978">
            <text:p>196.13978</text:p>
          </table:table-cell>
          <table:table-cell office:value-type="float" office:value="31.10322">
            <text:p>31.103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011">
            <text:p>7.011</text:p>
          </table:table-cell>
          <table:table-cell table:formula="of:=ROUND([.J46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SDSS J130444.96+311917.3</text:p>
          </table:table-cell>
          <table:table-cell office:value-type="float" office:value="196.18734">
            <text:p>196.18734</text:p>
          </table:table-cell>
          <table:table-cell office:value-type="float" office:value="31.32149">
            <text:p>31.321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031">
            <text:p>7.031</text:p>
          </table:table-cell>
          <table:table-cell table:formula="of:=ROUND([.J46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SDSS J130356.32+311136.7</text:p>
          </table:table-cell>
          <table:table-cell office:value-type="float" office:value="195.9847">
            <text:p>195.9847</text:p>
          </table:table-cell>
          <table:table-cell office:value-type="float" office:value="31.19355">
            <text:p>31.193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157">
            <text:p>7.157</text:p>
          </table:table-cell>
          <table:table-cell table:formula="of:=ROUND([.J46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SDSS J130438.68+312013.2</text:p>
          </table:table-cell>
          <table:table-cell office:value-type="float" office:value="196.1612">
            <text:p>196.1612</text:p>
          </table:table-cell>
          <table:table-cell office:value-type="float" office:value="31.33702">
            <text:p>31.337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378">
            <text:p>7.378</text:p>
          </table:table-cell>
          <table:table-cell table:formula="of:=ROUND([.J46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SDSS J130428.15+311939.2</text:p>
          </table:table-cell>
          <table:table-cell office:value-type="float" office:value="196.11729">
            <text:p>196.11729</text:p>
          </table:table-cell>
          <table:table-cell office:value-type="float" office:value="31.32757">
            <text:p>31.327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52">
            <text:p>6.52</text:p>
          </table:table-cell>
          <table:table-cell table:formula="of:=ROUND([.J46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SDSS J130452.34+310838.2</text:p>
          </table:table-cell>
          <table:table-cell office:value-type="float" office:value="196.21808">
            <text:p>196.21808</text:p>
          </table:table-cell>
          <table:table-cell office:value-type="float" office:value="31.14396">
            <text:p>31.143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6.716">
            <text:p>6.716</text:p>
          </table:table-cell>
          <table:table-cell table:formula="of:=ROUND([.J46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SDSS J130428.91+311941.6</text:p>
          </table:table-cell>
          <table:table-cell office:value-type="float" office:value="196.12048">
            <text:p>196.12048</text:p>
          </table:table-cell>
          <table:table-cell office:value-type="float" office:value="31.32823">
            <text:p>31.328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557">
            <text:p>6.557</text:p>
          </table:table-cell>
          <table:table-cell table:formula="of:=ROUND([.J46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SDSS J130457.58+311552.7</text:p>
          </table:table-cell>
          <table:table-cell office:value-type="float" office:value="196.23993">
            <text:p>196.23993</text:p>
          </table:table-cell>
          <table:table-cell office:value-type="float" office:value="31.26465">
            <text:p>31.264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69">
            <text:p>6.69</text:p>
          </table:table-cell>
          <table:table-cell table:formula="of:=ROUND([.J46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SDSS J130426.33+311951.8</text:p>
          </table:table-cell>
          <table:table-cell office:value-type="float" office:value="196.10971">
            <text:p>196.10971</text:p>
          </table:table-cell>
          <table:table-cell office:value-type="float" office:value="31.33106">
            <text:p>31.331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751">
            <text:p>6.751</text:p>
          </table:table-cell>
          <table:table-cell table:formula="of:=ROUND([.J46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SDSS J130400.96+311625.3</text:p>
          </table:table-cell>
          <table:table-cell office:value-type="float" office:value="196.00402">
            <text:p>196.00402</text:p>
          </table:table-cell>
          <table:table-cell office:value-type="float" office:value="31.27371">
            <text:p>31.273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6.839">
            <text:p>6.839</text:p>
          </table:table-cell>
          <table:table-cell table:formula="of:=ROUND([.J46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SDSS J130406.90+310738.9</text:p>
          </table:table-cell>
          <table:table-cell office:value-type="float" office:value="196.02876">
            <text:p>196.02876</text:p>
          </table:table-cell>
          <table:table-cell office:value-type="float" office:value="31.12749">
            <text:p>31.127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247">
            <text:p>7.247</text:p>
          </table:table-cell>
          <table:table-cell table:formula="of:=ROUND([.J47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SDSS J130416.36+310613.3</text:p>
          </table:table-cell>
          <table:table-cell office:value-type="float" office:value="196.0682">
            <text:p>196.0682</text:p>
          </table:table-cell>
          <table:table-cell office:value-type="float" office:value="31.10371">
            <text:p>31.103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426">
            <text:p>7.426</text:p>
          </table:table-cell>
          <table:table-cell table:formula="of:=ROUND([.J47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SDSS J130458.05+310858.5</text:p>
          </table:table-cell>
          <table:table-cell office:value-type="float" office:value="196.24191">
            <text:p>196.24191</text:p>
          </table:table-cell>
          <table:table-cell office:value-type="float" office:value="31.14959">
            <text:p>31.149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474">
            <text:p>7.474</text:p>
          </table:table-cell>
          <table:table-cell table:formula="of:=ROUND([.J47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SDSS J130436.29+311948.2</text:p>
          </table:table-cell>
          <table:table-cell office:value-type="float" office:value="196.15124">
            <text:p>196.15124</text:p>
          </table:table-cell>
          <table:table-cell office:value-type="float" office:value="31.33006">
            <text:p>31.330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845">
            <text:p>6.845</text:p>
          </table:table-cell>
          <table:table-cell table:formula="of:=ROUND([.J47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SDSS J130452.61+310830.3</text:p>
          </table:table-cell>
          <table:table-cell office:value-type="float" office:value="196.21921">
            <text:p>196.21921</text:p>
          </table:table-cell>
          <table:table-cell office:value-type="float" office:value="31.14176">
            <text:p>31.141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6.847">
            <text:p>6.847</text:p>
          </table:table-cell>
          <table:table-cell table:formula="of:=ROUND([.J47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SDSS J130416.76+311956.8</text:p>
          </table:table-cell>
          <table:table-cell office:value-type="float" office:value="196.06984">
            <text:p>196.06984</text:p>
          </table:table-cell>
          <table:table-cell office:value-type="float" office:value="31.33245">
            <text:p>31.332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297">
            <text:p>7.297</text:p>
          </table:table-cell>
          <table:table-cell table:formula="of:=ROUND([.J47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SDSS J130437.22+312016.3</text:p>
          </table:table-cell>
          <table:table-cell office:value-type="float" office:value="196.15512">
            <text:p>196.15512</text:p>
          </table:table-cell>
          <table:table-cell office:value-type="float" office:value="31.33789">
            <text:p>31.337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348">
            <text:p>7.348</text:p>
          </table:table-cell>
          <table:table-cell table:formula="of:=ROUND([.J47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SDSS J130428.04+310627.8</text:p>
          </table:table-cell>
          <table:table-cell office:value-type="float" office:value="196.11684">
            <text:p>196.11684</text:p>
          </table:table-cell>
          <table:table-cell office:value-type="float" office:value="31.10774">
            <text:p>31.107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6.676">
            <text:p>6.676</text:p>
          </table:table-cell>
          <table:table-cell table:formula="of:=ROUND([.J47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SDSS J130456.27+310934.6</text:p>
          </table:table-cell>
          <table:table-cell office:value-type="float" office:value="196.23448">
            <text:p>196.23448</text:p>
          </table:table-cell>
          <table:table-cell office:value-type="float" office:value="31.15964">
            <text:p>31.159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6.828">
            <text:p>6.828</text:p>
          </table:table-cell>
          <table:table-cell table:formula="of:=ROUND([.J478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SDSS J130432.87+312002.6</text:p>
          </table:table-cell>
          <table:table-cell office:value-type="float" office:value="196.13697">
            <text:p>196.13697</text:p>
          </table:table-cell>
          <table:table-cell office:value-type="float" office:value="31.33406">
            <text:p>31.334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6.955">
            <text:p>6.955</text:p>
          </table:table-cell>
          <table:table-cell table:formula="of:=ROUND([.J47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SDSS J130355.89+311236.5</text:p>
          </table:table-cell>
          <table:table-cell office:value-type="float" office:value="195.98289">
            <text:p>195.98289</text:p>
          </table:table-cell>
          <table:table-cell office:value-type="float" office:value="31.21016">
            <text:p>31.210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7.104">
            <text:p>7.104</text:p>
          </table:table-cell>
          <table:table-cell table:formula="of:=ROUND([.J480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SDSS J130407.20+310728.3</text:p>
          </table:table-cell>
          <table:table-cell office:value-type="float" office:value="196.03004">
            <text:p>196.03004</text:p>
          </table:table-cell>
          <table:table-cell office:value-type="float" office:value="31.12453">
            <text:p>31.124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7.34">
            <text:p>7.34</text:p>
          </table:table-cell>
          <table:table-cell table:formula="of:=ROUND([.J48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SDSS J130357.46+311344.8</text:p>
          </table:table-cell>
          <table:table-cell office:value-type="float" office:value="195.98944">
            <text:p>195.98944</text:p>
          </table:table-cell>
          <table:table-cell office:value-type="float" office:value="31.22913">
            <text:p>31.229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6.776">
            <text:p>6.776</text:p>
          </table:table-cell>
          <table:table-cell table:formula="of:=ROUND([.J482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SDSS J130429.80+310615.9</text:p>
          </table:table-cell>
          <table:table-cell office:value-type="float" office:value="196.1242">
            <text:p>196.1242</text:p>
          </table:table-cell>
          <table:table-cell office:value-type="float" office:value="31.10443">
            <text:p>31.104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6.873">
            <text:p>6.873</text:p>
          </table:table-cell>
          <table:table-cell table:formula="of:=ROUND([.J483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SDSS J130441.36+311935.4</text:p>
          </table:table-cell>
          <table:table-cell office:value-type="float" office:value="196.17236">
            <text:p>196.17236</text:p>
          </table:table-cell>
          <table:table-cell office:value-type="float" office:value="31.32651">
            <text:p>31.326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6.971">
            <text:p>6.971</text:p>
          </table:table-cell>
          <table:table-cell table:formula="of:=ROUND([.J484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SDSS J130431.44+312030.2</text:p>
          </table:table-cell>
          <table:table-cell office:value-type="float" office:value="196.13103">
            <text:p>196.13103</text:p>
          </table:table-cell>
          <table:table-cell office:value-type="float" office:value="31.34173">
            <text:p>31.341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7.385">
            <text:p>7.385</text:p>
          </table:table-cell>
          <table:table-cell table:formula="of:=ROUND([.J485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SDSS J130502.78+311334.5</text:p>
          </table:table-cell>
          <table:table-cell office:value-type="float" office:value="196.2616">
            <text:p>196.2616</text:p>
          </table:table-cell>
          <table:table-cell office:value-type="float" office:value="31.22626">
            <text:p>31.226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7.23">
            <text:p>7.23</text:p>
          </table:table-cell>
          <table:table-cell table:formula="of:=ROUND([.J486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SDSS J130358.61+311233.1</text:p>
          </table:table-cell>
          <table:table-cell office:value-type="float" office:value="195.99422">
            <text:p>195.99422</text:p>
          </table:table-cell>
          <table:table-cell office:value-type="float" office:value="31.20921">
            <text:p>31.209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5g</text:p>
          </table:table-cell>
          <table:table-cell office:value-type="float" office:value="6.53">
            <text:p>6.53</text:p>
          </table:table-cell>
          <table:table-cell table:formula="of:=ROUND([.J48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SDSS J130458.93+310903.0</text:p>
          </table:table-cell>
          <table:table-cell office:value-type="float" office:value="196.24556">
            <text:p>196.24556</text:p>
          </table:table-cell>
          <table:table-cell office:value-type="float" office:value="31.15084">
            <text:p>31.150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g</text:p>
          </table:table-cell>
          <table:table-cell office:value-type="float" office:value="7.59">
            <text:p>7.59</text:p>
          </table:table-cell>
          <table:table-cell table:formula="of:=ROUND([.J48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SDSS J130504.60+311046.5</text:p>
          </table:table-cell>
          <table:table-cell office:value-type="float" office:value="196.2692">
            <text:p>196.2692</text:p>
          </table:table-cell>
          <table:table-cell office:value-type="float" office:value="31.17959">
            <text:p>31.179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7.967">
            <text:p>7.967</text:p>
          </table:table-cell>
          <table:table-cell table:formula="of:=ROUND([.J48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SDSS J130351.98+311529.3</text:p>
          </table:table-cell>
          <table:table-cell office:value-type="float" office:value="195.96661">
            <text:p>195.96661</text:p>
          </table:table-cell>
          <table:table-cell office:value-type="float" office:value="31.25815">
            <text:p>31.258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8.26">
            <text:p>8.26</text:p>
          </table:table-cell>
          <table:table-cell table:formula="of:=ROUND([.J49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SDSS J130434.26+310519.4</text:p>
          </table:table-cell>
          <table:table-cell office:value-type="float" office:value="196.14275">
            <text:p>196.14275</text:p>
          </table:table-cell>
          <table:table-cell office:value-type="float" office:value="31.08874">
            <text:p>31.0887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7.893">
            <text:p>7.893</text:p>
          </table:table-cell>
          <table:table-cell table:formula="of:=ROUND([.J49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SDSS J130457.59+311823.9</text:p>
          </table:table-cell>
          <table:table-cell office:value-type="float" office:value="196.23998">
            <text:p>196.23998</text:p>
          </table:table-cell>
          <table:table-cell office:value-type="float" office:value="31.30667">
            <text:p>31.306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8.06">
            <text:p>8.06</text:p>
          </table:table-cell>
          <table:table-cell table:formula="of:=ROUND([.J49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SDSS J130501.92+310854.4</text:p>
          </table:table-cell>
          <table:table-cell office:value-type="float" office:value="196.25802">
            <text:p>196.25802</text:p>
          </table:table-cell>
          <table:table-cell office:value-type="float" office:value="31.14846">
            <text:p>31.148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8.209">
            <text:p>8.209</text:p>
          </table:table-cell>
          <table:table-cell table:formula="of:=ROUND([.J49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SDSS J130435.88+312114.5</text:p>
          </table:table-cell>
          <table:table-cell office:value-type="float" office:value="196.1495">
            <text:p>196.1495</text:p>
          </table:table-cell>
          <table:table-cell office:value-type="float" office:value="31.35404">
            <text:p>31.354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8.236">
            <text:p>8.236</text:p>
          </table:table-cell>
          <table:table-cell table:formula="of:=ROUND([.J49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SDSS J130447.54+311930.7</text:p>
          </table:table-cell>
          <table:table-cell office:value-type="float" office:value="196.19809">
            <text:p>196.19809</text:p>
          </table:table-cell>
          <table:table-cell office:value-type="float" office:value="31.32521">
            <text:p>31.325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7.503">
            <text:p>7.503</text:p>
          </table:table-cell>
          <table:table-cell table:formula="of:=ROUND([.J49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SDSS J130414.69+310559.2</text:p>
          </table:table-cell>
          <table:table-cell office:value-type="float" office:value="196.06124">
            <text:p>196.06124</text:p>
          </table:table-cell>
          <table:table-cell office:value-type="float" office:value="31.09978">
            <text:p>31.099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7.78">
            <text:p>7.78</text:p>
          </table:table-cell>
          <table:table-cell table:formula="of:=ROUND([.J49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SDSS J130349.43+311256.8</text:p>
          </table:table-cell>
          <table:table-cell office:value-type="float" office:value="195.95597">
            <text:p>195.95597</text:p>
          </table:table-cell>
          <table:table-cell office:value-type="float" office:value="31.21579">
            <text:p>31.215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8.468">
            <text:p>8.468</text:p>
          </table:table-cell>
          <table:table-cell table:formula="of:=ROUND([.J49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SDSS J130448.24+311943.1</text:p>
          </table:table-cell>
          <table:table-cell office:value-type="float" office:value="196.20103">
            <text:p>196.20103</text:p>
          </table:table-cell>
          <table:table-cell office:value-type="float" office:value="31.32865">
            <text:p>31.328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7.758">
            <text:p>7.758</text:p>
          </table:table-cell>
          <table:table-cell table:formula="of:=ROUND([.J49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SDSS J130442.87+312034.5</text:p>
          </table:table-cell>
          <table:table-cell office:value-type="float" office:value="196.17864">
            <text:p>196.17864</text:p>
          </table:table-cell>
          <table:table-cell office:value-type="float" office:value="31.34294">
            <text:p>31.342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8.006">
            <text:p>8.006</text:p>
          </table:table-cell>
          <table:table-cell table:formula="of:=ROUND([.J49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SDSS J130424.99+310446.1</text:p>
          </table:table-cell>
          <table:table-cell office:value-type="float" office:value="196.10415">
            <text:p>196.10415</text:p>
          </table:table-cell>
          <table:table-cell office:value-type="float" office:value="31.07949">
            <text:p>31.079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8.412">
            <text:p>8.412</text:p>
          </table:table-cell>
          <table:table-cell table:formula="of:=ROUND([.J50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SDSS J130403.33+311859.6</text:p>
          </table:table-cell>
          <table:table-cell office:value-type="float" office:value="196.01389">
            <text:p>196.01389</text:p>
          </table:table-cell>
          <table:table-cell office:value-type="float" office:value="31.31656">
            <text:p>31.316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028">
            <text:p>8.028</text:p>
          </table:table-cell>
          <table:table-cell table:formula="of:=ROUND([.J50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SDSS J130506.56+311243.4</text:p>
          </table:table-cell>
          <table:table-cell office:value-type="float" office:value="196.27737">
            <text:p>196.27737</text:p>
          </table:table-cell>
          <table:table-cell office:value-type="float" office:value="31.21206">
            <text:p>31.212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037">
            <text:p>8.037</text:p>
          </table:table-cell>
          <table:table-cell table:formula="of:=ROUND([.J50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SDSS J130352.35+311545.3</text:p>
          </table:table-cell>
          <table:table-cell office:value-type="float" office:value="195.96815">
            <text:p>195.96815</text:p>
          </table:table-cell>
          <table:table-cell office:value-type="float" office:value="31.2626">
            <text:p>31.26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265">
            <text:p>8.265</text:p>
          </table:table-cell>
          <table:table-cell table:formula="of:=ROUND([.J50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SDSS J130455.45+310810.9</text:p>
          </table:table-cell>
          <table:table-cell office:value-type="float" office:value="196.23106">
            <text:p>196.23106</text:p>
          </table:table-cell>
          <table:table-cell office:value-type="float" office:value="31.13638">
            <text:p>31.136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7.516">
            <text:p>7.516</text:p>
          </table:table-cell>
          <table:table-cell table:formula="of:=ROUND([.J50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SDSS J130400.88+310802.8</text:p>
          </table:table-cell>
          <table:table-cell office:value-type="float" office:value="196.00368">
            <text:p>196.00368</text:p>
          </table:table-cell>
          <table:table-cell office:value-type="float" office:value="31.13412">
            <text:p>31.134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7.884">
            <text:p>7.884</text:p>
          </table:table-cell>
          <table:table-cell table:formula="of:=ROUND([.J50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SDSS J130443.70+310521.5</text:p>
          </table:table-cell>
          <table:table-cell office:value-type="float" office:value="196.18209">
            <text:p>196.18209</text:p>
          </table:table-cell>
          <table:table-cell office:value-type="float" office:value="31.08932">
            <text:p>31.089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8.387">
            <text:p>8.387</text:p>
          </table:table-cell>
          <table:table-cell table:formula="of:=ROUND([.J50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SDSS J130406.32+310724.1</text:p>
          </table:table-cell>
          <table:table-cell office:value-type="float" office:value="196.02634">
            <text:p>196.02634</text:p>
          </table:table-cell>
          <table:table-cell office:value-type="float" office:value="31.12338">
            <text:p>31.123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7.515">
            <text:p>7.515</text:p>
          </table:table-cell>
          <table:table-cell table:formula="of:=ROUND([.J50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SDSS J130505.56+311131.7</text:p>
          </table:table-cell>
          <table:table-cell office:value-type="float" office:value="196.2732">
            <text:p>196.2732</text:p>
          </table:table-cell>
          <table:table-cell office:value-type="float" office:value="31.19216">
            <text:p>31.192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7.977">
            <text:p>7.977</text:p>
          </table:table-cell>
          <table:table-cell table:formula="of:=ROUND([.J50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SDSS J130354.77+310940.3</text:p>
          </table:table-cell>
          <table:table-cell office:value-type="float" office:value="195.97823">
            <text:p>195.97823</text:p>
          </table:table-cell>
          <table:table-cell office:value-type="float" office:value="31.16121">
            <text:p>31.161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8.104">
            <text:p>8.104</text:p>
          </table:table-cell>
          <table:table-cell table:formula="of:=ROUND([.J50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SDSS J130445.12+310619.8</text:p>
          </table:table-cell>
          <table:table-cell office:value-type="float" office:value="196.18801">
            <text:p>196.18801</text:p>
          </table:table-cell>
          <table:table-cell office:value-type="float" office:value="31.10551">
            <text:p>31.105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7.627">
            <text:p>7.627</text:p>
          </table:table-cell>
          <table:table-cell table:formula="of:=ROUND([.J51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SDSS J130505.73+311515.8</text:p>
          </table:table-cell>
          <table:table-cell office:value-type="float" office:value="196.27391">
            <text:p>196.27391</text:p>
          </table:table-cell>
          <table:table-cell office:value-type="float" office:value="31.2544">
            <text:p>31.25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8.13">
            <text:p>8.13</text:p>
          </table:table-cell>
          <table:table-cell table:formula="of:=ROUND([.J51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SDSS J130408.91+312011.3</text:p>
          </table:table-cell>
          <table:table-cell office:value-type="float" office:value="196.03714">
            <text:p>196.03714</text:p>
          </table:table-cell>
          <table:table-cell office:value-type="float" office:value="31.33648">
            <text:p>31.336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8.258">
            <text:p>8.258</text:p>
          </table:table-cell>
          <table:table-cell table:formula="of:=ROUND([.J51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SDSS J130445.70+310615.0</text:p>
          </table:table-cell>
          <table:table-cell office:value-type="float" office:value="196.19043">
            <text:p>196.19043</text:p>
          </table:table-cell>
          <table:table-cell office:value-type="float" office:value="31.10418">
            <text:p>31.104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755">
            <text:p>7.755</text:p>
          </table:table-cell>
          <table:table-cell table:formula="of:=ROUND([.J51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SDSS J130404.13+311857.3</text:p>
          </table:table-cell>
          <table:table-cell office:value-type="float" office:value="196.01723">
            <text:p>196.01723</text:p>
          </table:table-cell>
          <table:table-cell office:value-type="float" office:value="31.31594">
            <text:p>31.315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7.884">
            <text:p>7.884</text:p>
          </table:table-cell>
          <table:table-cell table:formula="of:=ROUND([.J51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SDSS J130459.19+310749.8</text:p>
          </table:table-cell>
          <table:table-cell office:value-type="float" office:value="196.24665">
            <text:p>196.24665</text:p>
          </table:table-cell>
          <table:table-cell office:value-type="float" office:value="31.13052">
            <text:p>31.130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354">
            <text:p>8.354</text:p>
          </table:table-cell>
          <table:table-cell table:formula="of:=ROUND([.J51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SDSS J130505.71+311240.8</text:p>
          </table:table-cell>
          <table:table-cell office:value-type="float" office:value="196.2738">
            <text:p>196.2738</text:p>
          </table:table-cell>
          <table:table-cell office:value-type="float" office:value="31.21136">
            <text:p>31.211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7.856">
            <text:p>7.856</text:p>
          </table:table-cell>
          <table:table-cell table:formula="of:=ROUND([.J51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SDSS J130507.16+311224.7</text:p>
          </table:table-cell>
          <table:table-cell office:value-type="float" office:value="196.27985">
            <text:p>196.27985</text:p>
          </table:table-cell>
          <table:table-cell office:value-type="float" office:value="31.20688">
            <text:p>31.206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185">
            <text:p>8.185</text:p>
          </table:table-cell>
          <table:table-cell table:formula="of:=ROUND([.J51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SDSS J130415.03+312046.2</text:p>
          </table:table-cell>
          <table:table-cell office:value-type="float" office:value="196.06267">
            <text:p>196.06267</text:p>
          </table:table-cell>
          <table:table-cell office:value-type="float" office:value="31.34619">
            <text:p>31.346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199">
            <text:p>8.199</text:p>
          </table:table-cell>
          <table:table-cell table:formula="of:=ROUND([.J51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SDSS J130458.78+311731.5</text:p>
          </table:table-cell>
          <table:table-cell office:value-type="float" office:value="196.24495">
            <text:p>196.24495</text:p>
          </table:table-cell>
          <table:table-cell office:value-type="float" office:value="31.29208">
            <text:p>31.292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726">
            <text:p>7.726</text:p>
          </table:table-cell>
          <table:table-cell table:formula="of:=ROUND([.J51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SDSS J130446.98+310618.9</text:p>
          </table:table-cell>
          <table:table-cell office:value-type="float" office:value="196.19577">
            <text:p>196.19577</text:p>
          </table:table-cell>
          <table:table-cell office:value-type="float" office:value="31.10527">
            <text:p>31.105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828">
            <text:p>7.828</text:p>
          </table:table-cell>
          <table:table-cell table:formula="of:=ROUND([.J52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SDSS J130409.15+310628.8</text:p>
          </table:table-cell>
          <table:table-cell office:value-type="float" office:value="196.03813">
            <text:p>196.03813</text:p>
          </table:table-cell>
          <table:table-cell office:value-type="float" office:value="31.10802">
            <text:p>31.108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7.898">
            <text:p>7.898</text:p>
          </table:table-cell>
          <table:table-cell table:formula="of:=ROUND([.J52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SDSS J130404.90+310700.8</text:p>
          </table:table-cell>
          <table:table-cell office:value-type="float" office:value="196.02045">
            <text:p>196.02045</text:p>
          </table:table-cell>
          <table:table-cell office:value-type="float" office:value="31.1169">
            <text:p>31.11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008">
            <text:p>8.008</text:p>
          </table:table-cell>
          <table:table-cell table:formula="of:=ROUND([.J52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SDSS J130349.69+311220.4</text:p>
          </table:table-cell>
          <table:table-cell office:value-type="float" office:value="195.95705">
            <text:p>195.95705</text:p>
          </table:table-cell>
          <table:table-cell office:value-type="float" office:value="31.20568">
            <text:p>31.205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449">
            <text:p>8.449</text:p>
          </table:table-cell>
          <table:table-cell table:formula="of:=ROUND([.J52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SDSS J130406.41+310657.3</text:p>
          </table:table-cell>
          <table:table-cell office:value-type="float" office:value="196.02672">
            <text:p>196.02672</text:p>
          </table:table-cell>
          <table:table-cell office:value-type="float" office:value="31.11593">
            <text:p>31.115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85">
            <text:p>7.85</text:p>
          </table:table-cell>
          <table:table-cell table:formula="of:=ROUND([.J52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SDSS J130415.72+312036.6</text:p>
          </table:table-cell>
          <table:table-cell office:value-type="float" office:value="196.06551">
            <text:p>196.06551</text:p>
          </table:table-cell>
          <table:table-cell office:value-type="float" office:value="31.34352">
            <text:p>31.343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7.997">
            <text:p>7.997</text:p>
          </table:table-cell>
          <table:table-cell table:formula="of:=ROUND([.J52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SDSS J130406.40+310632.5</text:p>
          </table:table-cell>
          <table:table-cell office:value-type="float" office:value="196.02668">
            <text:p>196.02668</text:p>
          </table:table-cell>
          <table:table-cell office:value-type="float" office:value="31.10903">
            <text:p>31.109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181">
            <text:p>8.181</text:p>
          </table:table-cell>
          <table:table-cell table:formula="of:=ROUND([.J52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SDSS J130504.89+310930.1</text:p>
          </table:table-cell>
          <table:table-cell office:value-type="float" office:value="196.27038">
            <text:p>196.27038</text:p>
          </table:table-cell>
          <table:table-cell office:value-type="float" office:value="31.15838">
            <text:p>31.158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487">
            <text:p>8.487</text:p>
          </table:table-cell>
          <table:table-cell table:formula="of:=ROUND([.J52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SDSS J130456.90+310824.6</text:p>
          </table:table-cell>
          <table:table-cell office:value-type="float" office:value="196.23712">
            <text:p>196.23712</text:p>
          </table:table-cell>
          <table:table-cell office:value-type="float" office:value="31.14017">
            <text:p>31.140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609">
            <text:p>7.609</text:p>
          </table:table-cell>
          <table:table-cell table:formula="of:=ROUND([.J52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SDSS J130452.87+311848.4</text:p>
          </table:table-cell>
          <table:table-cell office:value-type="float" office:value="196.2203">
            <text:p>196.2203</text:p>
          </table:table-cell>
          <table:table-cell office:value-type="float" office:value="31.31346">
            <text:p>31.313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7.623">
            <text:p>7.623</text:p>
          </table:table-cell>
          <table:table-cell table:formula="of:=ROUND([.J52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SDSS J130408.24+310626.1</text:p>
          </table:table-cell>
          <table:table-cell office:value-type="float" office:value="196.03437">
            <text:p>196.03437</text:p>
          </table:table-cell>
          <table:table-cell office:value-type="float" office:value="31.10725">
            <text:p>31.107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043">
            <text:p>8.043</text:p>
          </table:table-cell>
          <table:table-cell table:formula="of:=ROUND([.J53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SDSS J130505.13+311012.9</text:p>
          </table:table-cell>
          <table:table-cell office:value-type="float" office:value="196.2714">
            <text:p>196.2714</text:p>
          </table:table-cell>
          <table:table-cell office:value-type="float" office:value="31.17027">
            <text:p>31.170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256">
            <text:p>8.256</text:p>
          </table:table-cell>
          <table:table-cell table:formula="of:=ROUND([.J53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SDSS J130420.11+310503.7</text:p>
          </table:table-cell>
          <table:table-cell office:value-type="float" office:value="196.08383">
            <text:p>196.08383</text:p>
          </table:table-cell>
          <table:table-cell office:value-type="float" office:value="31.08438">
            <text:p>31.084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297">
            <text:p>8.297</text:p>
          </table:table-cell>
          <table:table-cell table:formula="of:=ROUND([.J53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SDSS J130506.41+311040.9</text:p>
          </table:table-cell>
          <table:table-cell office:value-type="float" office:value="196.27675">
            <text:p>196.27675</text:p>
          </table:table-cell>
          <table:table-cell office:value-type="float" office:value="31.17804">
            <text:p>31.178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364">
            <text:p>8.364</text:p>
          </table:table-cell>
          <table:table-cell table:formula="of:=ROUND([.J53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SDSS J130504.32+311700.6</text:p>
          </table:table-cell>
          <table:table-cell office:value-type="float" office:value="196.268">
            <text:p>196.268</text:p>
          </table:table-cell>
          <table:table-cell office:value-type="float" office:value="31.28352">
            <text:p>31.283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479">
            <text:p>8.479</text:p>
          </table:table-cell>
          <table:table-cell table:formula="of:=ROUND([.J53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SDSS J130441.51+312022.9</text:p>
          </table:table-cell>
          <table:table-cell office:value-type="float" office:value="196.17297">
            <text:p>196.17297</text:p>
          </table:table-cell>
          <table:table-cell office:value-type="float" office:value="31.33971">
            <text:p>31.339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72">
            <text:p>7.72</text:p>
          </table:table-cell>
          <table:table-cell table:formula="of:=ROUND([.J53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SDSS J130427.65+310521.2</text:p>
          </table:table-cell>
          <table:table-cell office:value-type="float" office:value="196.11523">
            <text:p>196.11523</text:p>
          </table:table-cell>
          <table:table-cell office:value-type="float" office:value="31.08924">
            <text:p>31.089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789">
            <text:p>7.789</text:p>
          </table:table-cell>
          <table:table-cell table:formula="of:=ROUND([.J53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SDSS J130416.87+312030.0</text:p>
          </table:table-cell>
          <table:table-cell office:value-type="float" office:value="196.0703">
            <text:p>196.0703</text:p>
          </table:table-cell>
          <table:table-cell office:value-type="float" office:value="31.34167">
            <text:p>31.341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808">
            <text:p>7.808</text:p>
          </table:table-cell>
          <table:table-cell table:formula="of:=ROUND([.J53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SDSS J130403.44+310721.1</text:p>
          </table:table-cell>
          <table:table-cell office:value-type="float" office:value="196.01433">
            <text:p>196.01433</text:p>
          </table:table-cell>
          <table:table-cell office:value-type="float" office:value="31.12253">
            <text:p>31.122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7.965">
            <text:p>7.965</text:p>
          </table:table-cell>
          <table:table-cell table:formula="of:=ROUND([.J53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SDSS J130402.62+310719.6</text:p>
          </table:table-cell>
          <table:table-cell office:value-type="float" office:value="196.01095">
            <text:p>196.01095</text:p>
          </table:table-cell>
          <table:table-cell office:value-type="float" office:value="31.12211">
            <text:p>31.122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103">
            <text:p>8.103</text:p>
          </table:table-cell>
          <table:table-cell table:formula="of:=ROUND([.J53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SDSS J130351.11+311325.2</text:p>
          </table:table-cell>
          <table:table-cell office:value-type="float" office:value="195.96299">
            <text:p>195.96299</text:p>
          </table:table-cell>
          <table:table-cell office:value-type="float" office:value="31.22369">
            <text:p>31.223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111">
            <text:p>8.111</text:p>
          </table:table-cell>
          <table:table-cell table:formula="of:=ROUND([.J54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SDSS J130439.61+312108.5</text:p>
          </table:table-cell>
          <table:table-cell office:value-type="float" office:value="196.16506">
            <text:p>196.16506</text:p>
          </table:table-cell>
          <table:table-cell office:value-type="float" office:value="31.35239">
            <text:p>31.352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319">
            <text:p>8.319</text:p>
          </table:table-cell>
          <table:table-cell table:formula="of:=ROUND([.J54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SDSS J130448.29+312029.2</text:p>
          </table:table-cell>
          <table:table-cell office:value-type="float" office:value="196.20122">
            <text:p>196.20122</text:p>
          </table:table-cell>
          <table:table-cell office:value-type="float" office:value="31.34145">
            <text:p>31.341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423">
            <text:p>8.423</text:p>
          </table:table-cell>
          <table:table-cell table:formula="of:=ROUND([.J54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SDSS J130402.01+311808.3</text:p>
          </table:table-cell>
          <table:table-cell office:value-type="float" office:value="196.00841">
            <text:p>196.00841</text:p>
          </table:table-cell>
          <table:table-cell office:value-type="float" office:value="31.30231">
            <text:p>31.302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7.638">
            <text:p>7.638</text:p>
          </table:table-cell>
          <table:table-cell table:formula="of:=ROUND([.J54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SDSS J130454.21+311905.2</text:p>
          </table:table-cell>
          <table:table-cell office:value-type="float" office:value="196.22589">
            <text:p>196.22589</text:p>
          </table:table-cell>
          <table:table-cell office:value-type="float" office:value="31.31814">
            <text:p>31.318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023">
            <text:p>8.023</text:p>
          </table:table-cell>
          <table:table-cell table:formula="of:=ROUND([.J54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SDSS J130402.32+310729.3</text:p>
          </table:table-cell>
          <table:table-cell office:value-type="float" office:value="196.00967">
            <text:p>196.00967</text:p>
          </table:table-cell>
          <table:table-cell office:value-type="float" office:value="31.12482">
            <text:p>31.124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034">
            <text:p>8.034</text:p>
          </table:table-cell>
          <table:table-cell table:formula="of:=ROUND([.J54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SDSS J130506.87+311244.2</text:p>
          </table:table-cell>
          <table:table-cell office:value-type="float" office:value="196.27864">
            <text:p>196.27864</text:p>
          </table:table-cell>
          <table:table-cell office:value-type="float" office:value="31.21229">
            <text:p>31.212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101">
            <text:p>8.101</text:p>
          </table:table-cell>
          <table:table-cell table:formula="of:=ROUND([.J54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SDSS J130417.42+310503.5</text:p>
          </table:table-cell>
          <table:table-cell office:value-type="float" office:value="196.0726">
            <text:p>196.0726</text:p>
          </table:table-cell>
          <table:table-cell office:value-type="float" office:value="31.08432">
            <text:p>31.084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451">
            <text:p>8.451</text:p>
          </table:table-cell>
          <table:table-cell table:formula="of:=ROUND([.J54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SDSS J130428.57+312046.2</text:p>
          </table:table-cell>
          <table:table-cell office:value-type="float" office:value="196.11905">
            <text:p>196.11905</text:p>
          </table:table-cell>
          <table:table-cell office:value-type="float" office:value="31.34617">
            <text:p>31.346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634">
            <text:p>7.634</text:p>
          </table:table-cell>
          <table:table-cell table:formula="of:=ROUND([.J54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SDSS J130359.18+311720.5</text:p>
          </table:table-cell>
          <table:table-cell office:value-type="float" office:value="195.9966">
            <text:p>195.9966</text:p>
          </table:table-cell>
          <table:table-cell office:value-type="float" office:value="31.28903">
            <text:p>31.289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7.64">
            <text:p>7.64</text:p>
          </table:table-cell>
          <table:table-cell table:formula="of:=ROUND([.J54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SDSS J130438.78+310521.1</text:p>
          </table:table-cell>
          <table:table-cell office:value-type="float" office:value="196.16161">
            <text:p>196.16161</text:p>
          </table:table-cell>
          <table:table-cell office:value-type="float" office:value="31.08921">
            <text:p>31.089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059">
            <text:p>8.059</text:p>
          </table:table-cell>
          <table:table-cell table:formula="of:=ROUND([.J55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SDSS J130448.18+312024.3</text:p>
          </table:table-cell>
          <table:table-cell office:value-type="float" office:value="196.20078">
            <text:p>196.20078</text:p>
          </table:table-cell>
          <table:table-cell office:value-type="float" office:value="31.3401">
            <text:p>31.34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342">
            <text:p>8.342</text:p>
          </table:table-cell>
          <table:table-cell table:formula="of:=ROUND([.J55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SDSS J130449.40+312023.6</text:p>
          </table:table-cell>
          <table:table-cell office:value-type="float" office:value="196.20587">
            <text:p>196.20587</text:p>
          </table:table-cell>
          <table:table-cell office:value-type="float" office:value="31.33991">
            <text:p>31.339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463">
            <text:p>8.463</text:p>
          </table:table-cell>
          <table:table-cell table:formula="of:=ROUND([.J55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SDSS J130417.54+312047.4</text:p>
          </table:table-cell>
          <table:table-cell office:value-type="float" office:value="196.07309">
            <text:p>196.07309</text:p>
          </table:table-cell>
          <table:table-cell office:value-type="float" office:value="31.34652">
            <text:p>31.346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038">
            <text:p>8.038</text:p>
          </table:table-cell>
          <table:table-cell table:formula="of:=ROUND([.J55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SDSS J130434.82+312109.6</text:p>
          </table:table-cell>
          <table:table-cell office:value-type="float" office:value="196.14508">
            <text:p>196.14508</text:p>
          </table:table-cell>
          <table:table-cell office:value-type="float" office:value="31.35268">
            <text:p>31.352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119">
            <text:p>8.119</text:p>
          </table:table-cell>
          <table:table-cell table:formula="of:=ROUND([.J55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SDSS J130457.31+310742.8</text:p>
          </table:table-cell>
          <table:table-cell office:value-type="float" office:value="196.23882">
            <text:p>196.23882</text:p>
          </table:table-cell>
          <table:table-cell office:value-type="float" office:value="31.12857">
            <text:p>31.128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125">
            <text:p>8.125</text:p>
          </table:table-cell>
          <table:table-cell table:formula="of:=ROUND([.J55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SDSS J130432.04+310459.8</text:p>
          </table:table-cell>
          <table:table-cell office:value-type="float" office:value="196.13353">
            <text:p>196.13353</text:p>
          </table:table-cell>
          <table:table-cell office:value-type="float" office:value="31.08329">
            <text:p>31.083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166">
            <text:p>8.166</text:p>
          </table:table-cell>
          <table:table-cell table:formula="of:=ROUND([.J55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SDSS J130400.10+310734.4</text:p>
          </table:table-cell>
          <table:table-cell office:value-type="float" office:value="196.00043">
            <text:p>196.00043</text:p>
          </table:table-cell>
          <table:table-cell office:value-type="float" office:value="31.12623">
            <text:p>31.126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321">
            <text:p>8.321</text:p>
          </table:table-cell>
          <table:table-cell table:formula="of:=ROUND([.J55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SDSS J130405.66+310621.7</text:p>
          </table:table-cell>
          <table:table-cell office:value-type="float" office:value="196.02362">
            <text:p>196.02362</text:p>
          </table:table-cell>
          <table:table-cell office:value-type="float" office:value="31.10605">
            <text:p>31.106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418">
            <text:p>8.418</text:p>
          </table:table-cell>
          <table:table-cell table:formula="of:=ROUND([.J55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SDSS J130439.21+312120.8</text:p>
          </table:table-cell>
          <table:table-cell office:value-type="float" office:value="196.16341">
            <text:p>196.16341</text:p>
          </table:table-cell>
          <table:table-cell office:value-type="float" office:value="31.3558">
            <text:p>31.35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495">
            <text:p>8.495</text:p>
          </table:table-cell>
          <table:table-cell table:formula="of:=ROUND([.J55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SDSS J130458.03+311736.4</text:p>
          </table:table-cell>
          <table:table-cell office:value-type="float" office:value="196.2418">
            <text:p>196.2418</text:p>
          </table:table-cell>
          <table:table-cell office:value-type="float" office:value="31.29346">
            <text:p>31.293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642">
            <text:p>7.642</text:p>
          </table:table-cell>
          <table:table-cell table:formula="of:=ROUND([.J56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SDSS J130426.33+310516.7</text:p>
          </table:table-cell>
          <table:table-cell office:value-type="float" office:value="196.10974">
            <text:p>196.10974</text:p>
          </table:table-cell>
          <table:table-cell office:value-type="float" office:value="31.08799">
            <text:p>31.087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879">
            <text:p>7.879</text:p>
          </table:table-cell>
          <table:table-cell table:formula="of:=ROUND([.J56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SDSS J130444.82+312019.5</text:p>
          </table:table-cell>
          <table:table-cell office:value-type="float" office:value="196.18679">
            <text:p>196.18679</text:p>
          </table:table-cell>
          <table:table-cell office:value-type="float" office:value="31.33876">
            <text:p>31.338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942">
            <text:p>7.942</text:p>
          </table:table-cell>
          <table:table-cell table:formula="of:=ROUND([.J56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SDSS J130506.19+311325.1</text:p>
          </table:table-cell>
          <table:table-cell office:value-type="float" office:value="196.2758">
            <text:p>196.2758</text:p>
          </table:table-cell>
          <table:table-cell office:value-type="float" office:value="31.22364">
            <text:p>31.223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7.95">
            <text:p>7.95</text:p>
          </table:table-cell>
          <table:table-cell table:formula="of:=ROUND([.J56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SDSS J130350.30+311254.0</text:p>
          </table:table-cell>
          <table:table-cell office:value-type="float" office:value="195.9596">
            <text:p>195.9596</text:p>
          </table:table-cell>
          <table:table-cell office:value-type="float" office:value="31.21502">
            <text:p>31.215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283">
            <text:p>8.283</text:p>
          </table:table-cell>
          <table:table-cell table:formula="of:=ROUND([.J56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SDSS J130436.70+312120.7</text:p>
          </table:table-cell>
          <table:table-cell office:value-type="float" office:value="196.15295">
            <text:p>196.15295</text:p>
          </table:table-cell>
          <table:table-cell office:value-type="float" office:value="31.35576">
            <text:p>31.355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371">
            <text:p>8.371</text:p>
          </table:table-cell>
          <table:table-cell table:formula="of:=ROUND([.J56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SDSS J130359.69+311852.0</text:p>
          </table:table-cell>
          <table:table-cell office:value-type="float" office:value="195.99872">
            <text:p>195.99872</text:p>
          </table:table-cell>
          <table:table-cell office:value-type="float" office:value="31.31446">
            <text:p>31.314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493">
            <text:p>8.493</text:p>
          </table:table-cell>
          <table:table-cell table:formula="of:=ROUND([.J56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SDSS J130359.44+310854.6</text:p>
          </table:table-cell>
          <table:table-cell office:value-type="float" office:value="195.9977">
            <text:p>195.9977</text:p>
          </table:table-cell>
          <table:table-cell office:value-type="float" office:value="31.14852">
            <text:p>31.148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609">
            <text:p>7.609</text:p>
          </table:table-cell>
          <table:table-cell table:formula="of:=ROUND([.J56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SDSS J130356.11+311618.8</text:p>
          </table:table-cell>
          <table:table-cell office:value-type="float" office:value="195.9838">
            <text:p>195.9838</text:p>
          </table:table-cell>
          <table:table-cell office:value-type="float" office:value="31.27189">
            <text:p>31.271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72">
            <text:p>7.72</text:p>
          </table:table-cell>
          <table:table-cell table:formula="of:=ROUND([.J56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SDSS J130447.73+310630.1</text:p>
          </table:table-cell>
          <table:table-cell office:value-type="float" office:value="196.19892">
            <text:p>196.19892</text:p>
          </table:table-cell>
          <table:table-cell office:value-type="float" office:value="31.10837">
            <text:p>31.108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7.749">
            <text:p>7.749</text:p>
          </table:table-cell>
          <table:table-cell table:formula="of:=ROUND([.J56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SDSS J130434.05+310508.9</text:p>
          </table:table-cell>
          <table:table-cell office:value-type="float" office:value="196.14189">
            <text:p>196.14189</text:p>
          </table:table-cell>
          <table:table-cell office:value-type="float" office:value="31.08581">
            <text:p>31.085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06">
            <text:p>8.06</text:p>
          </table:table-cell>
          <table:table-cell table:formula="of:=ROUND([.J57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SDSS J130351.26+311409.4</text:p>
          </table:table-cell>
          <table:table-cell office:value-type="float" office:value="195.96362">
            <text:p>195.96362</text:p>
          </table:table-cell>
          <table:table-cell office:value-type="float" office:value="31.23596">
            <text:p>31.235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137">
            <text:p>8.137</text:p>
          </table:table-cell>
          <table:table-cell table:formula="of:=ROUND([.J57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SDSS J130443.44+312054.8</text:p>
          </table:table-cell>
          <table:table-cell office:value-type="float" office:value="196.18102">
            <text:p>196.18102</text:p>
          </table:table-cell>
          <table:table-cell office:value-type="float" office:value="31.34856">
            <text:p>31.348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364">
            <text:p>8.364</text:p>
          </table:table-cell>
          <table:table-cell table:formula="of:=ROUND([.J57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SDSS J130504.93+310948.1</text:p>
          </table:table-cell>
          <table:table-cell office:value-type="float" office:value="196.27054">
            <text:p>196.27054</text:p>
          </table:table-cell>
          <table:table-cell office:value-type="float" office:value="31.16338">
            <text:p>31.163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37">
            <text:p>8.37</text:p>
          </table:table-cell>
          <table:table-cell table:formula="of:=ROUND([.J57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SDSS J130349.68+311222.5</text:p>
          </table:table-cell>
          <table:table-cell office:value-type="float" office:value="195.95702">
            <text:p>195.95702</text:p>
          </table:table-cell>
          <table:table-cell office:value-type="float" office:value="31.20626">
            <text:p>31.206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447">
            <text:p>8.447</text:p>
          </table:table-cell>
          <table:table-cell table:formula="of:=ROUND([.J57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SDSS J130504.36+311353.3</text:p>
          </table:table-cell>
          <table:table-cell office:value-type="float" office:value="196.26821">
            <text:p>196.26821</text:p>
          </table:table-cell>
          <table:table-cell office:value-type="float" office:value="31.23148">
            <text:p>31.231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592">
            <text:p>7.592</text:p>
          </table:table-cell>
          <table:table-cell table:formula="of:=ROUND([.J57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SDSS J130418.49+310548.6</text:p>
          </table:table-cell>
          <table:table-cell office:value-type="float" office:value="196.07705">
            <text:p>196.07705</text:p>
          </table:table-cell>
          <table:table-cell office:value-type="float" office:value="31.09685">
            <text:p>31.096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665">
            <text:p>7.665</text:p>
          </table:table-cell>
          <table:table-cell table:formula="of:=ROUND([.J57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SDSS J130502.64+311024.4</text:p>
          </table:table-cell>
          <table:table-cell office:value-type="float" office:value="196.26103">
            <text:p>196.26103</text:p>
          </table:table-cell>
          <table:table-cell office:value-type="float" office:value="31.17345">
            <text:p>31.173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7.69">
            <text:p>7.69</text:p>
          </table:table-cell>
          <table:table-cell table:formula="of:=ROUND([.J57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SDSS J130412.37+312020.1</text:p>
          </table:table-cell>
          <table:table-cell office:value-type="float" office:value="196.05158">
            <text:p>196.05158</text:p>
          </table:table-cell>
          <table:table-cell office:value-type="float" office:value="31.33892">
            <text:p>31.338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029">
            <text:p>8.029</text:p>
          </table:table-cell>
          <table:table-cell table:formula="of:=ROUND([.J57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SDSS J130507.12+311520.1</text:p>
          </table:table-cell>
          <table:table-cell office:value-type="float" office:value="196.27969">
            <text:p>196.27969</text:p>
          </table:table-cell>
          <table:table-cell office:value-type="float" office:value="31.2556">
            <text:p>31.25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435">
            <text:p>8.435</text:p>
          </table:table-cell>
          <table:table-cell table:formula="of:=ROUND([.J57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SDSS J130422.45+310448.2</text:p>
          </table:table-cell>
          <table:table-cell office:value-type="float" office:value="196.09355">
            <text:p>196.09355</text:p>
          </table:table-cell>
          <table:table-cell office:value-type="float" office:value="31.08008">
            <text:p>31.080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45">
            <text:p>8.45</text:p>
          </table:table-cell>
          <table:table-cell table:formula="of:=ROUND([.J58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SDSS J130503.39+311105.7</text:p>
          </table:table-cell>
          <table:table-cell office:value-type="float" office:value="196.26414">
            <text:p>196.26414</text:p>
          </table:table-cell>
          <table:table-cell office:value-type="float" office:value="31.18492">
            <text:p>31.184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627">
            <text:p>7.627</text:p>
          </table:table-cell>
          <table:table-cell table:formula="of:=ROUND([.J58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SDSS J130503.50+311520.4</text:p>
          </table:table-cell>
          <table:table-cell office:value-type="float" office:value="196.26459">
            <text:p>196.26459</text:p>
          </table:table-cell>
          <table:table-cell office:value-type="float" office:value="31.25568">
            <text:p>31.255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691">
            <text:p>7.691</text:p>
          </table:table-cell>
          <table:table-cell table:formula="of:=ROUND([.J58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SDSS J130352.67+311126.2</text:p>
          </table:table-cell>
          <table:table-cell office:value-type="float" office:value="195.96949">
            <text:p>195.96949</text:p>
          </table:table-cell>
          <table:table-cell office:value-type="float" office:value="31.19064">
            <text:p>31.190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7.957">
            <text:p>7.957</text:p>
          </table:table-cell>
          <table:table-cell table:formula="of:=ROUND([.J58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SDSS J130406.50+310638.0</text:p>
          </table:table-cell>
          <table:table-cell office:value-type="float" office:value="196.02712">
            <text:p>196.02712</text:p>
          </table:table-cell>
          <table:table-cell office:value-type="float" office:value="31.11058">
            <text:p>31.110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093">
            <text:p>8.093</text:p>
          </table:table-cell>
          <table:table-cell table:formula="of:=ROUND([.J58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SDSS J130506.52+311113.6</text:p>
          </table:table-cell>
          <table:table-cell office:value-type="float" office:value="196.27717">
            <text:p>196.27717</text:p>
          </table:table-cell>
          <table:table-cell office:value-type="float" office:value="31.18714">
            <text:p>31.187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241">
            <text:p>8.241</text:p>
          </table:table-cell>
          <table:table-cell table:formula="of:=ROUND([.J58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SDSS J130412.59+312046.9</text:p>
          </table:table-cell>
          <table:table-cell office:value-type="float" office:value="196.05249">
            <text:p>196.05249</text:p>
          </table:table-cell>
          <table:table-cell office:value-type="float" office:value="31.34637">
            <text:p>31.346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413">
            <text:p>8.413</text:p>
          </table:table-cell>
          <table:table-cell table:formula="of:=ROUND([.J58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SDSS J130350.93+311109.5</text:p>
          </table:table-cell>
          <table:table-cell office:value-type="float" office:value="195.96224">
            <text:p>195.96224</text:p>
          </table:table-cell>
          <table:table-cell office:value-type="float" office:value="31.18599">
            <text:p>31.185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382">
            <text:p>8.382</text:p>
          </table:table-cell>
          <table:table-cell table:formula="of:=ROUND([.J58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SDSS J130436.38+312029.8</text:p>
          </table:table-cell>
          <table:table-cell office:value-type="float" office:value="196.1516">
            <text:p>196.1516</text:p>
          </table:table-cell>
          <table:table-cell office:value-type="float" office:value="31.34162">
            <text:p>31.341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526">
            <text:p>7.526</text:p>
          </table:table-cell>
          <table:table-cell table:formula="of:=ROUND([.J58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SDSS J130401.95+311800.4</text:p>
          </table:table-cell>
          <table:table-cell office:value-type="float" office:value="196.00814">
            <text:p>196.00814</text:p>
          </table:table-cell>
          <table:table-cell office:value-type="float" office:value="31.30013">
            <text:p>31.300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563">
            <text:p>7.563</text:p>
          </table:table-cell>
          <table:table-cell table:formula="of:=ROUND([.J58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SDSS J130504.39+311529.6</text:p>
          </table:table-cell>
          <table:table-cell office:value-type="float" office:value="196.2683">
            <text:p>196.2683</text:p>
          </table:table-cell>
          <table:table-cell office:value-type="float" office:value="31.25823">
            <text:p>31.258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7.917">
            <text:p>7.917</text:p>
          </table:table-cell>
          <table:table-cell table:formula="of:=ROUND([.J59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SDSS J130445.56+310552.3</text:p>
          </table:table-cell>
          <table:table-cell office:value-type="float" office:value="196.18984">
            <text:p>196.18984</text:p>
          </table:table-cell>
          <table:table-cell office:value-type="float" office:value="31.09787">
            <text:p>31.097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08">
            <text:p>8.08</text:p>
          </table:table-cell>
          <table:table-cell table:formula="of:=ROUND([.J59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SDSS J130445.89+312032.4</text:p>
          </table:table-cell>
          <table:table-cell office:value-type="float" office:value="196.19124">
            <text:p>196.19124</text:p>
          </table:table-cell>
          <table:table-cell office:value-type="float" office:value="31.34234">
            <text:p>31.342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234">
            <text:p>8.234</text:p>
          </table:table-cell>
          <table:table-cell table:formula="of:=ROUND([.J59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SDSS J130415.59+310601.8</text:p>
          </table:table-cell>
          <table:table-cell office:value-type="float" office:value="196.06499">
            <text:p>196.06499</text:p>
          </table:table-cell>
          <table:table-cell office:value-type="float" office:value="31.10051">
            <text:p>31.100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7.665">
            <text:p>7.665</text:p>
          </table:table-cell>
          <table:table-cell table:formula="of:=ROUND([.J59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SDSS J130501.82+310824.9</text:p>
          </table:table-cell>
          <table:table-cell office:value-type="float" office:value="196.25759">
            <text:p>196.25759</text:p>
          </table:table-cell>
          <table:table-cell office:value-type="float" office:value="31.14025">
            <text:p>31.140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455">
            <text:p>8.455</text:p>
          </table:table-cell>
          <table:table-cell table:formula="of:=ROUND([.J59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SDSS J130414.98+310513.7</text:p>
          </table:table-cell>
          <table:table-cell office:value-type="float" office:value="196.06242">
            <text:p>196.06242</text:p>
          </table:table-cell>
          <table:table-cell office:value-type="float" office:value="31.08716">
            <text:p>31.087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459">
            <text:p>8.459</text:p>
          </table:table-cell>
          <table:table-cell table:formula="of:=ROUND([.J59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SDSS J130451.73+310717.0</text:p>
          </table:table-cell>
          <table:table-cell office:value-type="float" office:value="196.21556">
            <text:p>196.21556</text:p>
          </table:table-cell>
          <table:table-cell office:value-type="float" office:value="31.12141">
            <text:p>31.121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605">
            <text:p>7.605</text:p>
          </table:table-cell>
          <table:table-cell table:formula="of:=ROUND([.J59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SDSS J130403.35+311830.9</text:p>
          </table:table-cell>
          <table:table-cell office:value-type="float" office:value="196.01396">
            <text:p>196.01396</text:p>
          </table:table-cell>
          <table:table-cell office:value-type="float" office:value="31.30859">
            <text:p>31.308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684">
            <text:p>7.684</text:p>
          </table:table-cell>
          <table:table-cell table:formula="of:=ROUND([.J59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SDSS J130430.68+310525.4</text:p>
          </table:table-cell>
          <table:table-cell office:value-type="float" office:value="196.12787">
            <text:p>196.12787</text:p>
          </table:table-cell>
          <table:table-cell office:value-type="float" office:value="31.09041">
            <text:p>31.090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721">
            <text:p>7.721</text:p>
          </table:table-cell>
          <table:table-cell table:formula="of:=ROUND([.J59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SDSS J130503.80+311531.9</text:p>
          </table:table-cell>
          <table:table-cell office:value-type="float" office:value="196.26584">
            <text:p>196.26584</text:p>
          </table:table-cell>
          <table:table-cell office:value-type="float" office:value="31.25888">
            <text:p>31.258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7.809">
            <text:p>7.809</text:p>
          </table:table-cell>
          <table:table-cell table:formula="of:=ROUND([.J59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SDSS J130439.17+310515.2</text:p>
          </table:table-cell>
          <table:table-cell office:value-type="float" office:value="196.16324">
            <text:p>196.16324</text:p>
          </table:table-cell>
          <table:table-cell office:value-type="float" office:value="31.08757">
            <text:p>31.087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176">
            <text:p>8.176</text:p>
          </table:table-cell>
          <table:table-cell table:formula="of:=ROUND([.J60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SDSS J130350.77+311256.5</text:p>
          </table:table-cell>
          <table:table-cell office:value-type="float" office:value="195.96156">
            <text:p>195.96156</text:p>
          </table:table-cell>
          <table:table-cell office:value-type="float" office:value="31.2157">
            <text:p>31.21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182">
            <text:p>8.182</text:p>
          </table:table-cell>
          <table:table-cell table:formula="of:=ROUND([.J60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SDSS J130353.81+311132.1</text:p>
          </table:table-cell>
          <table:table-cell office:value-type="float" office:value="195.97423">
            <text:p>195.97423</text:p>
          </table:table-cell>
          <table:table-cell office:value-type="float" office:value="31.19228">
            <text:p>31.192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7.698">
            <text:p>7.698</text:p>
          </table:table-cell>
          <table:table-cell table:formula="of:=ROUND([.J60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SDSS J130447.05+311949.2</text:p>
          </table:table-cell>
          <table:table-cell office:value-type="float" office:value="196.19606">
            <text:p>196.19606</text:p>
          </table:table-cell>
          <table:table-cell office:value-type="float" office:value="31.33034">
            <text:p>31.330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7.714">
            <text:p>7.714</text:p>
          </table:table-cell>
          <table:table-cell table:formula="of:=ROUND([.J60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SDSS J130351.72+311140.8</text:p>
          </table:table-cell>
          <table:table-cell office:value-type="float" office:value="195.96553">
            <text:p>195.96553</text:p>
          </table:table-cell>
          <table:table-cell office:value-type="float" office:value="31.19468">
            <text:p>31.194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108">
            <text:p>8.108</text:p>
          </table:table-cell>
          <table:table-cell table:formula="of:=ROUND([.J60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SDSS J130500.04+310758.9</text:p>
          </table:table-cell>
          <table:table-cell office:value-type="float" office:value="196.25019">
            <text:p>196.25019</text:p>
          </table:table-cell>
          <table:table-cell office:value-type="float" office:value="31.13306">
            <text:p>31.133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401">
            <text:p>8.401</text:p>
          </table:table-cell>
          <table:table-cell table:formula="of:=ROUND([.J60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SDSS J130446.39+310531.4</text:p>
          </table:table-cell>
          <table:table-cell office:value-type="float" office:value="196.19332">
            <text:p>196.19332</text:p>
          </table:table-cell>
          <table:table-cell office:value-type="float" office:value="31.09208">
            <text:p>31.092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471">
            <text:p>8.471</text:p>
          </table:table-cell>
          <table:table-cell table:formula="of:=ROUND([.J60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SDSS J130405.10+310736.7</text:p>
          </table:table-cell>
          <table:table-cell office:value-type="float" office:value="196.02129">
            <text:p>196.02129</text:p>
          </table:table-cell>
          <table:table-cell office:value-type="float" office:value="31.12686">
            <text:p>31.126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7.531">
            <text:p>7.531</text:p>
          </table:table-cell>
          <table:table-cell table:formula="of:=ROUND([.J60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SDSS J130414.58+310609.0</text:p>
          </table:table-cell>
          <table:table-cell office:value-type="float" office:value="196.06076">
            <text:p>196.06076</text:p>
          </table:table-cell>
          <table:table-cell office:value-type="float" office:value="31.10253">
            <text:p>31.102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7.639">
            <text:p>7.639</text:p>
          </table:table-cell>
          <table:table-cell table:formula="of:=ROUND([.J608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SDSS J130428.68+310456.7</text:p>
          </table:table-cell>
          <table:table-cell office:value-type="float" office:value="196.11951">
            <text:p>196.11951</text:p>
          </table:table-cell>
          <table:table-cell office:value-type="float" office:value="31.08244">
            <text:p>31.082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191">
            <text:p>8.191</text:p>
          </table:table-cell>
          <table:table-cell table:formula="of:=ROUND([.J60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SDSS J130455.07+311909.3</text:p>
          </table:table-cell>
          <table:table-cell office:value-type="float" office:value="196.22946">
            <text:p>196.22946</text:p>
          </table:table-cell>
          <table:table-cell office:value-type="float" office:value="31.31928">
            <text:p>31.319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198">
            <text:p>8.198</text:p>
          </table:table-cell>
          <table:table-cell table:formula="of:=ROUND([.J610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SDSS J130508.69+311250.8</text:p>
          </table:table-cell>
          <table:table-cell office:value-type="float" office:value="196.28622">
            <text:p>196.28622</text:p>
          </table:table-cell>
          <table:table-cell office:value-type="float" office:value="31.21413">
            <text:p>31.214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8.485">
            <text:p>8.485</text:p>
          </table:table-cell>
          <table:table-cell table:formula="of:=ROUND([.J61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SDSS J130423.12+310508.5</text:p>
          </table:table-cell>
          <table:table-cell office:value-type="float" office:value="196.09634">
            <text:p>196.09634</text:p>
          </table:table-cell>
          <table:table-cell office:value-type="float" office:value="31.08572">
            <text:p>31.085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8.093">
            <text:p>8.093</text:p>
          </table:table-cell>
          <table:table-cell table:formula="of:=ROUND([.J612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SDSS J130447.56+312012.1</text:p>
          </table:table-cell>
          <table:table-cell office:value-type="float" office:value="196.1982">
            <text:p>196.1982</text:p>
          </table:table-cell>
          <table:table-cell office:value-type="float" office:value="31.3367">
            <text:p>31.33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8.1">
            <text:p>8.1</text:p>
          </table:table-cell>
          <table:table-cell table:formula="of:=ROUND([.J61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SDSS J130357.19+311800.7</text:p>
          </table:table-cell>
          <table:table-cell office:value-type="float" office:value="195.98831">
            <text:p>195.98831</text:p>
          </table:table-cell>
          <table:table-cell office:value-type="float" office:value="31.30021">
            <text:p>31.300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8.37">
            <text:p>8.37</text:p>
          </table:table-cell>
          <table:table-cell table:formula="of:=ROUND([.J614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SDSS J130455.82+310801.9</text:p>
          </table:table-cell>
          <table:table-cell office:value-type="float" office:value="196.23261">
            <text:p>196.23261</text:p>
          </table:table-cell>
          <table:table-cell office:value-type="float" office:value="31.13386">
            <text:p>31.133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7.676">
            <text:p>7.676</text:p>
          </table:table-cell>
          <table:table-cell table:formula="of:=ROUND([.J61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SDSS J130443.38+310615.9</text:p>
          </table:table-cell>
          <table:table-cell office:value-type="float" office:value="196.18078">
            <text:p>196.18078</text:p>
          </table:table-cell>
          <table:table-cell office:value-type="float" office:value="31.10442">
            <text:p>31.104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g</text:p>
          </table:table-cell>
          <table:table-cell office:value-type="float" office:value="7.527">
            <text:p>7.527</text:p>
          </table:table-cell>
          <table:table-cell table:formula="of:=ROUND([.J616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SDSS J130347.09+311128.6</text:p>
          </table:table-cell>
          <table:table-cell office:value-type="float" office:value="195.94623">
            <text:p>195.94623</text:p>
          </table:table-cell>
          <table:table-cell office:value-type="float" office:value="31.19129">
            <text:p>31.191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g</text:p>
          </table:table-cell>
          <table:table-cell office:value-type="float" office:value="9.119">
            <text:p>9.119</text:p>
          </table:table-cell>
          <table:table-cell table:formula="of:=ROUND([.J61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SDSS J130347.45+311446.9</text:p>
          </table:table-cell>
          <table:table-cell office:value-type="float" office:value="195.94775">
            <text:p>195.94775</text:p>
          </table:table-cell>
          <table:table-cell office:value-type="float" office:value="31.24638">
            <text:p>31.246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g</text:p>
          </table:table-cell>
          <table:table-cell office:value-type="float" office:value="9.038">
            <text:p>9.038</text:p>
          </table:table-cell>
          <table:table-cell table:formula="of:=ROUND([.J618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SDSS J130345.39+311421.4</text:p>
          </table:table-cell>
          <table:table-cell office:value-type="float" office:value="195.93915">
            <text:p>195.93915</text:p>
          </table:table-cell>
          <table:table-cell office:value-type="float" office:value="31.23929">
            <text:p>31.239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9g</text:p>
          </table:table-cell>
          <table:table-cell office:value-type="float" office:value="9.407">
            <text:p>9.407</text:p>
          </table:table-cell>
          <table:table-cell table:formula="of:=ROUND([.J619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SDSS J130347.30+311555.2</text:p>
          </table:table-cell>
          <table:table-cell office:value-type="float" office:value="195.94711">
            <text:p>195.94711</text:p>
          </table:table-cell>
          <table:table-cell office:value-type="float" office:value="31.26534">
            <text:p>31.265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9.343">
            <text:p>9.343</text:p>
          </table:table-cell>
          <table:table-cell table:formula="of:=ROUND([.J62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SDSS J130348.62+311046.4</text:p>
          </table:table-cell>
          <table:table-cell office:value-type="float" office:value="195.95262">
            <text:p>195.95262</text:p>
          </table:table-cell>
          <table:table-cell office:value-type="float" office:value="31.17956">
            <text:p>31.179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8.957">
            <text:p>8.957</text:p>
          </table:table-cell>
          <table:table-cell table:formula="of:=ROUND([.J62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SDSSCGB 61370.03</text:p>
          </table:table-cell>
          <table:table-cell office:value-type="float" office:value="195.94292">
            <text:p>195.94292</text:p>
          </table:table-cell>
          <table:table-cell office:value-type="float" office:value="31.24444">
            <text:p>31.244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9.262">
            <text:p>9.262</text:p>
          </table:table-cell>
          <table:table-cell table:formula="of:=ROUND([.J622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SDSS J130349.17+311045.0</text:p>
          </table:table-cell>
          <table:table-cell office:value-type="float" office:value="195.95488">
            <text:p>195.95488</text:p>
          </table:table-cell>
          <table:table-cell office:value-type="float" office:value="31.17917">
            <text:p>31.179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8.852">
            <text:p>8.852</text:p>
          </table:table-cell>
          <table:table-cell table:formula="of:=ROUND([.J62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SDSS J130500.18+310703.5</text:p>
          </table:table-cell>
          <table:table-cell office:value-type="float" office:value="196.25075">
            <text:p>196.25075</text:p>
          </table:table-cell>
          <table:table-cell office:value-type="float" office:value="31.11764">
            <text:p>31.117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9.02">
            <text:p>9.02</text:p>
          </table:table-cell>
          <table:table-cell table:formula="of:=ROUND([.J62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SDSS J130352.88+311816.5</text:p>
          </table:table-cell>
          <table:table-cell office:value-type="float" office:value="195.97035">
            <text:p>195.97035</text:p>
          </table:table-cell>
          <table:table-cell office:value-type="float" office:value="31.30459">
            <text:p>31.304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9.277">
            <text:p>9.277</text:p>
          </table:table-cell>
          <table:table-cell table:formula="of:=ROUND([.J62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SDSS J130432.05+312146.0</text:p>
          </table:table-cell>
          <table:table-cell office:value-type="float" office:value="196.13357">
            <text:p>196.13357</text:p>
          </table:table-cell>
          <table:table-cell office:value-type="float" office:value="31.3628">
            <text:p>31.36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8.655">
            <text:p>8.655</text:p>
          </table:table-cell>
          <table:table-cell table:formula="of:=ROUND([.J62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SDSS J130404.50+312002.5</text:p>
          </table:table-cell>
          <table:table-cell office:value-type="float" office:value="196.01878">
            <text:p>196.01878</text:p>
          </table:table-cell>
          <table:table-cell office:value-type="float" office:value="31.33404">
            <text:p>31.334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8.668">
            <text:p>8.668</text:p>
          </table:table-cell>
          <table:table-cell table:formula="of:=ROUND([.J62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SDSS J130444.32+312146.2</text:p>
          </table:table-cell>
          <table:table-cell office:value-type="float" office:value="196.18467">
            <text:p>196.18467</text:p>
          </table:table-cell>
          <table:table-cell office:value-type="float" office:value="31.36284">
            <text:p>31.362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9.231">
            <text:p>9.231</text:p>
          </table:table-cell>
          <table:table-cell table:formula="of:=ROUND([.J62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SDSS J130503.24+310706.1</text:p>
          </table:table-cell>
          <table:table-cell office:value-type="float" office:value="196.2635">
            <text:p>196.2635</text:p>
          </table:table-cell>
          <table:table-cell office:value-type="float" office:value="31.11838">
            <text:p>31.118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9.485">
            <text:p>9.485</text:p>
          </table:table-cell>
          <table:table-cell table:formula="of:=ROUND([.J62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SDSS J130354.25+311732.0</text:p>
          </table:table-cell>
          <table:table-cell office:value-type="float" office:value="195.97604">
            <text:p>195.97604</text:p>
          </table:table-cell>
          <table:table-cell office:value-type="float" office:value="31.29223">
            <text:p>31.292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8.636">
            <text:p>8.636</text:p>
          </table:table-cell>
          <table:table-cell table:formula="of:=ROUND([.J63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SDSS J130508.39+311021.2</text:p>
          </table:table-cell>
          <table:table-cell office:value-type="float" office:value="196.28497">
            <text:p>196.28497</text:p>
          </table:table-cell>
          <table:table-cell office:value-type="float" office:value="31.17258">
            <text:p>31.172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8.866">
            <text:p>8.866</text:p>
          </table:table-cell>
          <table:table-cell table:formula="of:=ROUND([.J63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SDSS J130447.06+310504.6</text:p>
          </table:table-cell>
          <table:table-cell office:value-type="float" office:value="196.19611">
            <text:p>196.19611</text:p>
          </table:table-cell>
          <table:table-cell office:value-type="float" office:value="31.08462">
            <text:p>31.084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8.936">
            <text:p>8.936</text:p>
          </table:table-cell>
          <table:table-cell table:formula="of:=ROUND([.J63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SDSS J130504.43+310849.6</text:p>
          </table:table-cell>
          <table:table-cell office:value-type="float" office:value="196.26847">
            <text:p>196.26847</text:p>
          </table:table-cell>
          <table:table-cell office:value-type="float" office:value="31.14712">
            <text:p>31.147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8.712">
            <text:p>8.712</text:p>
          </table:table-cell>
          <table:table-cell table:formula="of:=ROUND([.J63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SDSS J130407.79+312055.8</text:p>
          </table:table-cell>
          <table:table-cell office:value-type="float" office:value="196.03246">
            <text:p>196.03246</text:p>
          </table:table-cell>
          <table:table-cell office:value-type="float" office:value="31.34884">
            <text:p>31.348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9.018">
            <text:p>9.018</text:p>
          </table:table-cell>
          <table:table-cell table:formula="of:=ROUND([.J63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SDSS J130509.62+311019.6</text:p>
          </table:table-cell>
          <table:table-cell office:value-type="float" office:value="196.29011">
            <text:p>196.29011</text:p>
          </table:table-cell>
          <table:table-cell office:value-type="float" office:value="31.17213">
            <text:p>31.172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9.125">
            <text:p>9.125</text:p>
          </table:table-cell>
          <table:table-cell table:formula="of:=ROUND([.J63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SDSS J130408.75+312113.3</text:p>
          </table:table-cell>
          <table:table-cell office:value-type="float" office:value="196.03648">
            <text:p>196.03648</text:p>
          </table:table-cell>
          <table:table-cell office:value-type="float" office:value="31.35372">
            <text:p>31.353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9.173">
            <text:p>9.173</text:p>
          </table:table-cell>
          <table:table-cell table:formula="of:=ROUND([.J63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SDSS J130349.94+311133.4</text:p>
          </table:table-cell>
          <table:table-cell office:value-type="float" office:value="195.95812">
            <text:p>195.95812</text:p>
          </table:table-cell>
          <table:table-cell office:value-type="float" office:value="31.19263">
            <text:p>31.192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505">
            <text:p>8.505</text:p>
          </table:table-cell>
          <table:table-cell table:formula="of:=ROUND([.J63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SDSS J130447.36+312050.3</text:p>
          </table:table-cell>
          <table:table-cell office:value-type="float" office:value="196.19736">
            <text:p>196.19736</text:p>
          </table:table-cell>
          <table:table-cell office:value-type="float" office:value="31.34731">
            <text:p>31.347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64">
            <text:p>8.64</text:p>
          </table:table-cell>
          <table:table-cell table:formula="of:=ROUND([.J63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SDSS J130351.05+311617.2</text:p>
          </table:table-cell>
          <table:table-cell office:value-type="float" office:value="195.96274">
            <text:p>195.96274</text:p>
          </table:table-cell>
          <table:table-cell office:value-type="float" office:value="31.27145">
            <text:p>31.271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706">
            <text:p>8.706</text:p>
          </table:table-cell>
          <table:table-cell table:formula="of:=ROUND([.J63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SDSS J130349.79+311035.3</text:p>
          </table:table-cell>
          <table:table-cell office:value-type="float" office:value="195.95746">
            <text:p>195.95746</text:p>
          </table:table-cell>
          <table:table-cell office:value-type="float" office:value="31.17648">
            <text:p>31.176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77">
            <text:p>8.77</text:p>
          </table:table-cell>
          <table:table-cell table:formula="of:=ROUND([.J64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SDSS J130453.64+310604.3</text:p>
          </table:table-cell>
          <table:table-cell office:value-type="float" office:value="196.22353">
            <text:p>196.22353</text:p>
          </table:table-cell>
          <table:table-cell office:value-type="float" office:value="31.1012">
            <text:p>31.101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812">
            <text:p>8.812</text:p>
          </table:table-cell>
          <table:table-cell table:formula="of:=ROUND([.J64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SDSS J130354.32+311754.0</text:p>
          </table:table-cell>
          <table:table-cell office:value-type="float" office:value="195.97634">
            <text:p>195.97634</text:p>
          </table:table-cell>
          <table:table-cell office:value-type="float" office:value="31.29835">
            <text:p>31.298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815">
            <text:p>8.815</text:p>
          </table:table-cell>
          <table:table-cell table:formula="of:=ROUND([.J64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SDSS J130347.90+311209.6</text:p>
          </table:table-cell>
          <table:table-cell office:value-type="float" office:value="195.9496">
            <text:p>195.9496</text:p>
          </table:table-cell>
          <table:table-cell office:value-type="float" office:value="31.20269">
            <text:p>31.202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8.848">
            <text:p>8.848</text:p>
          </table:table-cell>
          <table:table-cell table:formula="of:=ROUND([.J64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SDSS J130510.56+311550.4</text:p>
          </table:table-cell>
          <table:table-cell office:value-type="float" office:value="196.29402">
            <text:p>196.29402</text:p>
          </table:table-cell>
          <table:table-cell office:value-type="float" office:value="31.264">
            <text:p>31.2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9.281">
            <text:p>9.281</text:p>
          </table:table-cell>
          <table:table-cell table:formula="of:=ROUND([.J64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SDSS J130348.35+311635.6</text:p>
          </table:table-cell>
          <table:table-cell office:value-type="float" office:value="195.9515">
            <text:p>195.9515</text:p>
          </table:table-cell>
          <table:table-cell office:value-type="float" office:value="31.27657">
            <text:p>31.276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9.355">
            <text:p>9.355</text:p>
          </table:table-cell>
          <table:table-cell table:formula="of:=ROUND([.J64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SDSS J130353.44+310918.4</text:p>
          </table:table-cell>
          <table:table-cell office:value-type="float" office:value="195.97269">
            <text:p>195.97269</text:p>
          </table:table-cell>
          <table:table-cell office:value-type="float" office:value="31.15513">
            <text:p>31.155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8.52">
            <text:p>8.52</text:p>
          </table:table-cell>
          <table:table-cell table:formula="of:=ROUND([.J64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SDSS J130511.14+311231.1</text:p>
          </table:table-cell>
          <table:table-cell office:value-type="float" office:value="196.29643">
            <text:p>196.29643</text:p>
          </table:table-cell>
          <table:table-cell office:value-type="float" office:value="31.20866">
            <text:p>31.208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026">
            <text:p>9.026</text:p>
          </table:table-cell>
          <table:table-cell table:formula="of:=ROUND([.J64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SDSS J130439.73+310432.0</text:p>
          </table:table-cell>
          <table:table-cell office:value-type="float" office:value="196.16556">
            <text:p>196.16556</text:p>
          </table:table-cell>
          <table:table-cell office:value-type="float" office:value="31.07557">
            <text:p>31.075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8.903">
            <text:p>8.903</text:p>
          </table:table-cell>
          <table:table-cell table:formula="of:=ROUND([.J64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SDSS J130349.05+311009.0</text:p>
          </table:table-cell>
          <table:table-cell office:value-type="float" office:value="195.9544">
            <text:p>195.9544</text:p>
          </table:table-cell>
          <table:table-cell office:value-type="float" office:value="31.16919">
            <text:p>31.169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055">
            <text:p>9.055</text:p>
          </table:table-cell>
          <table:table-cell table:formula="of:=ROUND([.J64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SDSS J130447.30+312143.3</text:p>
          </table:table-cell>
          <table:table-cell office:value-type="float" office:value="196.1971">
            <text:p>196.1971</text:p>
          </table:table-cell>
          <table:table-cell office:value-type="float" office:value="31.36204">
            <text:p>31.362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431">
            <text:p>9.431</text:p>
          </table:table-cell>
          <table:table-cell table:formula="of:=ROUND([.J65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SDSS J130356.52+310806.6</text:p>
          </table:table-cell>
          <table:table-cell office:value-type="float" office:value="195.98551">
            <text:p>195.98551</text:p>
          </table:table-cell>
          <table:table-cell office:value-type="float" office:value="31.13519">
            <text:p>31.135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579">
            <text:p>8.579</text:p>
          </table:table-cell>
          <table:table-cell table:formula="of:=ROUND([.J65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SDSS J130352.87+311716.9</text:p>
          </table:table-cell>
          <table:table-cell office:value-type="float" office:value="195.9703">
            <text:p>195.9703</text:p>
          </table:table-cell>
          <table:table-cell office:value-type="float" office:value="31.28803">
            <text:p>31.288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769">
            <text:p>8.769</text:p>
          </table:table-cell>
          <table:table-cell table:formula="of:=ROUND([.J65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SDSS J130358.23+310719.5</text:p>
          </table:table-cell>
          <table:table-cell office:value-type="float" office:value="195.99263">
            <text:p>195.99263</text:p>
          </table:table-cell>
          <table:table-cell office:value-type="float" office:value="31.12211">
            <text:p>31.122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785">
            <text:p>8.785</text:p>
          </table:table-cell>
          <table:table-cell table:formula="of:=ROUND([.J65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SDSS J130433.18+310417.8</text:p>
          </table:table-cell>
          <table:table-cell office:value-type="float" office:value="196.13827">
            <text:p>196.13827</text:p>
          </table:table-cell>
          <table:table-cell office:value-type="float" office:value="31.07162">
            <text:p>31.071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885">
            <text:p>8.885</text:p>
          </table:table-cell>
          <table:table-cell table:formula="of:=ROUND([.J65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SDSS J130454.56+312012.8</text:p>
          </table:table-cell>
          <table:table-cell office:value-type="float" office:value="196.22736">
            <text:p>196.22736</text:p>
          </table:table-cell>
          <table:table-cell office:value-type="float" office:value="31.33691">
            <text:p>31.336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937">
            <text:p>8.937</text:p>
          </table:table-cell>
          <table:table-cell table:formula="of:=ROUND([.J65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SDSS J130351.17+311659.5</text:p>
          </table:table-cell>
          <table:table-cell office:value-type="float" office:value="195.96323">
            <text:p>195.96323</text:p>
          </table:table-cell>
          <table:table-cell office:value-type="float" office:value="31.2832">
            <text:p>31.28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8.962">
            <text:p>8.962</text:p>
          </table:table-cell>
          <table:table-cell table:formula="of:=ROUND([.J65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SDSS J130508.47+310953.0</text:p>
          </table:table-cell>
          <table:table-cell office:value-type="float" office:value="196.28531">
            <text:p>196.28531</text:p>
          </table:table-cell>
          <table:table-cell office:value-type="float" office:value="31.16473">
            <text:p>31.164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041">
            <text:p>9.041</text:p>
          </table:table-cell>
          <table:table-cell table:formula="of:=ROUND([.J65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SDSS J130447.51+310440.7</text:p>
          </table:table-cell>
          <table:table-cell office:value-type="float" office:value="196.19798">
            <text:p>196.19798</text:p>
          </table:table-cell>
          <table:table-cell office:value-type="float" office:value="31.07798">
            <text:p>31.077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337">
            <text:p>9.337</text:p>
          </table:table-cell>
          <table:table-cell table:formula="of:=ROUND([.J65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SDSS J130459.40+310616.3</text:p>
          </table:table-cell>
          <table:table-cell office:value-type="float" office:value="196.24754">
            <text:p>196.24754</text:p>
          </table:table-cell>
          <table:table-cell office:value-type="float" office:value="31.10454">
            <text:p>31.104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453">
            <text:p>9.453</text:p>
          </table:table-cell>
          <table:table-cell table:formula="of:=ROUND([.J65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SDSS J130508.85+311130.7</text:p>
          </table:table-cell>
          <table:table-cell office:value-type="float" office:value="196.2869">
            <text:p>196.2869</text:p>
          </table:table-cell>
          <table:table-cell office:value-type="float" office:value="31.19189">
            <text:p>31.191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669">
            <text:p>8.669</text:p>
          </table:table-cell>
          <table:table-cell table:formula="of:=ROUND([.J66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SDSS J130459.63+310721.6</text:p>
          </table:table-cell>
          <table:table-cell office:value-type="float" office:value="196.24849">
            <text:p>196.24849</text:p>
          </table:table-cell>
          <table:table-cell office:value-type="float" office:value="31.12268">
            <text:p>31.122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8.731">
            <text:p>8.731</text:p>
          </table:table-cell>
          <table:table-cell table:formula="of:=ROUND([.J66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SDSS J130355.11+311841.1</text:p>
          </table:table-cell>
          <table:table-cell office:value-type="float" office:value="195.97964">
            <text:p>195.97964</text:p>
          </table:table-cell>
          <table:table-cell office:value-type="float" office:value="31.31144">
            <text:p>31.311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128">
            <text:p>9.128</text:p>
          </table:table-cell>
          <table:table-cell table:formula="of:=ROUND([.J66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SDSS J130417.77+312211.8</text:p>
          </table:table-cell>
          <table:table-cell office:value-type="float" office:value="196.07404">
            <text:p>196.07404</text:p>
          </table:table-cell>
          <table:table-cell office:value-type="float" office:value="31.36995">
            <text:p>31.369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374">
            <text:p>9.374</text:p>
          </table:table-cell>
          <table:table-cell table:formula="of:=ROUND([.J66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SDSS J130411.67+312048.2</text:p>
          </table:table-cell>
          <table:table-cell office:value-type="float" office:value="196.04863">
            <text:p>196.04863</text:p>
          </table:table-cell>
          <table:table-cell office:value-type="float" office:value="31.34673">
            <text:p>31.346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517">
            <text:p>8.517</text:p>
          </table:table-cell>
          <table:table-cell table:formula="of:=ROUND([.J66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SDSS J130415.24+310447.4</text:p>
          </table:table-cell>
          <table:table-cell office:value-type="float" office:value="196.06354">
            <text:p>196.06354</text:p>
          </table:table-cell>
          <table:table-cell office:value-type="float" office:value="31.07983">
            <text:p>31.079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8.853">
            <text:p>8.853</text:p>
          </table:table-cell>
          <table:table-cell table:formula="of:=ROUND([.J66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SDSS J130348.33+311006.8</text:p>
          </table:table-cell>
          <table:table-cell office:value-type="float" office:value="195.95142">
            <text:p>195.95142</text:p>
          </table:table-cell>
          <table:table-cell office:value-type="float" office:value="31.16858">
            <text:p>31.168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212">
            <text:p>9.212</text:p>
          </table:table-cell>
          <table:table-cell table:formula="of:=ROUND([.J66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SDSS J130346.70+311108.4</text:p>
          </table:table-cell>
          <table:table-cell office:value-type="float" office:value="195.94461">
            <text:p>195.94461</text:p>
          </table:table-cell>
          <table:table-cell office:value-type="float" office:value="31.18568">
            <text:p>31.185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268">
            <text:p>9.268</text:p>
          </table:table-cell>
          <table:table-cell table:formula="of:=ROUND([.J66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SDSS J130509.81+311335.6</text:p>
          </table:table-cell>
          <table:table-cell office:value-type="float" office:value="196.29091">
            <text:p>196.29091</text:p>
          </table:table-cell>
          <table:table-cell office:value-type="float" office:value="31.22658">
            <text:p>31.226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732">
            <text:p>8.732</text:p>
          </table:table-cell>
          <table:table-cell table:formula="of:=ROUND([.J66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SDSS J130433.61+310423.6</text:p>
          </table:table-cell>
          <table:table-cell office:value-type="float" office:value="196.14007">
            <text:p>196.14007</text:p>
          </table:table-cell>
          <table:table-cell office:value-type="float" office:value="31.07324">
            <text:p>31.073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8.798">
            <text:p>8.798</text:p>
          </table:table-cell>
          <table:table-cell table:formula="of:=ROUND([.J66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SDSS J130455.87+312007.5</text:p>
          </table:table-cell>
          <table:table-cell office:value-type="float" office:value="196.2328">
            <text:p>196.2328</text:p>
          </table:table-cell>
          <table:table-cell office:value-type="float" office:value="31.33542">
            <text:p>31.335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04">
            <text:p>9.04</text:p>
          </table:table-cell>
          <table:table-cell table:formula="of:=ROUND([.J67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SDSS J130448.47+310437.2</text:p>
          </table:table-cell>
          <table:table-cell office:value-type="float" office:value="196.20198">
            <text:p>196.20198</text:p>
          </table:table-cell>
          <table:table-cell office:value-type="float" office:value="31.07701">
            <text:p>31.077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478">
            <text:p>9.478</text:p>
          </table:table-cell>
          <table:table-cell table:formula="of:=ROUND([.J67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SDSS J130352.82+310936.1</text:p>
          </table:table-cell>
          <table:table-cell office:value-type="float" office:value="195.97009">
            <text:p>195.97009</text:p>
          </table:table-cell>
          <table:table-cell office:value-type="float" office:value="31.16005">
            <text:p>31.160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8.512">
            <text:p>8.512</text:p>
          </table:table-cell>
          <table:table-cell table:formula="of:=ROUND([.J67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SDSS J130454.10+310543.3</text:p>
          </table:table-cell>
          <table:table-cell office:value-type="float" office:value="196.22545">
            <text:p>196.22545</text:p>
          </table:table-cell>
          <table:table-cell office:value-type="float" office:value="31.09538">
            <text:p>31.095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152">
            <text:p>9.152</text:p>
          </table:table-cell>
          <table:table-cell table:formula="of:=ROUND([.J67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SDSS J130346.15+311238.0</text:p>
          </table:table-cell>
          <table:table-cell office:value-type="float" office:value="195.94229">
            <text:p>195.94229</text:p>
          </table:table-cell>
          <table:table-cell office:value-type="float" office:value="31.21056">
            <text:p>31.210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182">
            <text:p>9.182</text:p>
          </table:table-cell>
          <table:table-cell table:formula="of:=ROUND([.J67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SDSS J130500.94+310654.1</text:p>
          </table:table-cell>
          <table:table-cell office:value-type="float" office:value="196.25395">
            <text:p>196.25395</text:p>
          </table:table-cell>
          <table:table-cell office:value-type="float" office:value="31.11505">
            <text:p>31.115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246">
            <text:p>9.246</text:p>
          </table:table-cell>
          <table:table-cell table:formula="of:=ROUND([.J67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SDSS J130455.07+312033.2</text:p>
          </table:table-cell>
          <table:table-cell office:value-type="float" office:value="196.22948">
            <text:p>196.22948</text:p>
          </table:table-cell>
          <table:table-cell office:value-type="float" office:value="31.34258">
            <text:p>31.342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273">
            <text:p>9.273</text:p>
          </table:table-cell>
          <table:table-cell table:formula="of:=ROUND([.J67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SDSS J130500.16+310625.4</text:p>
          </table:table-cell>
          <table:table-cell office:value-type="float" office:value="196.25069">
            <text:p>196.25069</text:p>
          </table:table-cell>
          <table:table-cell office:value-type="float" office:value="31.10708">
            <text:p>31.107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456">
            <text:p>9.456</text:p>
          </table:table-cell>
          <table:table-cell table:formula="of:=ROUND([.J67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SDSS J130405.70+310548.0</text:p>
          </table:table-cell>
          <table:table-cell office:value-type="float" office:value="196.02375">
            <text:p>196.02375</text:p>
          </table:table-cell>
          <table:table-cell office:value-type="float" office:value="31.09667">
            <text:p>31.096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874">
            <text:p>8.874</text:p>
          </table:table-cell>
          <table:table-cell table:formula="of:=ROUND([.J67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SDSS J130428.71+312204.5</text:p>
          </table:table-cell>
          <table:table-cell office:value-type="float" office:value="196.11965">
            <text:p>196.11965</text:p>
          </table:table-cell>
          <table:table-cell office:value-type="float" office:value="31.36793">
            <text:p>31.367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8.939">
            <text:p>8.939</text:p>
          </table:table-cell>
          <table:table-cell table:formula="of:=ROUND([.J67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SDSS J130347.06+311418.5</text:p>
          </table:table-cell>
          <table:table-cell office:value-type="float" office:value="195.9461">
            <text:p>195.9461</text:p>
          </table:table-cell>
          <table:table-cell office:value-type="float" office:value="31.23848">
            <text:p>31.238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048">
            <text:p>9.048</text:p>
          </table:table-cell>
          <table:table-cell table:formula="of:=ROUND([.J680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SDSS J130354.01+310753.9</text:p>
          </table:table-cell>
          <table:table-cell office:value-type="float" office:value="195.97508">
            <text:p>195.97508</text:p>
          </table:table-cell>
          <table:table-cell office:value-type="float" office:value="31.13166">
            <text:p>31.131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139">
            <text:p>9.139</text:p>
          </table:table-cell>
          <table:table-cell table:formula="of:=ROUND([.J68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SDSS J130346.65+311506.3</text:p>
          </table:table-cell>
          <table:table-cell office:value-type="float" office:value="195.94439">
            <text:p>195.94439</text:p>
          </table:table-cell>
          <table:table-cell office:value-type="float" office:value="31.25178">
            <text:p>31.251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27">
            <text:p>9.27</text:p>
          </table:table-cell>
          <table:table-cell table:formula="of:=ROUND([.J68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SDSS J130452.19+310514.8</text:p>
          </table:table-cell>
          <table:table-cell office:value-type="float" office:value="196.21748">
            <text:p>196.21748</text:p>
          </table:table-cell>
          <table:table-cell office:value-type="float" office:value="31.08746">
            <text:p>31.087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317">
            <text:p>9.317</text:p>
          </table:table-cell>
          <table:table-cell table:formula="of:=ROUND([.J68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SDSS J130512.98+311204.8</text:p>
          </table:table-cell>
          <table:table-cell office:value-type="float" office:value="196.30411">
            <text:p>196.30411</text:p>
          </table:table-cell>
          <table:table-cell office:value-type="float" office:value="31.20135">
            <text:p>31.201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458">
            <text:p>9.458</text:p>
          </table:table-cell>
          <table:table-cell table:formula="of:=ROUND([.J68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SDSS J130358.01+310727.5</text:p>
          </table:table-cell>
          <table:table-cell office:value-type="float" office:value="195.99173">
            <text:p>195.99173</text:p>
          </table:table-cell>
          <table:table-cell office:value-type="float" office:value="31.12431">
            <text:p>31.124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733">
            <text:p>8.733</text:p>
          </table:table-cell>
          <table:table-cell table:formula="of:=ROUND([.J68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SDSS J130501.56+310749.4</text:p>
          </table:table-cell>
          <table:table-cell office:value-type="float" office:value="196.25651">
            <text:p>196.25651</text:p>
          </table:table-cell>
          <table:table-cell office:value-type="float" office:value="31.1304">
            <text:p>31.13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755">
            <text:p>8.755</text:p>
          </table:table-cell>
          <table:table-cell table:formula="of:=ROUND([.J68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SDSS J130348.83+311507.3</text:p>
          </table:table-cell>
          <table:table-cell office:value-type="float" office:value="195.95347">
            <text:p>195.95347</text:p>
          </table:table-cell>
          <table:table-cell office:value-type="float" office:value="31.25204">
            <text:p>31.252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819">
            <text:p>8.819</text:p>
          </table:table-cell>
          <table:table-cell table:formula="of:=ROUND([.J68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SDSS J130434.82+312201.5</text:p>
          </table:table-cell>
          <table:table-cell office:value-type="float" office:value="196.1451">
            <text:p>196.1451</text:p>
          </table:table-cell>
          <table:table-cell office:value-type="float" office:value="31.3671">
            <text:p>31.36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8.974">
            <text:p>8.974</text:p>
          </table:table-cell>
          <table:table-cell table:formula="of:=ROUND([.J68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SDSS J130439.54+310424.0</text:p>
          </table:table-cell>
          <table:table-cell office:value-type="float" office:value="196.16477">
            <text:p>196.16477</text:p>
          </table:table-cell>
          <table:table-cell office:value-type="float" office:value="31.07334">
            <text:p>31.073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022">
            <text:p>9.022</text:p>
          </table:table-cell>
          <table:table-cell table:formula="of:=ROUND([.J68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SDSS J130446.65+310439.6</text:p>
          </table:table-cell>
          <table:table-cell office:value-type="float" office:value="196.19441">
            <text:p>196.19441</text:p>
          </table:table-cell>
          <table:table-cell office:value-type="float" office:value="31.07768">
            <text:p>31.077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278">
            <text:p>9.278</text:p>
          </table:table-cell>
          <table:table-cell table:formula="of:=ROUND([.J69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SDSS J130500.86+310753.4</text:p>
          </table:table-cell>
          <table:table-cell office:value-type="float" office:value="196.25359">
            <text:p>196.25359</text:p>
          </table:table-cell>
          <table:table-cell office:value-type="float" office:value="31.13151">
            <text:p>31.131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596">
            <text:p>8.596</text:p>
          </table:table-cell>
          <table:table-cell table:formula="of:=ROUND([.J69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SDSS J130354.55+310814.5</text:p>
          </table:table-cell>
          <table:table-cell office:value-type="float" office:value="195.97732">
            <text:p>195.97732</text:p>
          </table:table-cell>
          <table:table-cell office:value-type="float" office:value="31.13739">
            <text:p>31.137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85">
            <text:p>8.85</text:p>
          </table:table-cell>
          <table:table-cell table:formula="of:=ROUND([.J69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SDSS J130509.43+311509.1</text:p>
          </table:table-cell>
          <table:table-cell office:value-type="float" office:value="196.28933">
            <text:p>196.28933</text:p>
          </table:table-cell>
          <table:table-cell office:value-type="float" office:value="31.25255">
            <text:p>31.252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8.87">
            <text:p>8.87</text:p>
          </table:table-cell>
          <table:table-cell table:formula="of:=ROUND([.J69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SDSS J130352.51+311806.5</text:p>
          </table:table-cell>
          <table:table-cell office:value-type="float" office:value="195.96883">
            <text:p>195.96883</text:p>
          </table:table-cell>
          <table:table-cell office:value-type="float" office:value="31.30183">
            <text:p>31.301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252">
            <text:p>9.252</text:p>
          </table:table-cell>
          <table:table-cell table:formula="of:=ROUND([.J69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SDSS J130346.67+311100.9</text:p>
          </table:table-cell>
          <table:table-cell office:value-type="float" office:value="195.94448">
            <text:p>195.94448</text:p>
          </table:table-cell>
          <table:table-cell office:value-type="float" office:value="31.18359">
            <text:p>31.183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302">
            <text:p>9.302</text:p>
          </table:table-cell>
          <table:table-cell table:formula="of:=ROUND([.J69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SDSS J130356.05+310823.1</text:p>
          </table:table-cell>
          <table:table-cell office:value-type="float" office:value="195.98356">
            <text:p>195.98356</text:p>
          </table:table-cell>
          <table:table-cell office:value-type="float" office:value="31.13976">
            <text:p>31.139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504">
            <text:p>8.504</text:p>
          </table:table-cell>
          <table:table-cell table:formula="of:=ROUND([.J69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SDSS J130451.06+312019.0</text:p>
          </table:table-cell>
          <table:table-cell office:value-type="float" office:value="196.21279">
            <text:p>196.21279</text:p>
          </table:table-cell>
          <table:table-cell office:value-type="float" office:value="31.33863">
            <text:p>31.338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587">
            <text:p>8.587</text:p>
          </table:table-cell>
          <table:table-cell table:formula="of:=ROUND([.J69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SDSS J130412.32+310518.6</text:p>
          </table:table-cell>
          <table:table-cell office:value-type="float" office:value="196.05137">
            <text:p>196.05137</text:p>
          </table:table-cell>
          <table:table-cell office:value-type="float" office:value="31.08851">
            <text:p>31.088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604">
            <text:p>8.604</text:p>
          </table:table-cell>
          <table:table-cell table:formula="of:=ROUND([.J69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SDSS J130420.45+310424.8</text:p>
          </table:table-cell>
          <table:table-cell office:value-type="float" office:value="196.08521">
            <text:p>196.08521</text:p>
          </table:table-cell>
          <table:table-cell office:value-type="float" office:value="31.07358">
            <text:p>31.073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8.913">
            <text:p>8.913</text:p>
          </table:table-cell>
          <table:table-cell table:formula="of:=ROUND([.J69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SDSS J130508.02+311652.1</text:p>
          </table:table-cell>
          <table:table-cell office:value-type="float" office:value="196.28345">
            <text:p>196.28345</text:p>
          </table:table-cell>
          <table:table-cell office:value-type="float" office:value="31.28114">
            <text:p>31.281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132">
            <text:p>9.132</text:p>
          </table:table-cell>
          <table:table-cell table:formula="of:=ROUND([.J70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SDSS J130447.85+312135.3</text:p>
          </table:table-cell>
          <table:table-cell office:value-type="float" office:value="196.19941">
            <text:p>196.19941</text:p>
          </table:table-cell>
          <table:table-cell office:value-type="float" office:value="31.35983">
            <text:p>31.359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361">
            <text:p>9.361</text:p>
          </table:table-cell>
          <table:table-cell table:formula="of:=ROUND([.J70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SDSS J130443.10+312113.9</text:p>
          </table:table-cell>
          <table:table-cell office:value-type="float" office:value="196.17959">
            <text:p>196.17959</text:p>
          </table:table-cell>
          <table:table-cell office:value-type="float" office:value="31.35388">
            <text:p>31.353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636">
            <text:p>8.636</text:p>
          </table:table-cell>
          <table:table-cell table:formula="of:=ROUND([.J70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SDSS J130411.91+312058.1</text:p>
          </table:table-cell>
          <table:table-cell office:value-type="float" office:value="196.04964">
            <text:p>196.04964</text:p>
          </table:table-cell>
          <table:table-cell office:value-type="float" office:value="31.34949">
            <text:p>31.349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644">
            <text:p>8.644</text:p>
          </table:table-cell>
          <table:table-cell table:formula="of:=ROUND([.J70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SDSS J130353.00+311727.2</text:p>
          </table:table-cell>
          <table:table-cell office:value-type="float" office:value="195.97087">
            <text:p>195.97087</text:p>
          </table:table-cell>
          <table:table-cell office:value-type="float" office:value="31.2909">
            <text:p>31.29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826">
            <text:p>8.826</text:p>
          </table:table-cell>
          <table:table-cell table:formula="of:=ROUND([.J70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SDSS J130409.77+310511.7</text:p>
          </table:table-cell>
          <table:table-cell office:value-type="float" office:value="196.04074">
            <text:p>196.04074</text:p>
          </table:table-cell>
          <table:table-cell office:value-type="float" office:value="31.08659">
            <text:p>31.086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8.946">
            <text:p>8.946</text:p>
          </table:table-cell>
          <table:table-cell table:formula="of:=ROUND([.J70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SDSS J130411.43+312126.5</text:p>
          </table:table-cell>
          <table:table-cell office:value-type="float" office:value="196.04763">
            <text:p>196.04763</text:p>
          </table:table-cell>
          <table:table-cell office:value-type="float" office:value="31.35736">
            <text:p>31.357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116">
            <text:p>9.116</text:p>
          </table:table-cell>
          <table:table-cell table:formula="of:=ROUND([.J70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SDSS J130408.21+312110.2</text:p>
          </table:table-cell>
          <table:table-cell office:value-type="float" office:value="196.03423">
            <text:p>196.03423</text:p>
          </table:table-cell>
          <table:table-cell office:value-type="float" office:value="31.35286">
            <text:p>31.352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183">
            <text:p>9.183</text:p>
          </table:table-cell>
          <table:table-cell table:formula="of:=ROUND([.J70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SDSS J130455.69+312027.3</text:p>
          </table:table-cell>
          <table:table-cell office:value-type="float" office:value="196.23207">
            <text:p>196.23207</text:p>
          </table:table-cell>
          <table:table-cell office:value-type="float" office:value="31.34093">
            <text:p>31.340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275">
            <text:p>9.275</text:p>
          </table:table-cell>
          <table:table-cell table:formula="of:=ROUND([.J70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SDSS J130345.79+311445.5</text:p>
          </table:table-cell>
          <table:table-cell office:value-type="float" office:value="195.94082">
            <text:p>195.94082</text:p>
          </table:table-cell>
          <table:table-cell office:value-type="float" office:value="31.24599">
            <text:p>31.245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383">
            <text:p>9.383</text:p>
          </table:table-cell>
          <table:table-cell table:formula="of:=ROUND([.J70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SDSS J130436.82+310354.0</text:p>
          </table:table-cell>
          <table:table-cell office:value-type="float" office:value="196.15344">
            <text:p>196.15344</text:p>
          </table:table-cell>
          <table:table-cell office:value-type="float" office:value="31.06501">
            <text:p>31.065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386">
            <text:p>9.386</text:p>
          </table:table-cell>
          <table:table-cell table:formula="of:=ROUND([.J71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SDSS J130457.74+310558.9</text:p>
          </table:table-cell>
          <table:table-cell office:value-type="float" office:value="196.24062">
            <text:p>196.24062</text:p>
          </table:table-cell>
          <table:table-cell office:value-type="float" office:value="31.09971">
            <text:p>31.099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43">
            <text:p>9.43</text:p>
          </table:table-cell>
          <table:table-cell table:formula="of:=ROUND([.J71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SDSS J130349.58+310853.5</text:p>
          </table:table-cell>
          <table:table-cell office:value-type="float" office:value="195.9566">
            <text:p>195.9566</text:p>
          </table:table-cell>
          <table:table-cell office:value-type="float" office:value="31.1482">
            <text:p>31.14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445">
            <text:p>9.445</text:p>
          </table:table-cell>
          <table:table-cell table:formula="of:=ROUND([.J71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SDSS J130449.77+310547.0</text:p>
          </table:table-cell>
          <table:table-cell office:value-type="float" office:value="196.2074">
            <text:p>196.2074</text:p>
          </table:table-cell>
          <table:table-cell office:value-type="float" office:value="31.09641">
            <text:p>31.096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588">
            <text:p>8.588</text:p>
          </table:table-cell>
          <table:table-cell table:formula="of:=ROUND([.J71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SDSS J130407.23+312022.8</text:p>
          </table:table-cell>
          <table:table-cell office:value-type="float" office:value="196.03016">
            <text:p>196.03016</text:p>
          </table:table-cell>
          <table:table-cell office:value-type="float" office:value="31.33968">
            <text:p>31.339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611">
            <text:p>8.611</text:p>
          </table:table-cell>
          <table:table-cell table:formula="of:=ROUND([.J71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SDSS J130509.34+311258.9</text:p>
          </table:table-cell>
          <table:table-cell office:value-type="float" office:value="196.28896">
            <text:p>196.28896</text:p>
          </table:table-cell>
          <table:table-cell office:value-type="float" office:value="31.21638">
            <text:p>31.216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622">
            <text:p>8.622</text:p>
          </table:table-cell>
          <table:table-cell table:formula="of:=ROUND([.J71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SDSS J130403.34+310626.3</text:p>
          </table:table-cell>
          <table:table-cell office:value-type="float" office:value="196.01394">
            <text:p>196.01394</text:p>
          </table:table-cell>
          <table:table-cell office:value-type="float" office:value="31.10732">
            <text:p>31.107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663">
            <text:p>8.663</text:p>
          </table:table-cell>
          <table:table-cell table:formula="of:=ROUND([.J71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SDSS J130348.92+311436.8</text:p>
          </table:table-cell>
          <table:table-cell office:value-type="float" office:value="195.95386">
            <text:p>195.95386</text:p>
          </table:table-cell>
          <table:table-cell office:value-type="float" office:value="31.24357">
            <text:p>31.243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8.699">
            <text:p>8.699</text:p>
          </table:table-cell>
          <table:table-cell table:formula="of:=ROUND([.J71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SDSS J130405.99+312041.2</text:p>
          </table:table-cell>
          <table:table-cell office:value-type="float" office:value="196.025">
            <text:p>196.025</text:p>
          </table:table-cell>
          <table:table-cell office:value-type="float" office:value="31.34479">
            <text:p>31.344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012">
            <text:p>9.012</text:p>
          </table:table-cell>
          <table:table-cell table:formula="of:=ROUND([.J71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SDSS J130358.12+310645.7</text:p>
          </table:table-cell>
          <table:table-cell office:value-type="float" office:value="195.99219">
            <text:p>195.99219</text:p>
          </table:table-cell>
          <table:table-cell office:value-type="float" office:value="31.11272">
            <text:p>31.112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184">
            <text:p>9.184</text:p>
          </table:table-cell>
          <table:table-cell table:formula="of:=ROUND([.J71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SDSS J130510.37+311540.8</text:p>
          </table:table-cell>
          <table:table-cell office:value-type="float" office:value="196.29322">
            <text:p>196.29322</text:p>
          </table:table-cell>
          <table:table-cell office:value-type="float" office:value="31.26133">
            <text:p>31.261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196">
            <text:p>9.196</text:p>
          </table:table-cell>
          <table:table-cell table:formula="of:=ROUND([.J72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SDSS J130350.60+310856.0</text:p>
          </table:table-cell>
          <table:table-cell office:value-type="float" office:value="195.96085">
            <text:p>195.96085</text:p>
          </table:table-cell>
          <table:table-cell office:value-type="float" office:value="31.14889">
            <text:p>31.148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231">
            <text:p>9.231</text:p>
          </table:table-cell>
          <table:table-cell table:formula="of:=ROUND([.J72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SDSS J130455.52+312038.4</text:p>
          </table:table-cell>
          <table:table-cell office:value-type="float" office:value="196.23134">
            <text:p>196.23134</text:p>
          </table:table-cell>
          <table:table-cell office:value-type="float" office:value="31.34401">
            <text:p>31.344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399">
            <text:p>9.399</text:p>
          </table:table-cell>
          <table:table-cell table:formula="of:=ROUND([.J72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SDSS J130345.19+311357.7</text:p>
          </table:table-cell>
          <table:table-cell office:value-type="float" office:value="195.93832">
            <text:p>195.93832</text:p>
          </table:table-cell>
          <table:table-cell office:value-type="float" office:value="31.2327">
            <text:p>31.23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407">
            <text:p>9.407</text:p>
          </table:table-cell>
          <table:table-cell table:formula="of:=ROUND([.J72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SDSS J130345.57+311451.2</text:p>
          </table:table-cell>
          <table:table-cell office:value-type="float" office:value="195.93991">
            <text:p>195.93991</text:p>
          </table:table-cell>
          <table:table-cell office:value-type="float" office:value="31.24756">
            <text:p>31.247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446">
            <text:p>9.446</text:p>
          </table:table-cell>
          <table:table-cell table:formula="of:=ROUND([.J72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SDSS J130349.16+311343.7</text:p>
          </table:table-cell>
          <table:table-cell office:value-type="float" office:value="195.95486">
            <text:p>195.95486</text:p>
          </table:table-cell>
          <table:table-cell office:value-type="float" office:value="31.22881">
            <text:p>31.228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543">
            <text:p>8.543</text:p>
          </table:table-cell>
          <table:table-cell table:formula="of:=ROUND([.J72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SDSS J130455.64+311935.8</text:p>
          </table:table-cell>
          <table:table-cell office:value-type="float" office:value="196.23186">
            <text:p>196.23186</text:p>
          </table:table-cell>
          <table:table-cell office:value-type="float" office:value="31.32662">
            <text:p>31.326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607">
            <text:p>8.607</text:p>
          </table:table-cell>
          <table:table-cell table:formula="of:=ROUND([.J72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SDSS J130349.33+311141.6</text:p>
          </table:table-cell>
          <table:table-cell office:value-type="float" office:value="195.95557">
            <text:p>195.95557</text:p>
          </table:table-cell>
          <table:table-cell office:value-type="float" office:value="31.1949">
            <text:p>31.19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8.609">
            <text:p>8.609</text:p>
          </table:table-cell>
          <table:table-cell table:formula="of:=ROUND([.J72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SDSS J130423.26+312218.0</text:p>
          </table:table-cell>
          <table:table-cell office:value-type="float" office:value="196.09692">
            <text:p>196.09692</text:p>
          </table:table-cell>
          <table:table-cell office:value-type="float" office:value="31.37169">
            <text:p>31.371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247">
            <text:p>9.247</text:p>
          </table:table-cell>
          <table:table-cell table:formula="of:=ROUND([.J72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SDSS J130503.97+311855.4</text:p>
          </table:table-cell>
          <table:table-cell office:value-type="float" office:value="196.26656">
            <text:p>196.26656</text:p>
          </table:table-cell>
          <table:table-cell office:value-type="float" office:value="31.3154">
            <text:p>31.31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447">
            <text:p>9.447</text:p>
          </table:table-cell>
          <table:table-cell table:formula="of:=ROUND([.J72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SDSS J130350.41+311041.7</text:p>
          </table:table-cell>
          <table:table-cell office:value-type="float" office:value="195.96005">
            <text:p>195.96005</text:p>
          </table:table-cell>
          <table:table-cell office:value-type="float" office:value="31.17826">
            <text:p>31.178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612">
            <text:p>8.612</text:p>
          </table:table-cell>
          <table:table-cell table:formula="of:=ROUND([.J73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SDSS J130415.67+310458.9</text:p>
          </table:table-cell>
          <table:table-cell office:value-type="float" office:value="196.06533">
            <text:p>196.06533</text:p>
          </table:table-cell>
          <table:table-cell office:value-type="float" office:value="31.08305">
            <text:p>31.083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64">
            <text:p>8.64</text:p>
          </table:table-cell>
          <table:table-cell table:formula="of:=ROUND([.J73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SDSS J130503.54+311739.6</text:p>
          </table:table-cell>
          <table:table-cell office:value-type="float" office:value="196.26477">
            <text:p>196.26477</text:p>
          </table:table-cell>
          <table:table-cell office:value-type="float" office:value="31.29435">
            <text:p>31.294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653">
            <text:p>8.653</text:p>
          </table:table-cell>
          <table:table-cell table:formula="of:=ROUND([.J73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SDSS J130420.89+312140.2</text:p>
          </table:table-cell>
          <table:table-cell office:value-type="float" office:value="196.08708">
            <text:p>196.08708</text:p>
          </table:table-cell>
          <table:table-cell office:value-type="float" office:value="31.36119">
            <text:p>31.361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709">
            <text:p>8.709</text:p>
          </table:table-cell>
          <table:table-cell table:formula="of:=ROUND([.J73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SDSS J130510.68+311206.2</text:p>
          </table:table-cell>
          <table:table-cell office:value-type="float" office:value="196.29452">
            <text:p>196.29452</text:p>
          </table:table-cell>
          <table:table-cell office:value-type="float" office:value="31.20173">
            <text:p>31.201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8.966">
            <text:p>8.966</text:p>
          </table:table-cell>
          <table:table-cell table:formula="of:=ROUND([.J73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SDSS J130346.65+311228.7</text:p>
          </table:table-cell>
          <table:table-cell office:value-type="float" office:value="195.94438">
            <text:p>195.94438</text:p>
          </table:table-cell>
          <table:table-cell office:value-type="float" office:value="31.20799">
            <text:p>31.207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085">
            <text:p>9.085</text:p>
          </table:table-cell>
          <table:table-cell table:formula="of:=ROUND([.J73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SDSS J130346.53+311221.4</text:p>
          </table:table-cell>
          <table:table-cell office:value-type="float" office:value="195.94389">
            <text:p>195.94389</text:p>
          </table:table-cell>
          <table:table-cell office:value-type="float" office:value="31.20595">
            <text:p>31.205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12">
            <text:p>9.12</text:p>
          </table:table-cell>
          <table:table-cell table:formula="of:=ROUND([.J73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SDSS J130347.51+311516.6</text:p>
          </table:table-cell>
          <table:table-cell office:value-type="float" office:value="195.94799">
            <text:p>195.94799</text:p>
          </table:table-cell>
          <table:table-cell office:value-type="float" office:value="31.25463">
            <text:p>31.254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128">
            <text:p>9.128</text:p>
          </table:table-cell>
          <table:table-cell table:formula="of:=ROUND([.J73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SDSS J130409.34+312115.7</text:p>
          </table:table-cell>
          <table:table-cell office:value-type="float" office:value="196.03892">
            <text:p>196.03892</text:p>
          </table:table-cell>
          <table:table-cell office:value-type="float" office:value="31.35438">
            <text:p>31.3543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15">
            <text:p>9.15</text:p>
          </table:table-cell>
          <table:table-cell table:formula="of:=ROUND([.J73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SDSS J130414.40+312151.6</text:p>
          </table:table-cell>
          <table:table-cell office:value-type="float" office:value="196.06001">
            <text:p>196.06001</text:p>
          </table:table-cell>
          <table:table-cell office:value-type="float" office:value="31.36436">
            <text:p>31.364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267">
            <text:p>9.267</text:p>
          </table:table-cell>
          <table:table-cell table:formula="of:=ROUND([.J73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SDSS J130345.84+311412.9</text:p>
          </table:table-cell>
          <table:table-cell office:value-type="float" office:value="195.94103">
            <text:p>195.94103</text:p>
          </table:table-cell>
          <table:table-cell office:value-type="float" office:value="31.23694">
            <text:p>31.236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294">
            <text:p>9.294</text:p>
          </table:table-cell>
          <table:table-cell table:formula="of:=ROUND([.J74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SDSS J130423.42+310352.4</text:p>
          </table:table-cell>
          <table:table-cell office:value-type="float" office:value="196.09759">
            <text:p>196.09759</text:p>
          </table:table-cell>
          <table:table-cell office:value-type="float" office:value="31.06457">
            <text:p>31.064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34">
            <text:p>9.34</text:p>
          </table:table-cell>
          <table:table-cell table:formula="of:=ROUND([.J74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SDSS J130436.82+310433.9</text:p>
          </table:table-cell>
          <table:table-cell office:value-type="float" office:value="196.15342">
            <text:p>196.15342</text:p>
          </table:table-cell>
          <table:table-cell office:value-type="float" office:value="31.0761">
            <text:p>31.07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732">
            <text:p>8.732</text:p>
          </table:table-cell>
          <table:table-cell table:formula="of:=ROUND([.J74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SDSS J130501.81+310743.1</text:p>
          </table:table-cell>
          <table:table-cell office:value-type="float" office:value="196.25755">
            <text:p>196.25755</text:p>
          </table:table-cell>
          <table:table-cell office:value-type="float" office:value="31.12865">
            <text:p>31.128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861">
            <text:p>8.861</text:p>
          </table:table-cell>
          <table:table-cell table:formula="of:=ROUND([.J74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SDSS J130347.69+311223.0</text:p>
          </table:table-cell>
          <table:table-cell office:value-type="float" office:value="195.94872">
            <text:p>195.94872</text:p>
          </table:table-cell>
          <table:table-cell office:value-type="float" office:value="31.20641">
            <text:p>31.206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8.871">
            <text:p>8.871</text:p>
          </table:table-cell>
          <table:table-cell table:formula="of:=ROUND([.J74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SDSS J130348.58+310949.8</text:p>
          </table:table-cell>
          <table:table-cell office:value-type="float" office:value="195.95243">
            <text:p>195.95243</text:p>
          </table:table-cell>
          <table:table-cell office:value-type="float" office:value="31.16386">
            <text:p>31.163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26">
            <text:p>9.26</text:p>
          </table:table-cell>
          <table:table-cell table:formula="of:=ROUND([.J74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SDSS J130401.99+310538.3</text:p>
          </table:table-cell>
          <table:table-cell office:value-type="float" office:value="196.0083">
            <text:p>196.0083</text:p>
          </table:table-cell>
          <table:table-cell office:value-type="float" office:value="31.09399">
            <text:p>31.093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47">
            <text:p>9.47</text:p>
          </table:table-cell>
          <table:table-cell table:formula="of:=ROUND([.J74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SDSS J130346.78+311015.5</text:p>
          </table:table-cell>
          <table:table-cell office:value-type="float" office:value="195.94494">
            <text:p>195.94494</text:p>
          </table:table-cell>
          <table:table-cell office:value-type="float" office:value="31.17099">
            <text:p>31.170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481">
            <text:p>9.481</text:p>
          </table:table-cell>
          <table:table-cell table:formula="of:=ROUND([.J74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SDSS J130355.44+310807.6</text:p>
          </table:table-cell>
          <table:table-cell office:value-type="float" office:value="195.98103">
            <text:p>195.98103</text:p>
          </table:table-cell>
          <table:table-cell office:value-type="float" office:value="31.13546">
            <text:p>31.135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758">
            <text:p>8.758</text:p>
          </table:table-cell>
          <table:table-cell table:formula="of:=ROUND([.J74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SDSS J130417.11+310445.4</text:p>
          </table:table-cell>
          <table:table-cell office:value-type="float" office:value="196.07133">
            <text:p>196.07133</text:p>
          </table:table-cell>
          <table:table-cell office:value-type="float" office:value="31.0793">
            <text:p>31.07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758">
            <text:p>8.758</text:p>
          </table:table-cell>
          <table:table-cell table:formula="of:=ROUND([.J74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SDSS J130444.47+312121.4</text:p>
          </table:table-cell>
          <table:table-cell office:value-type="float" office:value="196.18533">
            <text:p>196.18533</text:p>
          </table:table-cell>
          <table:table-cell office:value-type="float" office:value="31.35597">
            <text:p>31.355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8.859">
            <text:p>8.859</text:p>
          </table:table-cell>
          <table:table-cell table:formula="of:=ROUND([.J75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SDSS J130346.80+311439.9</text:p>
          </table:table-cell>
          <table:table-cell office:value-type="float" office:value="195.94503">
            <text:p>195.94503</text:p>
          </table:table-cell>
          <table:table-cell office:value-type="float" office:value="31.24443">
            <text:p>31.244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155">
            <text:p>9.155</text:p>
          </table:table-cell>
          <table:table-cell table:formula="of:=ROUND([.J75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SDSS J130510.66+311237.8</text:p>
          </table:table-cell>
          <table:table-cell office:value-type="float" office:value="196.29444">
            <text:p>196.29444</text:p>
          </table:table-cell>
          <table:table-cell office:value-type="float" office:value="31.2105">
            <text:p>31.21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916">
            <text:p>8.916</text:p>
          </table:table-cell>
          <table:table-cell table:formula="of:=ROUND([.J75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SDSS J130420.52+312154.8</text:p>
          </table:table-cell>
          <table:table-cell office:value-type="float" office:value="196.08551">
            <text:p>196.08551</text:p>
          </table:table-cell>
          <table:table-cell office:value-type="float" office:value="31.36523">
            <text:p>31.365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8.963">
            <text:p>8.963</text:p>
          </table:table-cell>
          <table:table-cell table:formula="of:=ROUND([.J75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SDSS J130347.19+311146.5</text:p>
          </table:table-cell>
          <table:table-cell office:value-type="float" office:value="195.94666">
            <text:p>195.94666</text:p>
          </table:table-cell>
          <table:table-cell office:value-type="float" office:value="31.19626">
            <text:p>31.196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048">
            <text:p>9.048</text:p>
          </table:table-cell>
          <table:table-cell table:formula="of:=ROUND([.J75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SDSS J130412.34+312152.6</text:p>
          </table:table-cell>
          <table:table-cell office:value-type="float" office:value="196.05143">
            <text:p>196.05143</text:p>
          </table:table-cell>
          <table:table-cell office:value-type="float" office:value="31.36463">
            <text:p>31.364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439">
            <text:p>9.439</text:p>
          </table:table-cell>
          <table:table-cell table:formula="of:=ROUND([.J75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SDSS J130507.13+311005.1</text:p>
          </table:table-cell>
          <table:table-cell office:value-type="float" office:value="196.27973">
            <text:p>196.27973</text:p>
          </table:table-cell>
          <table:table-cell office:value-type="float" office:value="31.1681">
            <text:p>31.16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8.701">
            <text:p>8.701</text:p>
          </table:table-cell>
          <table:table-cell table:formula="of:=ROUND([.J75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SDSS J130509.90+311006.5</text:p>
          </table:table-cell>
          <table:table-cell office:value-type="float" office:value="196.29129">
            <text:p>196.29129</text:p>
          </table:table-cell>
          <table:table-cell office:value-type="float" office:value="31.16848">
            <text:p>31.168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252">
            <text:p>9.252</text:p>
          </table:table-cell>
          <table:table-cell table:formula="of:=ROUND([.J75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SDSS J130357.75+311949.6</text:p>
          </table:table-cell>
          <table:table-cell office:value-type="float" office:value="195.99064">
            <text:p>195.99064</text:p>
          </table:table-cell>
          <table:table-cell office:value-type="float" office:value="31.33046">
            <text:p>31.330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456">
            <text:p>9.456</text:p>
          </table:table-cell>
          <table:table-cell table:formula="of:=ROUND([.J75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SDSS J130509.18+311216.1</text:p>
          </table:table-cell>
          <table:table-cell office:value-type="float" office:value="196.28829">
            <text:p>196.28829</text:p>
          </table:table-cell>
          <table:table-cell office:value-type="float" office:value="31.2045">
            <text:p>31.20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63">
            <text:p>8.63</text:p>
          </table:table-cell>
          <table:table-cell table:formula="of:=ROUND([.J75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SDSS J130507.07+311642.8</text:p>
          </table:table-cell>
          <table:table-cell office:value-type="float" office:value="196.27948">
            <text:p>196.27948</text:p>
          </table:table-cell>
          <table:table-cell office:value-type="float" office:value="31.27856">
            <text:p>31.278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883">
            <text:p>8.883</text:p>
          </table:table-cell>
          <table:table-cell table:formula="of:=ROUND([.J76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SDSS J130434.94+310416.8</text:p>
          </table:table-cell>
          <table:table-cell office:value-type="float" office:value="196.14561">
            <text:p>196.14561</text:p>
          </table:table-cell>
          <table:table-cell office:value-type="float" office:value="31.07134">
            <text:p>31.071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8.946">
            <text:p>8.946</text:p>
          </table:table-cell>
          <table:table-cell table:formula="of:=ROUND([.J76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SDSS J130412.69+312113.2</text:p>
          </table:table-cell>
          <table:table-cell office:value-type="float" office:value="196.05289">
            <text:p>196.05289</text:p>
          </table:table-cell>
          <table:table-cell office:value-type="float" office:value="31.35368">
            <text:p>31.353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8.805">
            <text:p>8.805</text:p>
          </table:table-cell>
          <table:table-cell table:formula="of:=ROUND([.J76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SDSS J130508.09+311126.8</text:p>
          </table:table-cell>
          <table:table-cell office:value-type="float" office:value="196.28373">
            <text:p>196.28373</text:p>
          </table:table-cell>
          <table:table-cell office:value-type="float" office:value="31.19079">
            <text:p>31.190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523">
            <text:p>8.523</text:p>
          </table:table-cell>
          <table:table-cell table:formula="of:=ROUND([.J76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SDSS J130504.28+310852.0</text:p>
          </table:table-cell>
          <table:table-cell office:value-type="float" office:value="196.26784">
            <text:p>196.26784</text:p>
          </table:table-cell>
          <table:table-cell office:value-type="float" office:value="31.14778">
            <text:p>31.147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8.665">
            <text:p>8.665</text:p>
          </table:table-cell>
          <table:table-cell table:formula="of:=ROUND([.J76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SDSS J130427.76+310402.8</text:p>
          </table:table-cell>
          <table:table-cell office:value-type="float" office:value="196.11569">
            <text:p>196.11569</text:p>
          </table:table-cell>
          <table:table-cell office:value-type="float" office:value="31.06747">
            <text:p>31.067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093">
            <text:p>9.093</text:p>
          </table:table-cell>
          <table:table-cell table:formula="of:=ROUND([.J76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SDSS J130442.91+312205.3</text:p>
          </table:table-cell>
          <table:table-cell office:value-type="float" office:value="196.17882">
            <text:p>196.17882</text:p>
          </table:table-cell>
          <table:table-cell office:value-type="float" office:value="31.36816">
            <text:p>31.368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431">
            <text:p>9.431</text:p>
          </table:table-cell>
          <table:table-cell table:formula="of:=ROUND([.J76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SDSS J130507.65+310909.6</text:p>
          </table:table-cell>
          <table:table-cell office:value-type="float" office:value="196.28188">
            <text:p>196.28188</text:p>
          </table:table-cell>
          <table:table-cell office:value-type="float" office:value="31.15268">
            <text:p>31.152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9.167">
            <text:p>9.167</text:p>
          </table:table-cell>
          <table:table-cell table:formula="of:=ROUND([.J76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SDSS J130444.87+312102.9</text:p>
          </table:table-cell>
          <table:table-cell office:value-type="float" office:value="196.18698">
            <text:p>196.18698</text:p>
          </table:table-cell>
          <table:table-cell office:value-type="float" office:value="31.35081">
            <text:p>31.350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8.605">
            <text:p>8.605</text:p>
          </table:table-cell>
          <table:table-cell table:formula="of:=ROUND([.J768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SDSS J130430.83+312153.1</text:p>
          </table:table-cell>
          <table:table-cell office:value-type="float" office:value="196.1285">
            <text:p>196.1285</text:p>
          </table:table-cell>
          <table:table-cell office:value-type="float" office:value="31.36476">
            <text:p>31.364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8.757">
            <text:p>8.757</text:p>
          </table:table-cell>
          <table:table-cell table:formula="of:=ROUND([.J76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SDSS J130352.22+310916.6</text:p>
          </table:table-cell>
          <table:table-cell office:value-type="float" office:value="195.96762">
            <text:p>195.96762</text:p>
          </table:table-cell>
          <table:table-cell office:value-type="float" office:value="31.15462">
            <text:p>31.154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8.766">
            <text:p>8.766</text:p>
          </table:table-cell>
          <table:table-cell table:formula="of:=ROUND([.J770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SDSS J130443.76+312138.8</text:p>
          </table:table-cell>
          <table:table-cell office:value-type="float" office:value="196.18235">
            <text:p>196.18235</text:p>
          </table:table-cell>
          <table:table-cell office:value-type="float" office:value="31.3608">
            <text:p>31.36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5g</text:p>
          </table:table-cell>
          <table:table-cell office:value-type="float" office:value="9.074">
            <text:p>9.074</text:p>
          </table:table-cell>
          <table:table-cell table:formula="of:=ROUND([.J77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SDSS J130345.59+311159.4</text:p>
          </table:table-cell>
          <table:table-cell office:value-type="float" office:value="195.93997">
            <text:p>195.93997</text:p>
          </table:table-cell>
          <table:table-cell office:value-type="float" office:value="31.19985">
            <text:p>31.199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5g</text:p>
          </table:table-cell>
          <table:table-cell office:value-type="float" office:value="9.358">
            <text:p>9.358</text:p>
          </table:table-cell>
          <table:table-cell table:formula="of:=ROUND([.J772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SDSS J130404.33+310544.6</text:p>
          </table:table-cell>
          <table:table-cell office:value-type="float" office:value="196.01806">
            <text:p>196.01806</text:p>
          </table:table-cell>
          <table:table-cell office:value-type="float" office:value="31.09575">
            <text:p>31.095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6g</text:p>
          </table:table-cell>
          <table:table-cell office:value-type="float" office:value="9.086">
            <text:p>9.086</text:p>
          </table:table-cell>
          <table:table-cell table:formula="of:=ROUND([.J77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SDSS J130345.20+311207.3</text:p>
          </table:table-cell>
          <table:table-cell office:value-type="float" office:value="195.93836">
            <text:p>195.93836</text:p>
          </table:table-cell>
          <table:table-cell office:value-type="float" office:value="31.20204">
            <text:p>31.202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6g</text:p>
          </table:table-cell>
          <table:table-cell office:value-type="float" office:value="9.425">
            <text:p>9.425</text:p>
          </table:table-cell>
          <table:table-cell table:formula="of:=ROUND([.J774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SDSS J130416.85+310410.7</text:p>
          </table:table-cell>
          <table:table-cell office:value-type="float" office:value="196.07025">
            <text:p>196.07025</text:p>
          </table:table-cell>
          <table:table-cell office:value-type="float" office:value="31.06966">
            <text:p>31.069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3g</text:p>
          </table:table-cell>
          <table:table-cell office:value-type="float" office:value="9.329">
            <text:p>9.329</text:p>
          </table:table-cell>
          <table:table-cell table:formula="of:=ROUND([.J77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SDSS J130508.60+311645.3</text:p>
          </table:table-cell>
          <table:table-cell office:value-type="float" office:value="196.28586">
            <text:p>196.28586</text:p>
          </table:table-cell>
          <table:table-cell office:value-type="float" office:value="31.27926">
            <text:p>31.279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4g</text:p>
          </table:table-cell>
          <table:table-cell office:value-type="float" office:value="9.2">
            <text:p>9.2</text:p>
          </table:table-cell>
          <table:table-cell table:formula="of:=ROUND([.J776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SDSS J130359.19+310624.4</text:p>
          </table:table-cell>
          <table:table-cell office:value-type="float" office:value="195.99666">
            <text:p>195.99666</text:p>
          </table:table-cell>
          <table:table-cell office:value-type="float" office:value="31.1068">
            <text:p>31.10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6.0g</text:p>
          </table:table-cell>
          <table:table-cell office:value-type="float" office:value="9.274">
            <text:p>9.274</text:p>
          </table:table-cell>
          <table:table-cell table:formula="of:=ROUND([.J777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SDSS J130502.56+310612.7</text:p>
          </table:table-cell>
          <table:table-cell office:value-type="float" office:value="196.26067">
            <text:p>196.26067</text:p>
          </table:table-cell>
          <table:table-cell office:value-type="float" office:value="31.10356">
            <text:p>31.103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9.97">
            <text:p>9.97</text:p>
          </table:table-cell>
          <table:table-cell table:formula="of:=ROUND([.J77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SDSS J130345.33+311102.7</text:p>
          </table:table-cell>
          <table:table-cell office:value-type="float" office:value="195.93889">
            <text:p>195.93889</text:p>
          </table:table-cell>
          <table:table-cell office:value-type="float" office:value="31.1841">
            <text:p>31.18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9.575">
            <text:p>9.575</text:p>
          </table:table-cell>
          <table:table-cell table:formula="of:=ROUND([.J77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SDSS J130504.15+310636.2</text:p>
          </table:table-cell>
          <table:table-cell office:value-type="float" office:value="196.26732">
            <text:p>196.26732</text:p>
          </table:table-cell>
          <table:table-cell office:value-type="float" office:value="31.11008">
            <text:p>31.110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3g</text:p>
          </table:table-cell>
          <table:table-cell office:value-type="float" office:value="9.957">
            <text:p>9.957</text:p>
          </table:table-cell>
          <table:table-cell table:formula="of:=ROUND([.J78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SDSS J130418.87+310352.2</text:p>
          </table:table-cell>
          <table:table-cell office:value-type="float" office:value="196.07863">
            <text:p>196.07863</text:p>
          </table:table-cell>
          <table:table-cell office:value-type="float" office:value="31.0645">
            <text:p>31.06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9.519">
            <text:p>9.519</text:p>
          </table:table-cell>
          <table:table-cell table:formula="of:=ROUND([.J78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SDSS J130432.29+310330.0</text:p>
          </table:table-cell>
          <table:table-cell office:value-type="float" office:value="196.13454">
            <text:p>196.13454</text:p>
          </table:table-cell>
          <table:table-cell office:value-type="float" office:value="31.05834">
            <text:p>31.058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9.662">
            <text:p>9.662</text:p>
          </table:table-cell>
          <table:table-cell table:formula="of:=ROUND([.J78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SDSS J130419.10+310329.5</text:p>
          </table:table-cell>
          <table:table-cell office:value-type="float" office:value="196.07961">
            <text:p>196.07961</text:p>
          </table:table-cell>
          <table:table-cell office:value-type="float" office:value="31.0582">
            <text:p>31.058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9.876">
            <text:p>9.876</text:p>
          </table:table-cell>
          <table:table-cell table:formula="of:=ROUND([.J78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SDSS J130350.53+310730.8</text:p>
          </table:table-cell>
          <table:table-cell office:value-type="float" office:value="195.96058">
            <text:p>195.96058</text:p>
          </table:table-cell>
          <table:table-cell office:value-type="float" office:value="31.12523">
            <text:p>31.125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8g</text:p>
          </table:table-cell>
          <table:table-cell office:value-type="float" office:value="9.971">
            <text:p>9.971</text:p>
          </table:table-cell>
          <table:table-cell table:formula="of:=ROUND([.J78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SDSS J130415.43+310346.8</text:p>
          </table:table-cell>
          <table:table-cell office:value-type="float" office:value="196.06432">
            <text:p>196.06432</text:p>
          </table:table-cell>
          <table:table-cell office:value-type="float" office:value="31.063">
            <text:p>31.0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9.799">
            <text:p>9.799</text:p>
          </table:table-cell>
          <table:table-cell table:formula="of:=ROUND([.J78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SDSS J130514.18+311416.1</text:p>
          </table:table-cell>
          <table:table-cell office:value-type="float" office:value="196.30908">
            <text:p>196.30908</text:p>
          </table:table-cell>
          <table:table-cell office:value-type="float" office:value="31.23781">
            <text:p>31.237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9.718">
            <text:p>9.718</text:p>
          </table:table-cell>
          <table:table-cell table:formula="of:=ROUND([.J78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SDSS J130514.82+311306.2</text:p>
          </table:table-cell>
          <table:table-cell office:value-type="float" office:value="196.31179">
            <text:p>196.31179</text:p>
          </table:table-cell>
          <table:table-cell office:value-type="float" office:value="31.21841">
            <text:p>31.218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9.792">
            <text:p>9.792</text:p>
          </table:table-cell>
          <table:table-cell table:formula="of:=ROUND([.J78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SDSS J130344.68+311044.5</text:p>
          </table:table-cell>
          <table:table-cell office:value-type="float" office:value="195.93618">
            <text:p>195.93618</text:p>
          </table:table-cell>
          <table:table-cell office:value-type="float" office:value="31.17903">
            <text:p>31.179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9.781">
            <text:p>9.781</text:p>
          </table:table-cell>
          <table:table-cell table:formula="of:=ROUND([.J78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SDSS J130513.10+310957.4</text:p>
          </table:table-cell>
          <table:table-cell office:value-type="float" office:value="196.3046">
            <text:p>196.3046</text:p>
          </table:table-cell>
          <table:table-cell office:value-type="float" office:value="31.16595">
            <text:p>31.165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9.948">
            <text:p>9.948</text:p>
          </table:table-cell>
          <table:table-cell table:formula="of:=ROUND([.J78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SDSS J130513.97+311155.3</text:p>
          </table:table-cell>
          <table:table-cell office:value-type="float" office:value="196.30825">
            <text:p>196.30825</text:p>
          </table:table-cell>
          <table:table-cell office:value-type="float" office:value="31.19872">
            <text:p>31.198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9.687">
            <text:p>9.687</text:p>
          </table:table-cell>
          <table:table-cell table:formula="of:=ROUND([.J79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SDSS J130346.27+311702.6</text:p>
          </table:table-cell>
          <table:table-cell office:value-type="float" office:value="195.94281">
            <text:p>195.94281</text:p>
          </table:table-cell>
          <table:table-cell office:value-type="float" office:value="31.28408">
            <text:p>31.284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3g</text:p>
          </table:table-cell>
          <table:table-cell office:value-type="float" office:value="9.938">
            <text:p>9.938</text:p>
          </table:table-cell>
          <table:table-cell table:formula="of:=ROUND([.J79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SDSS J130412.68+312207.1</text:p>
          </table:table-cell>
          <table:table-cell office:value-type="float" office:value="196.05285">
            <text:p>196.05285</text:p>
          </table:table-cell>
          <table:table-cell office:value-type="float" office:value="31.36866">
            <text:p>31.368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637">
            <text:p>9.637</text:p>
          </table:table-cell>
          <table:table-cell table:formula="of:=ROUND([.J79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SDSS J130441.11+312236.1</text:p>
          </table:table-cell>
          <table:table-cell office:value-type="float" office:value="196.1713">
            <text:p>196.1713</text:p>
          </table:table-cell>
          <table:table-cell office:value-type="float" office:value="31.37671">
            <text:p>31.376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9.811">
            <text:p>9.811</text:p>
          </table:table-cell>
          <table:table-cell table:formula="of:=ROUND([.J79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SDSS J130351.43+310802.7</text:p>
          </table:table-cell>
          <table:table-cell office:value-type="float" office:value="195.96432">
            <text:p>195.96432</text:p>
          </table:table-cell>
          <table:table-cell office:value-type="float" office:value="31.13409">
            <text:p>31.134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517">
            <text:p>9.517</text:p>
          </table:table-cell>
          <table:table-cell table:formula="of:=ROUND([.J79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SDSS J130353.83+311915.7</text:p>
          </table:table-cell>
          <table:table-cell office:value-type="float" office:value="195.97433">
            <text:p>195.97433</text:p>
          </table:table-cell>
          <table:table-cell office:value-type="float" office:value="31.32103">
            <text:p>31.321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9.698">
            <text:p>9.698</text:p>
          </table:table-cell>
          <table:table-cell table:formula="of:=ROUND([.J79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SDSS J130445.75+310411.4</text:p>
          </table:table-cell>
          <table:table-cell office:value-type="float" office:value="196.19064">
            <text:p>196.19064</text:p>
          </table:table-cell>
          <table:table-cell office:value-type="float" office:value="31.06986">
            <text:p>31.069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635">
            <text:p>9.635</text:p>
          </table:table-cell>
          <table:table-cell table:formula="of:=ROUND([.J79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SDSS J130514.95+311320.2</text:p>
          </table:table-cell>
          <table:table-cell office:value-type="float" office:value="196.31229">
            <text:p>196.31229</text:p>
          </table:table-cell>
          <table:table-cell office:value-type="float" office:value="31.22228">
            <text:p>31.222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9.819">
            <text:p>9.819</text:p>
          </table:table-cell>
          <table:table-cell table:formula="of:=ROUND([.J79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SDSS J130344.76+311523.3</text:p>
          </table:table-cell>
          <table:table-cell office:value-type="float" office:value="195.93654">
            <text:p>195.93654</text:p>
          </table:table-cell>
          <table:table-cell office:value-type="float" office:value="31.25649">
            <text:p>31.256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725">
            <text:p>9.725</text:p>
          </table:table-cell>
          <table:table-cell table:formula="of:=ROUND([.J79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SDSS J130513.40+311049.5</text:p>
          </table:table-cell>
          <table:table-cell office:value-type="float" office:value="196.30587">
            <text:p>196.30587</text:p>
          </table:table-cell>
          <table:table-cell office:value-type="float" office:value="31.18042">
            <text:p>31.180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9.767">
            <text:p>9.767</text:p>
          </table:table-cell>
          <table:table-cell table:formula="of:=ROUND([.J79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SDSS J130412.80+310409.8</text:p>
          </table:table-cell>
          <table:table-cell office:value-type="float" office:value="196.05336">
            <text:p>196.05336</text:p>
          </table:table-cell>
          <table:table-cell office:value-type="float" office:value="31.06941">
            <text:p>31.069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62">
            <text:p>9.62</text:p>
          </table:table-cell>
          <table:table-cell table:formula="of:=ROUND([.J80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SDSS J130343.74+311438.1</text:p>
          </table:table-cell>
          <table:table-cell office:value-type="float" office:value="195.93226">
            <text:p>195.93226</text:p>
          </table:table-cell>
          <table:table-cell office:value-type="float" office:value="31.24394">
            <text:p>31.243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796">
            <text:p>9.796</text:p>
          </table:table-cell>
          <table:table-cell table:formula="of:=ROUND([.J80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SDSS J130343.84+311101.0</text:p>
          </table:table-cell>
          <table:table-cell office:value-type="float" office:value="195.93268">
            <text:p>195.93268</text:p>
          </table:table-cell>
          <table:table-cell office:value-type="float" office:value="31.18362">
            <text:p>31.183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892">
            <text:p>9.892</text:p>
          </table:table-cell>
          <table:table-cell table:formula="of:=ROUND([.J80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SDSS J130358.08+310545.5</text:p>
          </table:table-cell>
          <table:table-cell office:value-type="float" office:value="195.99203">
            <text:p>195.99203</text:p>
          </table:table-cell>
          <table:table-cell office:value-type="float" office:value="31.09599">
            <text:p>31.095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9.912">
            <text:p>9.912</text:p>
          </table:table-cell>
          <table:table-cell table:formula="of:=ROUND([.J80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SDSS J130451.42+312144.1</text:p>
          </table:table-cell>
          <table:table-cell office:value-type="float" office:value="196.21428">
            <text:p>196.21428</text:p>
          </table:table-cell>
          <table:table-cell office:value-type="float" office:value="31.36227">
            <text:p>31.362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9.841">
            <text:p>9.841</text:p>
          </table:table-cell>
          <table:table-cell table:formula="of:=ROUND([.J80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SDSS J130447.11+312153.3</text:p>
          </table:table-cell>
          <table:table-cell office:value-type="float" office:value="196.19631">
            <text:p>196.19631</text:p>
          </table:table-cell>
          <table:table-cell office:value-type="float" office:value="31.36483">
            <text:p>31.364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567">
            <text:p>9.567</text:p>
          </table:table-cell>
          <table:table-cell table:formula="of:=ROUND([.J80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SDSS J130429.73+312306.2</text:p>
          </table:table-cell>
          <table:table-cell office:value-type="float" office:value="196.12391">
            <text:p>196.12391</text:p>
          </table:table-cell>
          <table:table-cell office:value-type="float" office:value="31.38507">
            <text:p>31.385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9.968">
            <text:p>9.968</text:p>
          </table:table-cell>
          <table:table-cell table:formula="of:=ROUND([.J80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SDSS J130422.00+312232.2</text:p>
          </table:table-cell>
          <table:table-cell office:value-type="float" office:value="196.09167">
            <text:p>196.09167</text:p>
          </table:table-cell>
          <table:table-cell office:value-type="float" office:value="31.37564">
            <text:p>31.375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52">
            <text:p>9.52</text:p>
          </table:table-cell>
          <table:table-cell table:formula="of:=ROUND([.J80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SDSS J130409.18+310431.4</text:p>
          </table:table-cell>
          <table:table-cell office:value-type="float" office:value="196.03828">
            <text:p>196.03828</text:p>
          </table:table-cell>
          <table:table-cell office:value-type="float" office:value="31.0754">
            <text:p>31.07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603">
            <text:p>9.603</text:p>
          </table:table-cell>
          <table:table-cell table:formula="of:=ROUND([.J80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SDSS J130512.87+310948.3</text:p>
          </table:table-cell>
          <table:table-cell office:value-type="float" office:value="196.30364">
            <text:p>196.30364</text:p>
          </table:table-cell>
          <table:table-cell office:value-type="float" office:value="31.16342">
            <text:p>31.163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9.951">
            <text:p>9.951</text:p>
          </table:table-cell>
          <table:table-cell table:formula="of:=ROUND([.J80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SDSS J130411.85+310418.2</text:p>
          </table:table-cell>
          <table:table-cell office:value-type="float" office:value="196.04941">
            <text:p>196.04941</text:p>
          </table:table-cell>
          <table:table-cell office:value-type="float" office:value="31.07175">
            <text:p>31.071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566">
            <text:p>9.566</text:p>
          </table:table-cell>
          <table:table-cell table:formula="of:=ROUND([.J81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SDSS J130348.61+311718.4</text:p>
          </table:table-cell>
          <table:table-cell office:value-type="float" office:value="195.95254">
            <text:p>195.95254</text:p>
          </table:table-cell>
          <table:table-cell office:value-type="float" office:value="31.28845">
            <text:p>31.288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592">
            <text:p>9.592</text:p>
          </table:table-cell>
          <table:table-cell table:formula="of:=ROUND([.J81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SDSS J130431.27+312248.2</text:p>
          </table:table-cell>
          <table:table-cell office:value-type="float" office:value="196.13031">
            <text:p>196.13031</text:p>
          </table:table-cell>
          <table:table-cell office:value-type="float" office:value="31.38007">
            <text:p>31.3800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679">
            <text:p>9.679</text:p>
          </table:table-cell>
          <table:table-cell table:formula="of:=ROUND([.J81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SDSS J130515.30+311221.7</text:p>
          </table:table-cell>
          <table:table-cell office:value-type="float" office:value="196.31375">
            <text:p>196.31375</text:p>
          </table:table-cell>
          <table:table-cell office:value-type="float" office:value="31.20603">
            <text:p>31.206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9.924">
            <text:p>9.924</text:p>
          </table:table-cell>
          <table:table-cell table:formula="of:=ROUND([.J81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SDSS J130352.01+311823.7</text:p>
          </table:table-cell>
          <table:table-cell office:value-type="float" office:value="195.96671">
            <text:p>195.96671</text:p>
          </table:table-cell>
          <table:table-cell office:value-type="float" office:value="31.3066">
            <text:p>31.30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5">
            <text:p>9.5</text:p>
          </table:table-cell>
          <table:table-cell table:formula="of:=ROUND([.J81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SDSS J130417.61+310347.3</text:p>
          </table:table-cell>
          <table:table-cell office:value-type="float" office:value="196.0734">
            <text:p>196.0734</text:p>
          </table:table-cell>
          <table:table-cell office:value-type="float" office:value="31.06316">
            <text:p>31.063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661">
            <text:p>9.661</text:p>
          </table:table-cell>
          <table:table-cell table:formula="of:=ROUND([.J81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SDSS J130411.63+310407.6</text:p>
          </table:table-cell>
          <table:table-cell office:value-type="float" office:value="196.04847">
            <text:p>196.04847</text:p>
          </table:table-cell>
          <table:table-cell office:value-type="float" office:value="31.06878">
            <text:p>31.068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749">
            <text:p>9.749</text:p>
          </table:table-cell>
          <table:table-cell table:formula="of:=ROUND([.J81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SDSS J130407.46+310432.0</text:p>
          </table:table-cell>
          <table:table-cell office:value-type="float" office:value="196.03112">
            <text:p>196.03112</text:p>
          </table:table-cell>
          <table:table-cell office:value-type="float" office:value="31.07558">
            <text:p>31.075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761">
            <text:p>9.761</text:p>
          </table:table-cell>
          <table:table-cell table:formula="of:=ROUND([.J81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SDSS J130515.04+311150.0</text:p>
          </table:table-cell>
          <table:table-cell office:value-type="float" office:value="196.31269">
            <text:p>196.31269</text:p>
          </table:table-cell>
          <table:table-cell office:value-type="float" office:value="31.19725">
            <text:p>31.197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9.925">
            <text:p>9.925</text:p>
          </table:table-cell>
          <table:table-cell table:formula="of:=ROUND([.J81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SDSS J130352.69+311842.0</text:p>
          </table:table-cell>
          <table:table-cell office:value-type="float" office:value="195.96955">
            <text:p>195.96955</text:p>
          </table:table-cell>
          <table:table-cell office:value-type="float" office:value="31.31169">
            <text:p>31.311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553">
            <text:p>9.553</text:p>
          </table:table-cell>
          <table:table-cell table:formula="of:=ROUND([.J81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SDSS J130345.03+311123.8</text:p>
          </table:table-cell>
          <table:table-cell office:value-type="float" office:value="195.93765">
            <text:p>195.93765</text:p>
          </table:table-cell>
          <table:table-cell office:value-type="float" office:value="31.18996">
            <text:p>31.189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567">
            <text:p>9.567</text:p>
          </table:table-cell>
          <table:table-cell table:formula="of:=ROUND([.J82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SDSS J130445.99+310416.3</text:p>
          </table:table-cell>
          <table:table-cell office:value-type="float" office:value="196.19164">
            <text:p>196.19164</text:p>
          </table:table-cell>
          <table:table-cell office:value-type="float" office:value="31.07122">
            <text:p>31.0712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579">
            <text:p>9.579</text:p>
          </table:table-cell>
          <table:table-cell table:formula="of:=ROUND([.J82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SDSS J130448.50+310429.4</text:p>
          </table:table-cell>
          <table:table-cell office:value-type="float" office:value="196.20212">
            <text:p>196.20212</text:p>
          </table:table-cell>
          <table:table-cell office:value-type="float" office:value="31.07485">
            <text:p>31.074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598">
            <text:p>9.598</text:p>
          </table:table-cell>
          <table:table-cell table:formula="of:=ROUND([.J82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SDSS J130356.78+311954.9</text:p>
          </table:table-cell>
          <table:table-cell office:value-type="float" office:value="195.98661">
            <text:p>195.98661</text:p>
          </table:table-cell>
          <table:table-cell office:value-type="float" office:value="31.33194">
            <text:p>31.331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666">
            <text:p>9.666</text:p>
          </table:table-cell>
          <table:table-cell table:formula="of:=ROUND([.J82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SDSS J130401.52+312049.1</text:p>
          </table:table-cell>
          <table:table-cell office:value-type="float" office:value="196.00637">
            <text:p>196.00637</text:p>
          </table:table-cell>
          <table:table-cell office:value-type="float" office:value="31.34699">
            <text:p>31.346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672">
            <text:p>9.672</text:p>
          </table:table-cell>
          <table:table-cell table:formula="of:=ROUND([.J82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SDSS J130514.74+311255.9</text:p>
          </table:table-cell>
          <table:table-cell office:value-type="float" office:value="196.31144">
            <text:p>196.31144</text:p>
          </table:table-cell>
          <table:table-cell office:value-type="float" office:value="31.21555">
            <text:p>31.215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776">
            <text:p>9.776</text:p>
          </table:table-cell>
          <table:table-cell table:formula="of:=ROUND([.J82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SDSS J130515.39+311245.9</text:p>
          </table:table-cell>
          <table:table-cell office:value-type="float" office:value="196.31413">
            <text:p>196.31413</text:p>
          </table:table-cell>
          <table:table-cell office:value-type="float" office:value="31.21277">
            <text:p>31.212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919">
            <text:p>9.919</text:p>
          </table:table-cell>
          <table:table-cell table:formula="of:=ROUND([.J82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SDSS J130443.91+312233.2</text:p>
          </table:table-cell>
          <table:table-cell office:value-type="float" office:value="196.18298">
            <text:p>196.18298</text:p>
          </table:table-cell>
          <table:table-cell office:value-type="float" office:value="31.37591">
            <text:p>31.375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9.94">
            <text:p>9.94</text:p>
          </table:table-cell>
          <table:table-cell table:formula="of:=ROUND([.J82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SDSS J130411.24+312202.7</text:p>
          </table:table-cell>
          <table:table-cell office:value-type="float" office:value="196.04686">
            <text:p>196.04686</text:p>
          </table:table-cell>
          <table:table-cell office:value-type="float" office:value="31.36742">
            <text:p>31.367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684">
            <text:p>9.684</text:p>
          </table:table-cell>
          <table:table-cell table:formula="of:=ROUND([.J82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SDSS J130359.84+310522.2</text:p>
          </table:table-cell>
          <table:table-cell office:value-type="float" office:value="195.99937">
            <text:p>195.99937</text:p>
          </table:table-cell>
          <table:table-cell office:value-type="float" office:value="31.08953">
            <text:p>31.089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964">
            <text:p>9.964</text:p>
          </table:table-cell>
          <table:table-cell table:formula="of:=ROUND([.J82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SDSS J130515.41+311159.2</text:p>
          </table:table-cell>
          <table:table-cell office:value-type="float" office:value="196.31424">
            <text:p>196.31424</text:p>
          </table:table-cell>
          <table:table-cell office:value-type="float" office:value="31.19979">
            <text:p>31.199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9.985">
            <text:p>9.985</text:p>
          </table:table-cell>
          <table:table-cell table:formula="of:=ROUND([.J83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SDSS J130354.88+310635.4</text:p>
          </table:table-cell>
          <table:table-cell office:value-type="float" office:value="195.97868">
            <text:p>195.97868</text:p>
          </table:table-cell>
          <table:table-cell office:value-type="float" office:value="31.10984">
            <text:p>31.109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809">
            <text:p>9.809</text:p>
          </table:table-cell>
          <table:table-cell table:formula="of:=ROUND([.J83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SDSS J130426.29+310320.1</text:p>
          </table:table-cell>
          <table:table-cell office:value-type="float" office:value="196.10958">
            <text:p>196.10958</text:p>
          </table:table-cell>
          <table:table-cell office:value-type="float" office:value="31.0556">
            <text:p>31.05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819">
            <text:p>9.819</text:p>
          </table:table-cell>
          <table:table-cell table:formula="of:=ROUND([.J83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SDSS J130411.33+310353.3</text:p>
          </table:table-cell>
          <table:table-cell office:value-type="float" office:value="196.04722">
            <text:p>196.04722</text:p>
          </table:table-cell>
          <table:table-cell office:value-type="float" office:value="31.06481">
            <text:p>31.064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9.994">
            <text:p>9.994</text:p>
          </table:table-cell>
          <table:table-cell table:formula="of:=ROUND([.J83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SDSS J130349.73+310832.2</text:p>
          </table:table-cell>
          <table:table-cell office:value-type="float" office:value="195.95724">
            <text:p>195.95724</text:p>
          </table:table-cell>
          <table:table-cell office:value-type="float" office:value="31.1423">
            <text:p>31.14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58">
            <text:p>9.58</text:p>
          </table:table-cell>
          <table:table-cell table:formula="of:=ROUND([.J83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SDSS J130352.07+311847.4</text:p>
          </table:table-cell>
          <table:table-cell office:value-type="float" office:value="195.967">
            <text:p>195.967</text:p>
          </table:table-cell>
          <table:table-cell office:value-type="float" office:value="31.31318">
            <text:p>31.313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711">
            <text:p>9.711</text:p>
          </table:table-cell>
          <table:table-cell table:formula="of:=ROUND([.J83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SDSS J130358.49+310540.7</text:p>
          </table:table-cell>
          <table:table-cell office:value-type="float" office:value="195.99375">
            <text:p>195.99375</text:p>
          </table:table-cell>
          <table:table-cell office:value-type="float" office:value="31.09466">
            <text:p>31.094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9.914">
            <text:p>9.914</text:p>
          </table:table-cell>
          <table:table-cell table:formula="of:=ROUND([.J83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SDSS J130409.33+312148.4</text:p>
          </table:table-cell>
          <table:table-cell office:value-type="float" office:value="196.03889">
            <text:p>196.03889</text:p>
          </table:table-cell>
          <table:table-cell office:value-type="float" office:value="31.36345">
            <text:p>31.363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637">
            <text:p>9.637</text:p>
          </table:table-cell>
          <table:table-cell table:formula="of:=ROUND([.J83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SDSS J130404.27+310501.3</text:p>
          </table:table-cell>
          <table:table-cell office:value-type="float" office:value="196.01783">
            <text:p>196.01783</text:p>
          </table:table-cell>
          <table:table-cell office:value-type="float" office:value="31.0837">
            <text:p>31.08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9.69">
            <text:p>9.69</text:p>
          </table:table-cell>
          <table:table-cell table:formula="of:=ROUND([.J83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SDSS J130458.34+310556.2</text:p>
          </table:table-cell>
          <table:table-cell office:value-type="float" office:value="196.24311">
            <text:p>196.24311</text:p>
          </table:table-cell>
          <table:table-cell office:value-type="float" office:value="31.09895">
            <text:p>31.098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549">
            <text:p>9.549</text:p>
          </table:table-cell>
          <table:table-cell table:formula="of:=ROUND([.J83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SDSS J130344.44+311409.2</text:p>
          </table:table-cell>
          <table:table-cell office:value-type="float" office:value="195.93518">
            <text:p>195.93518</text:p>
          </table:table-cell>
          <table:table-cell office:value-type="float" office:value="31.23591">
            <text:p>31.235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586">
            <text:p>9.586</text:p>
          </table:table-cell>
          <table:table-cell table:formula="of:=ROUND([.J84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SDSS J130344.35+311449.0</text:p>
          </table:table-cell>
          <table:table-cell office:value-type="float" office:value="195.93483">
            <text:p>195.93483</text:p>
          </table:table-cell>
          <table:table-cell office:value-type="float" office:value="31.24696">
            <text:p>31.246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9.696">
            <text:p>9.696</text:p>
          </table:table-cell>
          <table:table-cell table:formula="of:=ROUND([.J84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SDSS J130342.62+311402.5</text:p>
          </table:table-cell>
          <table:table-cell office:value-type="float" office:value="195.92759">
            <text:p>195.92759</text:p>
          </table:table-cell>
          <table:table-cell office:value-type="float" office:value="31.23404">
            <text:p>31.234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9.962">
            <text:p>9.962</text:p>
          </table:table-cell>
          <table:table-cell table:formula="of:=ROUND([.J84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SDSS J130505.94+311829.7</text:p>
          </table:table-cell>
          <table:table-cell office:value-type="float" office:value="196.27478">
            <text:p>196.27478</text:p>
          </table:table-cell>
          <table:table-cell office:value-type="float" office:value="31.30827">
            <text:p>31.308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537">
            <text:p>9.537</text:p>
          </table:table-cell>
          <table:table-cell table:formula="of:=ROUND([.J84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SDSS J130345.18+311111.3</text:p>
          </table:table-cell>
          <table:table-cell office:value-type="float" office:value="195.93828">
            <text:p>195.93828</text:p>
          </table:table-cell>
          <table:table-cell office:value-type="float" office:value="31.18649">
            <text:p>31.186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575">
            <text:p>9.575</text:p>
          </table:table-cell>
          <table:table-cell table:formula="of:=ROUND([.J84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SDSS J130514.06+311321.5</text:p>
          </table:table-cell>
          <table:table-cell office:value-type="float" office:value="196.3086">
            <text:p>196.3086</text:p>
          </table:table-cell>
          <table:table-cell office:value-type="float" office:value="31.22264">
            <text:p>31.222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63">
            <text:p>9.63</text:p>
          </table:table-cell>
          <table:table-cell table:formula="of:=ROUND([.J84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SDSS J130430.80+310323.5</text:p>
          </table:table-cell>
          <table:table-cell office:value-type="float" office:value="196.12837">
            <text:p>196.12837</text:p>
          </table:table-cell>
          <table:table-cell office:value-type="float" office:value="31.05654">
            <text:p>31.056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752">
            <text:p>9.752</text:p>
          </table:table-cell>
          <table:table-cell table:formula="of:=ROUND([.J84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SDSS J130510.91+310854.7</text:p>
          </table:table-cell>
          <table:table-cell office:value-type="float" office:value="196.29548">
            <text:p>196.29548</text:p>
          </table:table-cell>
          <table:table-cell office:value-type="float" office:value="31.14853">
            <text:p>31.148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905">
            <text:p>9.905</text:p>
          </table:table-cell>
          <table:table-cell table:formula="of:=ROUND([.J84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SDSS J130344.58+311009.6</text:p>
          </table:table-cell>
          <table:table-cell office:value-type="float" office:value="195.93578">
            <text:p>195.93578</text:p>
          </table:table-cell>
          <table:table-cell office:value-type="float" office:value="31.16934">
            <text:p>31.169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9.96">
            <text:p>9.96</text:p>
          </table:table-cell>
          <table:table-cell table:formula="of:=ROUND([.J84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SDSS J130459.80+310611.3</text:p>
          </table:table-cell>
          <table:table-cell office:value-type="float" office:value="196.24917">
            <text:p>196.24917</text:p>
          </table:table-cell>
          <table:table-cell office:value-type="float" office:value="31.10314">
            <text:p>31.103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572">
            <text:p>9.572</text:p>
          </table:table-cell>
          <table:table-cell table:formula="of:=ROUND([.J84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SDSS J130411.03+310402.1</text:p>
          </table:table-cell>
          <table:table-cell office:value-type="float" office:value="196.04598">
            <text:p>196.04598</text:p>
          </table:table-cell>
          <table:table-cell office:value-type="float" office:value="31.06726">
            <text:p>31.067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9.883">
            <text:p>9.883</text:p>
          </table:table-cell>
          <table:table-cell table:formula="of:=ROUND([.J85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SDSS J130401.40+310528.7</text:p>
          </table:table-cell>
          <table:table-cell office:value-type="float" office:value="196.00585">
            <text:p>196.00585</text:p>
          </table:table-cell>
          <table:table-cell office:value-type="float" office:value="31.09131">
            <text:p>31.091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674">
            <text:p>9.674</text:p>
          </table:table-cell>
          <table:table-cell table:formula="of:=ROUND([.J85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SDSS J130407.85+310430.1</text:p>
          </table:table-cell>
          <table:table-cell office:value-type="float" office:value="196.03272">
            <text:p>196.03272</text:p>
          </table:table-cell>
          <table:table-cell office:value-type="float" office:value="31.07503">
            <text:p>31.075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752">
            <text:p>9.752</text:p>
          </table:table-cell>
          <table:table-cell table:formula="of:=ROUND([.J85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SDSS J130411.85+310404.9</text:p>
          </table:table-cell>
          <table:table-cell office:value-type="float" office:value="196.0494">
            <text:p>196.0494</text:p>
          </table:table-cell>
          <table:table-cell office:value-type="float" office:value="31.06803">
            <text:p>31.068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773">
            <text:p>9.773</text:p>
          </table:table-cell>
          <table:table-cell table:formula="of:=ROUND([.J85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SDSS J130354.32+310643.8</text:p>
          </table:table-cell>
          <table:table-cell office:value-type="float" office:value="195.97634">
            <text:p>195.97634</text:p>
          </table:table-cell>
          <table:table-cell office:value-type="float" office:value="31.11217">
            <text:p>31.112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9.807">
            <text:p>9.807</text:p>
          </table:table-cell>
          <table:table-cell table:formula="of:=ROUND([.J85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SDSS J130444.81+312206.4</text:p>
          </table:table-cell>
          <table:table-cell office:value-type="float" office:value="196.18673">
            <text:p>196.18673</text:p>
          </table:table-cell>
          <table:table-cell office:value-type="float" office:value="31.36846">
            <text:p>31.368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583">
            <text:p>9.583</text:p>
          </table:table-cell>
          <table:table-cell table:formula="of:=ROUND([.J85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SDSS J130412.51+310359.3</text:p>
          </table:table-cell>
          <table:table-cell office:value-type="float" office:value="196.05216">
            <text:p>196.05216</text:p>
          </table:table-cell>
          <table:table-cell office:value-type="float" office:value="31.06647">
            <text:p>31.066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9.807">
            <text:p>9.807</text:p>
          </table:table-cell>
          <table:table-cell table:formula="of:=ROUND([.J85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SDSS J130412.55+310402.9</text:p>
          </table:table-cell>
          <table:table-cell office:value-type="float" office:value="196.05233">
            <text:p>196.05233</text:p>
          </table:table-cell>
          <table:table-cell office:value-type="float" office:value="31.06747">
            <text:p>31.067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9.748">
            <text:p>9.748</text:p>
          </table:table-cell>
          <table:table-cell table:formula="of:=ROUND([.J85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SDSS J130347.80+310852.5</text:p>
          </table:table-cell>
          <table:table-cell office:value-type="float" office:value="195.94921">
            <text:p>195.94921</text:p>
          </table:table-cell>
          <table:table-cell office:value-type="float" office:value="31.14794">
            <text:p>31.147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9.792">
            <text:p>9.792</text:p>
          </table:table-cell>
          <table:table-cell table:formula="of:=ROUND([.J85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SDSS J130427.57+312259.4</text:p>
          </table:table-cell>
          <table:table-cell office:value-type="float" office:value="196.11491">
            <text:p>196.11491</text:p>
          </table:table-cell>
          <table:table-cell office:value-type="float" office:value="31.38319">
            <text:p>31.383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9.859">
            <text:p>9.859</text:p>
          </table:table-cell>
          <table:table-cell table:formula="of:=ROUND([.J85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SDSS J130442.69+312233.2</text:p>
          </table:table-cell>
          <table:table-cell office:value-type="float" office:value="196.17788">
            <text:p>196.17788</text:p>
          </table:table-cell>
          <table:table-cell office:value-type="float" office:value="31.3759">
            <text:p>31.37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859">
            <text:p>9.859</text:p>
          </table:table-cell>
          <table:table-cell table:formula="of:=ROUND([.J86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SDSS J130447.44+310359.2</text:p>
          </table:table-cell>
          <table:table-cell office:value-type="float" office:value="196.1977">
            <text:p>196.1977</text:p>
          </table:table-cell>
          <table:table-cell office:value-type="float" office:value="31.06647">
            <text:p>31.0664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962">
            <text:p>9.962</text:p>
          </table:table-cell>
          <table:table-cell table:formula="of:=ROUND([.J86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SDSS J130345.09+311634.1</text:p>
          </table:table-cell>
          <table:table-cell office:value-type="float" office:value="195.9379">
            <text:p>195.9379</text:p>
          </table:table-cell>
          <table:table-cell office:value-type="float" office:value="31.27614">
            <text:p>31.276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9.998">
            <text:p>9.998</text:p>
          </table:table-cell>
          <table:table-cell table:formula="of:=ROUND([.J86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SDSS J130427.61+310312.6</text:p>
          </table:table-cell>
          <table:table-cell office:value-type="float" office:value="196.11507">
            <text:p>196.11507</text:p>
          </table:table-cell>
          <table:table-cell office:value-type="float" office:value="31.05352">
            <text:p>31.053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9.931">
            <text:p>9.931</text:p>
          </table:table-cell>
          <table:table-cell table:formula="of:=ROUND([.J86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SDSS J130506.16+311906.5</text:p>
          </table:table-cell>
          <table:table-cell office:value-type="float" office:value="196.27569">
            <text:p>196.27569</text:p>
          </table:table-cell>
          <table:table-cell office:value-type="float" office:value="31.3185">
            <text:p>31.31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9.932">
            <text:p>9.932</text:p>
          </table:table-cell>
          <table:table-cell table:formula="of:=ROUND([.J86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SDSS J130431.48+310324.9</text:p>
          </table:table-cell>
          <table:table-cell office:value-type="float" office:value="196.13119">
            <text:p>196.13119</text:p>
          </table:table-cell>
          <table:table-cell office:value-type="float" office:value="31.05692">
            <text:p>31.056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9g</text:p>
          </table:table-cell>
          <table:table-cell office:value-type="float" office:value="9.736">
            <text:p>9.736</text:p>
          </table:table-cell>
          <table:table-cell table:formula="of:=ROUND([.J86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SDSS J130446.77+310357.9</text:p>
          </table:table-cell>
          <table:table-cell office:value-type="float" office:value="196.1949">
            <text:p>196.1949</text:p>
          </table:table-cell>
          <table:table-cell office:value-type="float" office:value="31.06611">
            <text:p>31.066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9.926">
            <text:p>9.926</text:p>
          </table:table-cell>
          <table:table-cell table:formula="of:=ROUND([.J866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SDSS J130351.74+311907.4</text:p>
          </table:table-cell>
          <table:table-cell office:value-type="float" office:value="195.9656">
            <text:p>195.9656</text:p>
          </table:table-cell>
          <table:table-cell office:value-type="float" office:value="31.31875">
            <text:p>31.318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0g</text:p>
          </table:table-cell>
          <table:table-cell office:value-type="float" office:value="9.967">
            <text:p>9.967</text:p>
          </table:table-cell>
          <table:table-cell table:formula="of:=ROUND([.J867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SDSS J130352.02+311856.2</text:p>
          </table:table-cell>
          <table:table-cell office:value-type="float" office:value="195.96677">
            <text:p>195.96677</text:p>
          </table:table-cell>
          <table:table-cell office:value-type="float" office:value="31.31563">
            <text:p>31.315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9.807">
            <text:p>9.807</text:p>
          </table:table-cell>
          <table:table-cell table:formula="of:=ROUND([.J868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SDSS J130344.88+311015.1</text:p>
          </table:table-cell>
          <table:table-cell office:value-type="float" office:value="195.937">
            <text:p>195.937</text:p>
          </table:table-cell>
          <table:table-cell office:value-type="float" office:value="31.17088">
            <text:p>31.170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9.872">
            <text:p>9.872</text:p>
          </table:table-cell>
          <table:table-cell table:formula="of:=ROUND([.J869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SDSS J130350.13+310741.9</text:p>
          </table:table-cell>
          <table:table-cell office:value-type="float" office:value="195.95892">
            <text:p>195.95892</text:p>
          </table:table-cell>
          <table:table-cell office:value-type="float" office:value="31.12833">
            <text:p>31.128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9.938">
            <text:p>9.938</text:p>
          </table:table-cell>
          <table:table-cell table:formula="of:=ROUND([.J870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SDSS J130506.45+310723.9</text:p>
          </table:table-cell>
          <table:table-cell office:value-type="float" office:value="196.27689">
            <text:p>196.27689</text:p>
          </table:table-cell>
          <table:table-cell office:value-type="float" office:value="31.12331">
            <text:p>31.123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9.85">
            <text:p>9.85</text:p>
          </table:table-cell>
          <table:table-cell table:formula="of:=ROUND([.J87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SDSS J130510.10+310843.0</text:p>
          </table:table-cell>
          <table:table-cell office:value-type="float" office:value="196.2921">
            <text:p>196.2921</text:p>
          </table:table-cell>
          <table:table-cell office:value-type="float" office:value="31.1453">
            <text:p>31.14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7g</text:p>
          </table:table-cell>
          <table:table-cell office:value-type="float" office:value="9.834">
            <text:p>9.834</text:p>
          </table:table-cell>
          <table:table-cell table:formula="of:=ROUND([.J872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SDSS J130505.58+310707.5</text:p>
          </table:table-cell>
          <table:table-cell office:value-type="float" office:value="196.27329">
            <text:p>196.27329</text:p>
          </table:table-cell>
          <table:table-cell office:value-type="float" office:value="31.11876">
            <text:p>31.118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8g</text:p>
          </table:table-cell>
          <table:table-cell office:value-type="float" office:value="9.864">
            <text:p>9.864</text:p>
          </table:table-cell>
          <table:table-cell table:formula="of:=ROUND([.J873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SDSS J130449.47+312145.3</text:p>
          </table:table-cell>
          <table:table-cell office:value-type="float" office:value="196.20615">
            <text:p>196.20615</text:p>
          </table:table-cell>
          <table:table-cell office:value-type="float" office:value="31.36261">
            <text:p>31.362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6.8g</text:p>
          </table:table-cell>
          <table:table-cell office:value-type="float" office:value="9.663">
            <text:p>9.663</text:p>
          </table:table-cell>
          <table:table-cell table:formula="of:=ROUND([.J874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No.</text:p>
          </table:table-cell>
          <table:table-cell office:value-type="string">
            <text:p>Object Name</text:p>
          </table:table-cell>
          <table:table-cell office:value-type="string">
            <text:p>RA(deg)</text:p>
          </table:table-cell>
          <table:table-cell office:value-type="string">
            <text:p>DEC(deg)</text:p>
          </table:table-cell>
          <table:table-cell office:value-type="string">
            <text:p>Type</text:p>
          </table:table-cell>
          <table:table-cell office:value-type="string">
            <text:p>Velocity</text:p>
          </table:table-cell>
          <table:table-cell office:value-type="string">
            <text:p>Redshift</text:p>
          </table:table-cell>
          <table:table-cell office:value-type="string">
            <text:p>Redshift Flag</text:p>
          </table:table-cell>
          <table:table-cell office:value-type="string">
            <text:p>Magnitude and Filter</text:p>
          </table:table-cell>
          <table:table-cell office:value-type="string">
            <text:p>Distance (arcmin)</text:p>
          </table:table-cell>
          <table:table-cell/>
          <table:table-cell office:value-type="string">
            <text:p>References</text:p>
          </table:table-cell>
          <table:table-cell office:value-type="string">
            <text:p>Notes</text:p>
          </table:table-cell>
          <table:table-cell office:value-type="string">
            <text:p>Photometry Points</text:p>
          </table:table-cell>
          <table:table-cell office:value-type="string">
            <text:p>Positions</text:p>
          </table:table-cell>
          <table:table-cell office:value-type="string">
            <text:p>Redshift Points</text:p>
          </table:table-cell>
          <table:table-cell office:value-type="string">
            <text:p>Diameter Points</text:p>
          </table:table-cell>
          <table:table-cell office:value-type="string">
            <text:p>Associations</text:p>
          </table:table-cell>
          <table:table-cell table:number-columns-repeated="1006"/>
        </table:table-row>
        <table:table-row table:style-name="ro1" table:number-rows-repeated="10477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0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6:28:52</meta:creation-date>
    <dc:date>2014-04-10T16:34:44</dc:date>
    <meta:editing-duration>PT3M44S</meta:editing-duration>
    <meta:editing-cycles>2</meta:editing-cycles>
    <meta:generator>LibreOffice/3.5$Linux_X86_64 LibreOffice_project/350m1$Build-2</meta:generator>
    <meta:document-statistic meta:table-count="3" meta:cell-count="13130" meta:object-count="0"/>
  </office:meta>
</office:document-meta>
</file>